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B03SSlabCascadiaNSHMP_ME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number-columns-repeated="5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rup_mag</text:p>
          </table:table-cell>
          <table:table-cell office:value-type="string" calcext:value-type="string">
            <text:p>rup_hypo_depth</text:p>
          </table:table-cell>
          <table:table-cell office:value-type="string" calcext:value-type="string">
            <text:p>dist_rrup</text:p>
          </table:table-cell>
          <table:table-cell office:value-type="string" calcext:value-type="string">
            <text:p>site_vs30</text:p>
          </table:table-cell>
          <table:table-cell office:value-type="string" calcext:value-type="string">
            <text:p>result_type</text:p>
          </table:table-cell>
          <table:table-cell office:value-type="string" calcext:value-type="string">
            <text:p>damping</text:p>
          </table:table-cell>
          <table:table-cell office:value-type="string" calcext:value-type="string">
            <text:p>pga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]*10^[.G$146]" office:value-type="float" office:value="0.0122643860134189" calcext:value-type="float">
            <text:p>0.012264386</text:p>
          </table:table-cell>
          <table:table-cell table:formula="of:=[.M2]*10^[.H$146]" office:value-type="float" office:value="0.0265669230249781" calcext:value-type="float">
            <text:p>0.026566923</text:p>
          </table:table-cell>
          <table:table-cell table:formula="of:=[.N2]*10^[.I$146]" office:value-type="float" office:value="0.0250886278746502" calcext:value-type="float">
            <text:p>0.0250886279</text:p>
          </table:table-cell>
          <table:table-cell table:formula="of:=[.O2]*10^[.J$146]" office:value-type="float" office:value="0.0026196" calcext:value-type="float">
            <text:p>0.0026196</text:p>
          </table:table-cell>
          <table:table-cell table:formula="of:=[.P2]*10^[.K$146]" office:value-type="float" office:value="0.000490245256106014" calcext:value-type="float">
            <text:p>0.0004902453</text:p>
          </table:table-cell>
          <table:table-cell office:value-type="float" office:value="0.0054783" calcext:value-type="float">
            <text:p>0.0054783</text:p>
          </table:table-cell>
          <table:table-cell office:value-type="float" office:value="0.0094263" calcext:value-type="float">
            <text:p>0.0094263</text:p>
          </table:table-cell>
          <table:table-cell office:value-type="float" office:value="0.0125741" calcext:value-type="float">
            <text:p>0.0125741</text:p>
          </table:table-cell>
          <table:table-cell office:value-type="float" office:value="0.0026196" calcext:value-type="float">
            <text:p>0.0026196</text:p>
          </table:table-cell>
          <table:table-cell office:value-type="float" office:value="0.0007593" calcext:value-type="float">
            <text:p>0.0007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]*10^[.G$146]" office:value-type="float" office:value="0.011357256208071" calcext:value-type="float">
            <text:p>0.0113572562</text:p>
          </table:table-cell>
          <table:table-cell table:formula="of:=[.M3]*10^[.H$146]" office:value-type="float" office:value="0.0245830632796611" calcext:value-type="float">
            <text:p>0.0245830633</text:p>
          </table:table-cell>
          <table:table-cell table:formula="of:=[.N3]*10^[.I$146]" office:value-type="float" office:value="0.0232432097595355" calcext:value-type="float">
            <text:p>0.0232432098</text:p>
          </table:table-cell>
          <table:table-cell table:formula="of:=[.O3]*10^[.J$146]" office:value-type="float" office:value="0.002429" calcext:value-type="float">
            <text:p>0.002429</text:p>
          </table:table-cell>
          <table:table-cell table:formula="of:=[.P3]*10^[.K$146]" office:value-type="float" office:value="0.00045570275485266" calcext:value-type="float">
            <text:p>0.0004557028</text:p>
          </table:table-cell>
          <table:table-cell office:value-type="float" office:value="0.0050731" calcext:value-type="float">
            <text:p>0.0050731</text:p>
          </table:table-cell>
          <table:table-cell office:value-type="float" office:value="0.0087224" calcext:value-type="float">
            <text:p>0.0087224</text:p>
          </table:table-cell>
          <table:table-cell office:value-type="float" office:value="0.0116492" calcext:value-type="float">
            <text:p>0.0116492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07058" calcext:value-type="float">
            <text:p>0.0007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]*10^[.G$146]" office:value-type="float" office:value="0.0098835060825515" calcext:value-type="float">
            <text:p>0.0098835061</text:p>
          </table:table-cell>
          <table:table-cell table:formula="of:=[.M4]*10^[.H$146]" office:value-type="float" office:value="0.0213622152658121" calcext:value-type="float">
            <text:p>0.0213622153</text:p>
          </table:table-cell>
          <table:table-cell table:formula="of:=[.N4]*10^[.I$146]" office:value-type="float" office:value="0.0202443305001372" calcext:value-type="float">
            <text:p>0.0202443305</text:p>
          </table:table-cell>
          <table:table-cell table:formula="of:=[.O4]*10^[.J$146]" office:value-type="float" office:value="0.002119" calcext:value-type="float">
            <text:p>0.002119</text:p>
          </table:table-cell>
          <table:table-cell table:formula="of:=[.P4]*10^[.K$146]" office:value-type="float" office:value="0.000399401706080838" calcext:value-type="float">
            <text:p>0.0003994017</text:p>
          </table:table-cell>
          <table:table-cell office:value-type="float" office:value="0.0044148" calcext:value-type="float">
            <text:p>0.0044148</text:p>
          </table:table-cell>
          <table:table-cell office:value-type="float" office:value="0.0075796" calcext:value-type="float">
            <text:p>0.0075796</text:p>
          </table:table-cell>
          <table:table-cell office:value-type="float" office:value="0.0101462" calcext:value-type="float">
            <text:p>0.0101462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0006186" calcext:value-type="float">
            <text:p>0.0006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]*10^[.G$146]" office:value-type="float" office:value="0.00825461258212918" calcext:value-type="float">
            <text:p>0.0082546126</text:p>
          </table:table-cell>
          <table:table-cell table:formula="of:=[.M5]*10^[.H$146]" office:value-type="float" office:value="0.0178059796831426" calcext:value-type="float">
            <text:p>0.0178059797</text:p>
          </table:table-cell>
          <table:table-cell table:formula="of:=[.N5]*10^[.I$146]" office:value-type="float" office:value="0.0169280050064275" calcext:value-type="float">
            <text:p>0.016928005</text:p>
          </table:table-cell>
          <table:table-cell table:formula="of:=[.O5]*10^[.J$146]" office:value-type="float" office:value="0.0017759" calcext:value-type="float">
            <text:p>0.0017759</text:p>
          </table:table-cell>
          <table:table-cell table:formula="of:=[.P5]*10^[.K$146]" office:value-type="float" office:value="0.000336902376710283" calcext:value-type="float">
            <text:p>0.0003369024</text:p>
          </table:table-cell>
          <table:table-cell office:value-type="float" office:value="0.0036872" calcext:value-type="float">
            <text:p>0.0036872</text:p>
          </table:table-cell>
          <table:table-cell office:value-type="float" office:value="0.0063178" calcext:value-type="float">
            <text:p>0.0063178</text:p>
          </table:table-cell>
          <table:table-cell office:value-type="float" office:value="0.0084841" calcext:value-type="float">
            <text:p>0.0084841</text:p>
          </table:table-cell>
          <table:table-cell office:value-type="float" office:value="0.0017759" calcext:value-type="float">
            <text:p>0.0017759</text:p>
          </table:table-cell>
          <table:table-cell office:value-type="float" office:value="0.0005218" calcext:value-type="float">
            <text:p>0.0005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]*10^[.G$146]" office:value-type="float" office:value="0.00674414742993712" calcext:value-type="float">
            <text:p>0.0067441474</text:p>
          </table:table-cell>
          <table:table-cell table:formula="of:=[.M6]*10^[.H$146]" office:value-type="float" office:value="0.0145121355513738" calcext:value-type="float">
            <text:p>0.0145121356</text:p>
          </table:table-cell>
          <table:table-cell table:formula="of:=[.N6]*10^[.I$146]" office:value-type="float" office:value="0.013850312885588" calcext:value-type="float">
            <text:p>0.0138503129</text:p>
          </table:table-cell>
          <table:table-cell table:formula="of:=[.O6]*10^[.J$146]" office:value-type="float" office:value="0.001457" calcext:value-type="float">
            <text:p>0.001457</text:p>
          </table:table-cell>
          <table:table-cell table:formula="of:=[.P6]*10^[.K$146]" office:value-type="float" office:value="0.000278599799828454" calcext:value-type="float">
            <text:p>0.0002785998</text:p>
          </table:table-cell>
          <table:table-cell office:value-type="float" office:value="0.0030125" calcext:value-type="float">
            <text:p>0.0030125</text:p>
          </table:table-cell>
          <table:table-cell office:value-type="float" office:value="0.0051491" calcext:value-type="float">
            <text:p>0.0051491</text:p>
          </table:table-cell>
          <table:table-cell office:value-type="float" office:value="0.0069416" calcext:value-type="float">
            <text:p>0.0069416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4315" calcext:value-type="float">
            <text:p>0.0004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]*10^[.G$146]" office:value-type="float" office:value="0.00546359893867603" calcext:value-type="float">
            <text:p>0.0054635989</text:p>
          </table:table-cell>
          <table:table-cell table:formula="of:=[.M7]*10^[.H$146]" office:value-type="float" office:value="0.0117244729940601" calcext:value-type="float">
            <text:p>0.011724473</text:p>
          </table:table-cell>
          <table:table-cell table:formula="of:=[.N7]*10^[.I$146]" office:value-type="float" office:value="0.0112389135677567" calcext:value-type="float">
            <text:p>0.0112389136</text:p>
          </table:table-cell>
          <table:table-cell table:formula="of:=[.O7]*10^[.J$146]" office:value-type="float" office:value="0.0011859" calcext:value-type="float">
            <text:p>0.0011859</text:p>
          </table:table-cell>
          <table:table-cell table:formula="of:=[.P7]*10^[.K$146]" office:value-type="float" office:value="0.000228819858769882" calcext:value-type="float">
            <text:p>0.0002288199</text:p>
          </table:table-cell>
          <table:table-cell office:value-type="float" office:value="0.0024405" calcext:value-type="float">
            <text:p>0.0024405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56328" calcext:value-type="float">
            <text:p>0.0056328</text:p>
          </table:table-cell>
          <table:table-cell office:value-type="float" office:value="0.0011859" calcext:value-type="float">
            <text:p>0.0011859</text:p>
          </table:table-cell>
          <table:table-cell office:value-type="float" office:value="0.0003544" calcext:value-type="float">
            <text:p>0.0003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]*10^[.G$146]" office:value-type="float" office:value="0.00442572781883575" calcext:value-type="float">
            <text:p>0.0044257278</text:p>
          </table:table-cell>
          <table:table-cell table:formula="of:=[.M8]*10^[.H$146]" office:value-type="float" office:value="0.00946892113416919" calcext:value-type="float">
            <text:p>0.0094689211</text:p>
          </table:table-cell>
          <table:table-cell table:formula="of:=[.N8]*10^[.I$146]" office:value-type="float" office:value="0.00911994498925975" calcext:value-type="float">
            <text:p>0.009119945</text:p>
          </table:table-cell>
          <table:table-cell table:formula="of:=[.O8]*10^[.J$146]" office:value-type="float" office:value="0.0009656" calcext:value-type="float">
            <text:p>0.0009656</text:p>
          </table:table-cell>
          <table:table-cell table:formula="of:=[.P8]*10^[.K$146]" office:value-type="float" office:value="0.000188079076917795" calcext:value-type="float">
            <text:p>0.0001880791</text:p>
          </table:table-cell>
          <table:table-cell office:value-type="float" office:value="0.0019769" calcext:value-type="float">
            <text:p>0.0019769</text:p>
          </table:table-cell>
          <table:table-cell office:value-type="float" office:value="0.0033597" calcext:value-type="float">
            <text:p>0.0033597</text:p>
          </table:table-cell>
          <table:table-cell office:value-type="float" office:value="0.0045708" calcext:value-type="float">
            <text:p>0.0045708</text:p>
          </table:table-cell>
          <table:table-cell office:value-type="float" office:value="0.0009656" calcext:value-type="float">
            <text:p>0.0009656</text:p>
          </table:table-cell>
          <table:table-cell office:value-type="float" office:value="0.0002913" calcext:value-type="float">
            <text:p>0.00029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]*10^[.G$146]" office:value-type="float" office:value="0.00360120682350103" calcext:value-type="float">
            <text:p>0.0036012068</text:p>
          </table:table-cell>
          <table:table-cell table:formula="of:=[.M9]*10^[.H$146]" office:value-type="float" office:value="0.00768009348769564" calcext:value-type="float">
            <text:p>0.0076800935</text:p>
          </table:table-cell>
          <table:table-cell table:formula="of:=[.N9]*10^[.I$146]" office:value-type="float" office:value="0.00743454691180554" calcext:value-type="float">
            <text:p>0.0074345469</text:p>
          </table:table-cell>
          <table:table-cell table:formula="of:=[.O9]*10^[.J$146]" office:value-type="float" office:value="0.0007899" calcext:value-type="float">
            <text:p>0.0007899</text:p>
          </table:table-cell>
          <table:table-cell table:formula="of:=[.P9]*10^[.K$146]" office:value-type="float" office:value="0.000155473538351545" calcext:value-type="float">
            <text:p>0.0001554735</text:p>
          </table:table-cell>
          <table:table-cell office:value-type="float" office:value="0.0016086" calcext:value-type="float">
            <text:p>0.0016086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0037261" calcext:value-type="float">
            <text:p>0.0037261</text:p>
          </table:table-cell>
          <table:table-cell office:value-type="float" office:value="0.0007899" calcext:value-type="float">
            <text:p>0.0007899</text:p>
          </table:table-cell>
          <table:table-cell office:value-type="float" office:value="0.0002408" calcext:value-type="float">
            <text:p>0.0002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]*10^[.G$146]" office:value-type="float" office:value="0.00294973897217764" calcext:value-type="float">
            <text:p>0.002949739</text:p>
          </table:table-cell>
          <table:table-cell table:formula="of:=[.M10]*10^[.H$146]" office:value-type="float" office:value="0.00627005650718403" calcext:value-type="float">
            <text:p>0.0062700565</text:p>
          </table:table-cell>
          <table:table-cell table:formula="of:=[.N10]*10^[.I$146]" office:value-type="float" office:value="0.00610191121163783" calcext:value-type="float">
            <text:p>0.0061019112</text:p>
          </table:table-cell>
          <table:table-cell table:formula="of:=[.O10]*10^[.J$146]" office:value-type="float" office:value="0.0006507" calcext:value-type="float">
            <text:p>0.0006507</text:p>
          </table:table-cell>
          <table:table-cell table:formula="of:=[.P10]*10^[.K$146]" office:value-type="float" office:value="0.000129453672921448" calcext:value-type="float">
            <text:p>0.0001294537</text:p>
          </table:table-cell>
          <table:table-cell office:value-type="float" office:value="0.0013176" calcext:value-type="float">
            <text:p>0.0013176</text:p>
          </table:table-cell>
          <table:table-cell office:value-type="float" office:value="0.0022247" calcext:value-type="float">
            <text:p>0.0022247</text:p>
          </table:table-cell>
          <table:table-cell office:value-type="float" office:value="0.0030582" calcext:value-type="float">
            <text:p>0.0030582</text:p>
          </table:table-cell>
          <table:table-cell office:value-type="float" office:value="0.0006507" calcext:value-type="float">
            <text:p>0.0006507</text:p>
          </table:table-cell>
          <table:table-cell office:value-type="float" office:value="0.0002005" calcext:value-type="float">
            <text:p>0.0002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]*10^[.G$146]" office:value-type="float" office:value="0.00243483311030693" calcext:value-type="float">
            <text:p>0.0024348331</text:p>
          </table:table-cell>
          <table:table-cell table:formula="of:=[.M11]*10^[.H$146]" office:value-type="float" office:value="0.00515764076421395" calcext:value-type="float">
            <text:p>0.0051576408</text:p>
          </table:table-cell>
          <table:table-cell table:formula="of:=[.N11]*10^[.I$146]" office:value-type="float" office:value="0.00504661697325079" calcext:value-type="float">
            <text:p>0.005046617</text:p>
          </table:table-cell>
          <table:table-cell table:formula="of:=[.O11]*10^[.J$146]" office:value-type="float" office:value="0.0005403" calcext:value-type="float">
            <text:p>0.0005403</text:p>
          </table:table-cell>
          <table:table-cell table:formula="of:=[.P11]*10^[.K$146]" office:value-type="float" office:value="0.000108663606746533" calcext:value-type="float">
            <text:p>0.0001086636</text:p>
          </table:table-cell>
          <table:table-cell office:value-type="float" office:value="0.0010876" calcext:value-type="float">
            <text:p>0.001087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5293" calcext:value-type="float">
            <text:p>0.0025293</text:p>
          </table:table-cell>
          <table:table-cell office:value-type="float" office:value="0.0005403" calcext:value-type="float">
            <text:p>0.0005403</text:p>
          </table:table-cell>
          <table:table-cell office:value-type="float" office:value="0.0001683" calcext:value-type="float">
            <text:p>0.0001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]*10^[.G$146]" office:value-type="float" office:value="0.00202537101406278" calcext:value-type="float">
            <text:p>0.002025371</text:p>
          </table:table-cell>
          <table:table-cell table:formula="of:=[.M12]*10^[.H$146]" office:value-type="float" office:value="0.00427548690672818" calcext:value-type="float">
            <text:p>0.0042754869</text:p>
          </table:table-cell>
          <table:table-cell table:formula="of:=[.N12]*10^[.I$146]" office:value-type="float" office:value="0.00420661153864889" calcext:value-type="float">
            <text:p>0.0042066115</text:p>
          </table:table-cell>
          <table:table-cell table:formula="of:=[.O12]*10^[.J$146]" office:value-type="float" office:value="0.0004521" calcext:value-type="float">
            <text:p>0.0004521</text:p>
          </table:table-cell>
          <table:table-cell table:formula="of:=[.P12]*10^[.K$146]" office:value-type="float" office:value="0.0000920057276374384" calcext:value-type="float">
            <text:p>9.20057276374384E-005</text:p>
          </table:table-cell>
          <table:table-cell office:value-type="float" office:value="0.0009047" calcext:value-type="float">
            <text:p>0.0009047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21083" calcext:value-type="float">
            <text:p>0.0021083</text:p>
          </table:table-cell>
          <table:table-cell office:value-type="float" office:value="0.0004521" calcext:value-type="float">
            <text:p>0.0004521</text:p>
          </table:table-cell>
          <table:table-cell office:value-type="float" office:value="0.0001425" calcext:value-type="float">
            <text:p>0.0001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]*10^[.G$146]" office:value-type="float" office:value="0.00169739836726252" calcext:value-type="float">
            <text:p>0.0016973984</text:p>
          </table:table-cell>
          <table:table-cell table:formula="of:=[.M13]*10^[.H$146]" office:value-type="float" office:value="0.00357060933561894" calcext:value-type="float">
            <text:p>0.0035706093</text:p>
          </table:table-cell>
          <table:table-cell table:formula="of:=[.N13]*10^[.I$146]" office:value-type="float" office:value="0.00353301098111539" calcext:value-type="float">
            <text:p>0.003533011</text:p>
          </table:table-cell>
          <table:table-cell table:formula="of:=[.O13]*10^[.J$146]" office:value-type="float" office:value="0.0003812" calcext:value-type="float">
            <text:p>0.0003812</text:p>
          </table:table-cell>
          <table:table-cell table:formula="of:=[.P13]*10^[.K$146]" office:value-type="float" office:value="0.0000784469888277106" calcext:value-type="float">
            <text:p>0.000078447</text:p>
          </table:table-cell>
          <table:table-cell office:value-type="float" office:value="0.0007582" calcext:value-type="float">
            <text:p>0.0007582</text:p>
          </table:table-cell>
          <table:table-cell office:value-type="float" office:value="0.0012669" calcext:value-type="float">
            <text:p>0.0012669</text:p>
          </table:table-cell>
          <table:table-cell office:value-type="float" office:value="0.0017707" calcext:value-type="float">
            <text:p>0.0017707</text:p>
          </table:table-cell>
          <table:table-cell office:value-type="float" office:value="0.0003812" calcext:value-type="float">
            <text:p>0.0003812</text:p>
          </table:table-cell>
          <table:table-cell office:value-type="float" office:value="0.0001215" calcext:value-type="float">
            <text:p>0.0001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4]*10^[.G$146]" office:value-type="float" office:value="0.00143278152868374" calcext:value-type="float">
            <text:p>0.0014327815</text:p>
          </table:table-cell>
          <table:table-cell table:formula="of:=[.M14]*10^[.H$146]" office:value-type="float" office:value="0.00300298701326228" calcext:value-type="float">
            <text:p>0.003002987</text:p>
          </table:table-cell>
          <table:table-cell table:formula="of:=[.N14]*10^[.I$146]" office:value-type="float" office:value="0.00298870342159188" calcext:value-type="float">
            <text:p>0.0029887034</text:p>
          </table:table-cell>
          <table:table-cell table:formula="of:=[.O14]*10^[.J$146]" office:value-type="float" office:value="0.0003238" calcext:value-type="float">
            <text:p>0.0003238</text:p>
          </table:table-cell>
          <table:table-cell table:formula="of:=[.P14]*10^[.K$146]" office:value-type="float" office:value="0.000067406301511218" calcext:value-type="float">
            <text:p>6.7406301511218E-00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0655" calcext:value-type="float">
            <text:p>0.0010655</text:p>
          </table:table-cell>
          <table:table-cell office:value-type="float" office:value="0.0014979" calcext:value-type="float">
            <text:p>0.0014979</text:p>
          </table:table-cell>
          <table:table-cell office:value-type="float" office:value="0.0003238" calcext:value-type="float">
            <text:p>0.0003238</text:p>
          </table:table-cell>
          <table:table-cell office:value-type="float" office:value="0.0001044" calcext:value-type="float">
            <text:p>0.0001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5]*10^[.G$146]" office:value-type="float" office:value="0.00121764042726732" calcext:value-type="float">
            <text:p>0.0012176404</text:p>
          </table:table-cell>
          <table:table-cell table:formula="of:=[.M15]*10^[.H$146]" office:value-type="float" office:value="0.00254246324229366" calcext:value-type="float">
            <text:p>0.0025424632</text:p>
          </table:table-cell>
          <table:table-cell table:formula="of:=[.N15]*10^[.I$146]" office:value-type="float" office:value="0.00254495708274281" calcext:value-type="float">
            <text:p>0.0025449571</text:p>
          </table:table-cell>
          <table:table-cell table:formula="of:=[.O15]*10^[.J$146]" office:value-type="float" office:value="0.0002769" calcext:value-type="float">
            <text:p>0.0002769</text:p>
          </table:table-cell>
          <table:table-cell table:formula="of:=[.P15]*10^[.K$146]" office:value-type="float" office:value="0.0000583671423047329" calcext:value-type="float">
            <text:p>5.83671423047329E-005</text:p>
          </table:table-cell>
          <table:table-cell office:value-type="float" office:value="0.0005439" calcext:value-type="float">
            <text:p>0.0005439</text:p>
          </table:table-cell>
          <table:table-cell office:value-type="float" office:value="0.0009021" calcext:value-type="float">
            <text:p>0.0009021</text:p>
          </table:table-cell>
          <table:table-cell office:value-type="float" office:value="0.0012755" calcext:value-type="float">
            <text:p>0.0012755</text:p>
          </table:table-cell>
          <table:table-cell office:value-type="float" office:value="0.0002769" calcext:value-type="float">
            <text:p>0.0002769</text:p>
          </table:table-cell>
          <table:table-cell office:value-type="float" office:value="0.0000904" calcext:value-type="float">
            <text:p>0.00009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6]*10^[.G$146]" office:value-type="float" office:value="0.00104100532943428" calcext:value-type="float">
            <text:p>0.0010410053</text:p>
          </table:table-cell>
          <table:table-cell table:formula="of:=[.M16]*10^[.H$146]" office:value-type="float" office:value="0.00216592728267673" calcext:value-type="float">
            <text:p>0.0021659273</text:p>
          </table:table-cell>
          <table:table-cell table:formula="of:=[.N16]*10^[.I$146]" office:value-type="float" office:value="0.00218062218402949" calcext:value-type="float">
            <text:p>0.0021806222</text:p>
          </table:table-cell>
          <table:table-cell table:formula="of:=[.O16]*10^[.J$146]" office:value-type="float" office:value="0.0002382" calcext:value-type="float">
            <text:p>0.0002382</text:p>
          </table:table-cell>
          <table:table-cell table:formula="of:=[.P16]*10^[.K$146]" office:value-type="float" office:value="0.0000508129878250274" calcext:value-type="float">
            <text:p>0.000050813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7685" calcext:value-type="float">
            <text:p>0.0007685</text:p>
          </table:table-cell>
          <table:table-cell office:value-type="float" office:value="0.0010929" calcext:value-type="float">
            <text:p>0.0010929</text:p>
          </table:table-cell>
          <table:table-cell office:value-type="float" office:value="0.0002382" calcext:value-type="float">
            <text:p>0.0002382</text:p>
          </table:table-cell>
          <table:table-cell office:value-type="float" office:value="0.0000787" calcext:value-type="float">
            <text:p>0.0000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7]*10^[.G$146]" office:value-type="float" office:value="0.000895040711199622" calcext:value-type="float">
            <text:p>0.0008950407</text:p>
          </table:table-cell>
          <table:table-cell table:formula="of:=[.M17]*10^[.H$146]" office:value-type="float" office:value="0.00185534148365139" calcext:value-type="float">
            <text:p>0.0018553415</text:p>
          </table:table-cell>
          <table:table-cell table:formula="of:=[.N17]*10^[.I$146]" office:value-type="float" office:value="0.00187893852200619" calcext:value-type="float">
            <text:p>0.0018789385</text:p>
          </table:table-cell>
          <table:table-cell table:formula="of:=[.O17]*10^[.J$146]" office:value-type="float" office:value="0.0002061" calcext:value-type="float">
            <text:p>0.0002061</text:p>
          </table:table-cell>
          <table:table-cell table:formula="of:=[.P17]*10^[.K$146]" office:value-type="float" office:value="0.0000444855763804878" calcext:value-type="float">
            <text:p>4.44855763804878E-005</text:p>
          </table:table-cell>
          <table:table-cell office:value-type="float" office:value="0.0003998" calcext:value-type="float">
            <text:p>0.0003998</text:p>
          </table:table-cell>
          <table:table-cell office:value-type="float" office:value="0.0006583" calcext:value-type="float">
            <text:p>0.0006583</text:p>
          </table:table-cell>
          <table:table-cell office:value-type="float" office:value="0.0009417" calcext:value-type="float">
            <text:p>0.0009417</text:p>
          </table:table-cell>
          <table:table-cell office:value-type="float" office:value="0.0002061" calcext:value-type="float">
            <text:p>0.0002061</text:p>
          </table:table-cell>
          <table:table-cell office:value-type="float" office:value="0.0000689" calcext:value-type="float">
            <text:p>0.0000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8]*10^[.G$146]" office:value-type="float" office:value="0.000773478153375361" calcext:value-type="float">
            <text:p>0.0007734782</text:p>
          </table:table-cell>
          <table:table-cell table:formula="of:=[.M18]*10^[.H$146]" office:value-type="float" office:value="0.00159745944544069" calcext:value-type="float">
            <text:p>0.0015974594</text:p>
          </table:table-cell>
          <table:table-cell table:formula="of:=[.N18]*10^[.I$146]" office:value-type="float" office:value="0.00162753547032011" calcext:value-type="float">
            <text:p>0.0016275355</text:p>
          </table:table-cell>
          <table:table-cell table:formula="of:=[.O18]*10^[.J$146]" office:value-type="float" office:value="0.0001793" calcext:value-type="float">
            <text:p>0.0001793</text:p>
          </table:table-cell>
          <table:table-cell table:formula="of:=[.P18]*10^[.K$146]" office:value-type="float" office:value="0.0000391266462795001" calcext:value-type="float">
            <text:p>3.91266462795001E-005</text:p>
          </table:table-cell>
          <table:table-cell office:value-type="float" office:value="0.0003455" calcext:value-type="float">
            <text:p>0.0003455</text:p>
          </table:table-cell>
          <table:table-cell office:value-type="float" office:value="0.0005668" calcext:value-type="float">
            <text:p>0.0005668</text:p>
          </table:table-cell>
          <table:table-cell office:value-type="float" office:value="0.0008157" calcext:value-type="float">
            <text:p>0.0008157</text:p>
          </table:table-cell>
          <table:table-cell office:value-type="float" office:value="0.0001793" calcext:value-type="float">
            <text:p>0.0001793</text:p>
          </table:table-cell>
          <table:table-cell office:value-type="float" office:value="0.0000606" calcext:value-type="float">
            <text:p>0.0000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9]*10^[.G$146]" office:value-type="float" office:value="0.000671840213684359" calcext:value-type="float">
            <text:p>0.0006718402</text:p>
          </table:table-cell>
          <table:table-cell table:formula="of:=[.M19]*10^[.H$146]" office:value-type="float" office:value="0.00138213498949209" calcext:value-type="float">
            <text:p>0.001382135</text:p>
          </table:table-cell>
          <table:table-cell table:formula="of:=[.N19]*10^[.I$146]" office:value-type="float" office:value="0.00141643671739641" calcext:value-type="float">
            <text:p>0.0014164367</text:p>
          </table:table-cell>
          <table:table-cell table:formula="of:=[.O19]*10^[.J$146]" office:value-type="float" office:value="0.0001567" calcext:value-type="float">
            <text:p>0.0001567</text:p>
          </table:table-cell>
          <table:table-cell table:formula="of:=[.P19]*10^[.K$146]" office:value-type="float" office:value="0.000034671632099161" calcext:value-type="float">
            <text:p>3.4671632099161E-005</text:p>
          </table:table-cell>
          <table:table-cell office:value-type="float" office:value="0.0003001" calcext:value-type="float">
            <text:p>0.0003001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7099" calcext:value-type="float">
            <text:p>0.0007099</text:p>
          </table:table-cell>
          <table:table-cell office:value-type="float" office:value="0.0001567" calcext:value-type="float">
            <text:p>0.0001567</text:p>
          </table:table-cell>
          <table:table-cell office:value-type="float" office:value="0.0000537" calcext:value-type="float">
            <text:p>0.0000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0]*10^[.G$146]" office:value-type="float" office:value="0.000585873321963334" calcext:value-type="float">
            <text:p>0.0005858733</text:p>
          </table:table-cell>
          <table:table-cell table:formula="of:=[.M20]*10^[.H$146]" office:value-type="float" office:value="0.00120091296701178" calcext:value-type="float">
            <text:p>0.001200913</text:p>
          </table:table-cell>
          <table:table-cell table:formula="of:=[.N20]*10^[.I$146]" office:value-type="float" office:value="0.00123825979266969" calcext:value-type="float">
            <text:p>0.0012382598</text:p>
          </table:table-cell>
          <table:table-cell table:formula="of:=[.O20]*10^[.J$146]" office:value-type="float" office:value="0.0001375" calcext:value-type="float">
            <text:p>0.0001375</text:p>
          </table:table-cell>
          <table:table-cell table:formula="of:=[.P20]*10^[.K$146]" office:value-type="float" office:value="0.0000307977067249531" calcext:value-type="float">
            <text:p>3.07977067249531E-005</text:p>
          </table:table-cell>
          <table:table-cell office:value-type="float" office:value="0.0002617" calcext:value-type="float">
            <text:p>0.0002617</text:p>
          </table:table-cell>
          <table:table-cell office:value-type="float" office:value="0.0004261" calcext:value-type="float">
            <text:p>0.0004261</text:p>
          </table:table-cell>
          <table:table-cell office:value-type="float" office:value="0.0006206" calcext:value-type="float">
            <text:p>0.0006206</text:p>
          </table:table-cell>
          <table:table-cell office:value-type="float" office:value="0.0001375" calcext:value-type="float">
            <text:p>0.0001375</text:p>
          </table:table-cell>
          <table:table-cell office:value-type="float" office:value="0.0000477" calcext:value-type="float">
            <text:p>0.0000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1]*10^[.G$146]" office:value-type="float" office:value="0.000513114884959863" calcext:value-type="float">
            <text:p>0.0005131149</text:p>
          </table:table-cell>
          <table:table-cell table:formula="of:=[.M21]*10^[.H$146]" office:value-type="float" office:value="0.001047592935551" calcext:value-type="float">
            <text:p>0.0010475929</text:p>
          </table:table-cell>
          <table:table-cell table:formula="of:=[.N21]*10^[.I$146]" office:value-type="float" office:value="0.00108681938296355" calcext:value-type="float">
            <text:p>0.0010868194</text:p>
          </table:table-cell>
          <table:table-cell table:formula="of:=[.O21]*10^[.J$146]" office:value-type="float" office:value="0.0001212" calcext:value-type="float">
            <text:p>0.0001212</text:p>
          </table:table-cell>
          <table:table-cell table:formula="of:=[.P21]*10^[.K$146]" office:value-type="float" office:value="0.0000274403047339729" calcext:value-type="float">
            <text:p>2.74403047339729E-00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3717" calcext:value-type="float">
            <text:p>0.0003717</text:p>
          </table:table-cell>
          <table:table-cell office:value-type="float" office:value="0.0005447" calcext:value-type="float">
            <text:p>0.0005447</text:p>
          </table:table-cell>
          <table:table-cell office:value-type="float" office:value="0.0001212" calcext:value-type="float">
            <text:p>0.0001212</text:p>
          </table:table-cell>
          <table:table-cell office:value-type="float" office:value="0.0000425" calcext:value-type="float">
            <text:p>0.00004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2]*10^[.G$146]" office:value-type="float" office:value="0.0292741892242612" calcext:value-type="float">
            <text:p>0.0292741892</text:p>
          </table:table-cell>
          <table:table-cell table:formula="of:=[.M22]*10^[.H$146]" office:value-type="float" office:value="0.0616712916253425" calcext:value-type="float">
            <text:p>0.0616712916</text:p>
          </table:table-cell>
          <table:table-cell table:formula="of:=[.N22]*10^[.I$146]" office:value-type="float" office:value="0.0599526444090274" calcext:value-type="float">
            <text:p>0.0599526444</text:p>
          </table:table-cell>
          <table:table-cell table:formula="of:=[.O22]*10^[.J$146]" office:value-type="float" office:value="0.0077645" calcext:value-type="float">
            <text:p>0.0077645</text:p>
          </table:table-cell>
          <table:table-cell table:formula="of:=[.P22]*10^[.K$146]" office:value-type="float" office:value="0.00166385094822231" calcext:value-type="float">
            <text:p>0.0016638509</text:p>
          </table:table-cell>
          <table:table-cell office:value-type="float" office:value="0.0130763" calcext:value-type="float">
            <text:p>0.0130763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0300475" calcext:value-type="float">
            <text:p>0.0300475</text:p>
          </table:table-cell>
          <table:table-cell office:value-type="float" office:value="0.0077645" calcext:value-type="float">
            <text:p>0.0077645</text:p>
          </table:table-cell>
          <table:table-cell office:value-type="float" office:value="0.002577" calcext:value-type="float">
            <text:p>0.00257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3]*10^[.G$146]" office:value-type="float" office:value="0.027140016362864" calcext:value-type="float">
            <text:p>0.0271400164</text:p>
          </table:table-cell>
          <table:table-cell table:formula="of:=[.M23]*10^[.H$146]" office:value-type="float" office:value="0.0571317222379549" calcext:value-type="float">
            <text:p>0.0571317222</text:p>
          </table:table-cell>
          <table:table-cell table:formula="of:=[.N23]*10^[.I$146]" office:value-type="float" office:value="0.0556067635607937" calcext:value-type="float">
            <text:p>0.0556067636</text:p>
          </table:table-cell>
          <table:table-cell table:formula="of:=[.O23]*10^[.J$146]" office:value-type="float" office:value="0.0072078" calcext:value-type="float">
            <text:p>0.0072078</text:p>
          </table:table-cell>
          <table:table-cell table:formula="of:=[.P23]*10^[.K$146]" office:value-type="float" office:value="0.00154834340664801" calcext:value-type="float">
            <text:p>0.0015483434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0.0202711" calcext:value-type="float">
            <text:p>0.0202711</text:p>
          </table:table-cell>
          <table:table-cell office:value-type="float" office:value="0.0278694" calcext:value-type="float">
            <text:p>0.0278694</text:p>
          </table:table-cell>
          <table:table-cell office:value-type="float" office:value="0.0072078" calcext:value-type="float">
            <text:p>0.0072078</text:p>
          </table:table-cell>
          <table:table-cell office:value-type="float" office:value="0.0023981" calcext:value-type="float">
            <text:p>0.002398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4]*10^[.G$146]" office:value-type="float" office:value="0.0236650734115782" calcext:value-type="float">
            <text:p>0.0236650734</text:p>
          </table:table-cell>
          <table:table-cell table:formula="of:=[.M24]*10^[.H$146]" office:value-type="float" office:value="0.0497450224134039" calcext:value-type="float">
            <text:p>0.0497450224</text:p>
          </table:table-cell>
          <table:table-cell table:formula="of:=[.N24]*10^[.I$146]" office:value-type="float" office:value="0.0485283709722101" calcext:value-type="float">
            <text:p>0.048528371</text:p>
          </table:table-cell>
          <table:table-cell table:formula="of:=[.O24]*10^[.J$146]" office:value-type="float" office:value="0.0063005" calcext:value-type="float">
            <text:p>0.0063005</text:p>
          </table:table-cell>
          <table:table-cell table:formula="of:=[.P24]*10^[.K$146]" office:value-type="float" office:value="0.00135974780634698" calcext:value-type="float">
            <text:p>0.0013597478</text:p>
          </table:table-cell>
          <table:table-cell office:value-type="float" office:value="0.0105708" calcext:value-type="float">
            <text:p>0.0105708</text:p>
          </table:table-cell>
          <table:table-cell office:value-type="float" office:value="0.0176502" calcext:value-type="float">
            <text:p>0.0176502</text:p>
          </table:table-cell>
          <table:table-cell office:value-type="float" office:value="0.0243218" calcext:value-type="float">
            <text:p>0.0243218</text:p>
          </table:table-cell>
          <table:table-cell office:value-type="float" office:value="0.0063005" calcext:value-type="float">
            <text:p>0.0063005</text:p>
          </table:table-cell>
          <table:table-cell office:value-type="float" office:value="0.002106" calcext:value-type="float">
            <text:p>0.00210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5]*10^[.G$146]" office:value-type="float" office:value="0.0198135775647852" calcext:value-type="float">
            <text:p>0.0198135776</text:p>
          </table:table-cell>
          <table:table-cell table:formula="of:=[.M25]*10^[.H$146]" office:value-type="float" office:value="0.0415657933085813" calcext:value-type="float">
            <text:p>0.0415657933</text:p>
          </table:table-cell>
          <table:table-cell table:formula="of:=[.N25]*10^[.I$146]" office:value-type="float" office:value="0.040678410446428" calcext:value-type="float">
            <text:p>0.0406784104</text:p>
          </table:table-cell>
          <table:table-cell table:formula="of:=[.O25]*10^[.J$146]" office:value-type="float" office:value="0.0052931" calcext:value-type="float">
            <text:p>0.0052931</text:p>
          </table:table-cell>
          <table:table-cell table:formula="of:=[.P25]*10^[.K$146]" office:value-type="float" office:value="0.00114978105106491" calcext:value-type="float">
            <text:p>0.0011497811</text:p>
          </table:table-cell>
          <table:table-cell office:value-type="float" office:value="0.0088504" calcext:value-type="float">
            <text:p>0.0088504</text:p>
          </table:table-cell>
          <table:table-cell office:value-type="float" office:value="0.0147481" calcext:value-type="float">
            <text:p>0.0147481</text:p>
          </table:table-cell>
          <table:table-cell office:value-type="float" office:value="0.0203875" calcext:value-type="float">
            <text:p>0.0203875</text:p>
          </table:table-cell>
          <table:table-cell office:value-type="float" office:value="0.0052931" calcext:value-type="float">
            <text:p>0.0052931</text:p>
          </table:table-cell>
          <table:table-cell office:value-type="float" office:value="0.0017808" calcext:value-type="float">
            <text:p>0.00178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6]*10^[.G$146]" office:value-type="float" office:value="0.0162300566382789" calcext:value-type="float">
            <text:p>0.0162300566</text:p>
          </table:table-cell>
          <table:table-cell table:formula="of:=[.M26]*10^[.H$146]" office:value-type="float" office:value="0.0339651782195473" calcext:value-type="float">
            <text:p>0.0339651782</text:p>
          </table:table-cell>
          <table:table-cell table:formula="of:=[.N26]*10^[.I$146]" office:value-type="float" office:value="0.0333687669555395" calcext:value-type="float">
            <text:p>0.033368767</text:p>
          </table:table-cell>
          <table:table-cell table:formula="of:=[.O26]*10^[.J$146]" office:value-type="float" office:value="0.0043538" calcext:value-type="float">
            <text:p>0.0043538</text:p>
          </table:table-cell>
          <table:table-cell table:formula="of:=[.P26]*10^[.K$146]" office:value-type="float" office:value="0.000953243903746765" calcext:value-type="float">
            <text:p>0.0009532439</text:p>
          </table:table-cell>
          <table:table-cell office:value-type="float" office:value="0.0072497" calcext:value-type="float">
            <text:p>0.0072497</text:p>
          </table:table-cell>
          <table:table-cell office:value-type="float" office:value="0.0120513" calcext:value-type="float">
            <text:p>0.0120513</text:p>
          </table:table-cell>
          <table:table-cell office:value-type="float" office:value="0.016724" calcext:value-type="float">
            <text:p>0.016724</text:p>
          </table:table-cell>
          <table:table-cell office:value-type="float" office:value="0.0043538" calcext:value-type="float">
            <text:p>0.0043538</text:p>
          </table:table-cell>
          <table:table-cell office:value-type="float" office:value="0.0014764" calcext:value-type="float">
            <text:p>0.001476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7]*10^[.G$146]" office:value-type="float" office:value="0.013182261680232" calcext:value-type="float">
            <text:p>0.0131822617</text:p>
          </table:table-cell>
          <table:table-cell table:formula="of:=[.M27]*10^[.H$146]" office:value-type="float" office:value="0.0275110813069517" calcext:value-type="float">
            <text:p>0.0275110813</text:p>
          </table:table-cell>
          <table:table-cell table:formula="of:=[.N27]*10^[.I$146]" office:value-type="float" office:value="0.0271467409525406" calcext:value-type="float">
            <text:p>0.027146741</text:p>
          </table:table-cell>
          <table:table-cell table:formula="of:=[.O27]*10^[.J$146]" office:value-type="float" office:value="0.0035529" calcext:value-type="float">
            <text:p>0.0035529</text:p>
          </table:table-cell>
          <table:table-cell table:formula="of:=[.P27]*10^[.K$146]" office:value-type="float" office:value="0.000784857280814527" calcext:value-type="float">
            <text:p>0.0007848573</text:p>
          </table:table-cell>
          <table:table-cell office:value-type="float" office:value="0.0058883" calcext:value-type="float">
            <text:p>0.0058883</text:p>
          </table:table-cell>
          <table:table-cell office:value-type="float" office:value="0.0097613" calcext:value-type="float">
            <text:p>0.0097613</text:p>
          </table:table-cell>
          <table:table-cell office:value-type="float" office:value="0.0136056" calcext:value-type="float">
            <text:p>0.0136056</text:p>
          </table:table-cell>
          <table:table-cell office:value-type="float" office:value="0.0035529" calcext:value-type="float">
            <text:p>0.0035529</text:p>
          </table:table-cell>
          <table:table-cell office:value-type="float" office:value="0.0012156" calcext:value-type="float">
            <text:p>0.00121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8]*10^[.G$146]" office:value-type="float" office:value="0.0107042212519507" calcext:value-type="float">
            <text:p>0.0107042213</text:p>
          </table:table-cell>
          <table:table-cell table:formula="of:=[.M28]*10^[.H$146]" office:value-type="float" office:value="0.0222722711143173" calcext:value-type="float">
            <text:p>0.0222722711</text:p>
          </table:table-cell>
          <table:table-cell table:formula="of:=[.N28]*10^[.I$146]" office:value-type="float" office:value="0.0220823661446866" calcext:value-type="float">
            <text:p>0.0220823661</text:p>
          </table:table-cell>
          <table:table-cell table:formula="of:=[.O28]*10^[.J$146]" office:value-type="float" office:value="0.0028998" calcext:value-type="float">
            <text:p>0.0028998</text:p>
          </table:table-cell>
          <table:table-cell table:formula="of:=[.P28]*10^[.K$146]" office:value-type="float" office:value="0.000646816406646918" calcext:value-type="float">
            <text:p>0.0006468164</text:p>
          </table:table-cell>
          <table:table-cell office:value-type="float" office:value="0.0047814" calcext:value-type="float">
            <text:p>0.0047814</text:p>
          </table:table-cell>
          <table:table-cell office:value-type="float" office:value="0.0079025" calcext:value-type="float">
            <text:p>0.0079025</text:p>
          </table:table-cell>
          <table:table-cell office:value-type="float" office:value="0.0110674" calcext:value-type="float">
            <text:p>0.0110674</text:p>
          </table:table-cell>
          <table:table-cell office:value-type="float" office:value="0.0028998" calcext:value-type="float">
            <text:p>0.0028998</text:p>
          </table:table-cell>
          <table:table-cell office:value-type="float" office:value="0.0010018" calcext:value-type="float">
            <text:p>0.001001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29]*10^[.G$146]" office:value-type="float" office:value="0.00872944533561953" calcext:value-type="float">
            <text:p>0.0087294453</text:p>
          </table:table-cell>
          <table:table-cell table:formula="of:=[.M29]*10^[.H$146]" office:value-type="float" office:value="0.0181058556270291" calcext:value-type="float">
            <text:p>0.0181058556</text:p>
          </table:table-cell>
          <table:table-cell table:formula="of:=[.N29]*10^[.I$146]" office:value-type="float" office:value="0.0180421594831061" calcext:value-type="float">
            <text:p>0.0180421595</text:p>
          </table:table-cell>
          <table:table-cell table:formula="of:=[.O29]*10^[.J$146]" office:value-type="float" office:value="0.0023777" calcext:value-type="float">
            <text:p>0.0023777</text:p>
          </table:table-cell>
          <table:table-cell table:formula="of:=[.P29]*10^[.K$146]" office:value-type="float" office:value="0.000535828444675861" calcext:value-type="float">
            <text:p>0.0005358284</text:p>
          </table:table-cell>
          <table:table-cell office:value-type="float" office:value="0.0038993" calcext:value-type="float">
            <text:p>0.0038993</text:p>
          </table:table-cell>
          <table:table-cell office:value-type="float" office:value="0.0064242" calcext:value-type="float">
            <text:p>0.0064242</text:p>
          </table:table-cell>
          <table:table-cell office:value-type="float" office:value="0.0090425" calcext:value-type="float">
            <text:p>0.0090425</text:p>
          </table:table-cell>
          <table:table-cell office:value-type="float" office:value="0.0023777" calcext:value-type="float">
            <text:p>0.0023777</text:p>
          </table:table-cell>
          <table:table-cell office:value-type="float" office:value="0.0008299" calcext:value-type="float">
            <text:p>0.000829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0]*10^[.G$146]" office:value-type="float" office:value="0.00716569862032954" calcext:value-type="float">
            <text:p>0.0071656986</text:p>
          </table:table-cell>
          <table:table-cell table:formula="of:=[.M30]*10^[.H$146]" office:value-type="float" office:value="0.0148131388484328" calcext:value-type="float">
            <text:p>0.0148131388</text:p>
          </table:table-cell>
          <table:table-cell table:formula="of:=[.N30]*10^[.I$146]" office:value-type="float" office:value="0.0148391648888866" calcext:value-type="float">
            <text:p>0.0148391649</text:p>
          </table:table-cell>
          <table:table-cell table:formula="of:=[.O30]*10^[.J$146]" office:value-type="float" office:value="0.0019628" calcext:value-type="float">
            <text:p>0.0019628</text:p>
          </table:table-cell>
          <table:table-cell table:formula="of:=[.P30]*10^[.K$146]" office:value-type="float" office:value="0.000447115553606499" calcext:value-type="float">
            <text:p>0.0004471156</text:p>
          </table:table-cell>
          <table:table-cell office:value-type="float" office:value="0.0032008" calcext:value-type="float">
            <text:p>0.0032008</text:p>
          </table:table-cell>
          <table:table-cell office:value-type="float" office:value="0.0052559" calcext:value-type="float">
            <text:p>0.0052559</text:p>
          </table:table-cell>
          <table:table-cell office:value-type="float" office:value="0.0074372" calcext:value-type="float">
            <text:p>0.0074372</text:p>
          </table:table-cell>
          <table:table-cell office:value-type="float" office:value="0.0019628" calcext:value-type="float">
            <text:p>0.0019628</text:p>
          </table:table-cell>
          <table:table-cell office:value-type="float" office:value="0.0006925" calcext:value-type="float">
            <text:p>0.00069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1]*10^[.G$146]" office:value-type="float" office:value="0.00592611872590425" calcext:value-type="float">
            <text:p>0.0059261187</text:p>
          </table:table-cell>
          <table:table-cell table:formula="of:=[.M31]*10^[.H$146]" office:value-type="float" office:value="0.0122089530199445" calcext:value-type="float">
            <text:p>0.012208953</text:p>
          </table:table-cell>
          <table:table-cell table:formula="of:=[.N31]*10^[.I$146]" office:value-type="float" office:value="0.0122968016471532" calcext:value-type="float">
            <text:p>0.0122968016</text:p>
          </table:table-cell>
          <table:table-cell table:formula="of:=[.O31]*10^[.J$146]" office:value-type="float" office:value="0.0016328" calcext:value-type="float">
            <text:p>0.0016328</text:p>
          </table:table-cell>
          <table:table-cell table:formula="of:=[.P31]*10^[.K$146]" office:value-type="float" office:value="0.000376093588412687" calcext:value-type="float">
            <text:p>0.0003760936</text:p>
          </table:table-cell>
          <table:table-cell office:value-type="float" office:value="0.0026471" calcext:value-type="float">
            <text:p>0.0026471</text:p>
          </table:table-cell>
          <table:table-cell office:value-type="float" office:value="0.0043319" calcext:value-type="float">
            <text:p>0.0043319</text:p>
          </table:table-cell>
          <table:table-cell office:value-type="float" office:value="0.006163" calcext:value-type="float">
            <text:p>0.006163</text:p>
          </table:table-cell>
          <table:table-cell office:value-type="float" office:value="0.0016328" calcext:value-type="float">
            <text:p>0.0016328</text:p>
          </table:table-cell>
          <table:table-cell office:value-type="float" office:value="0.0005825" calcext:value-type="float">
            <text:p>0.00058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2]*10^[.G$146]" office:value-type="float" office:value="0.0049383949595679" calcext:value-type="float">
            <text:p>0.004938395</text:p>
          </table:table-cell>
          <table:table-cell table:formula="of:=[.M32]*10^[.H$146]" office:value-type="float" office:value="0.0101385689186376" calcext:value-type="float">
            <text:p>0.0101385689</text:p>
          </table:table-cell>
          <table:table-cell table:formula="of:=[.N32]*10^[.I$146]" office:value-type="float" office:value="0.0102686175039873" calcext:value-type="float">
            <text:p>0.0102686175</text:p>
          </table:table-cell>
          <table:table-cell table:formula="of:=[.O32]*10^[.J$146]" office:value-type="float" office:value="0.0013688" calcext:value-type="float">
            <text:p>0.0013688</text:p>
          </table:table-cell>
          <table:table-cell table:formula="of:=[.P32]*10^[.K$146]" office:value-type="float" office:value="0.000318888623720216" calcext:value-type="float">
            <text:p>0.0003188886</text:p>
          </table:table-cell>
          <table:table-cell office:value-type="float" office:value="0.0022059" calcext:value-type="float">
            <text:p>0.0022059</text:p>
          </table:table-cell>
          <table:table-cell office:value-type="float" office:value="0.0035973" calcext:value-type="float">
            <text:p>0.0035973</text:p>
          </table:table-cell>
          <table:table-cell office:value-type="float" office:value="0.0051465" calcext:value-type="float">
            <text:p>0.0051465</text:p>
          </table:table-cell>
          <table:table-cell office:value-type="float" office:value="0.0013688" calcext:value-type="float">
            <text:p>0.0013688</text:p>
          </table:table-cell>
          <table:table-cell office:value-type="float" office:value="0.0004939" calcext:value-type="float">
            <text:p>0.000493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3]*10^[.G$146]" office:value-type="float" office:value="0.00414611154862856" calcext:value-type="float">
            <text:p>0.0041461115</text:p>
          </table:table-cell>
          <table:table-cell table:formula="of:=[.M33]*10^[.H$146]" office:value-type="float" office:value="0.00848164159334725" calcext:value-type="float">
            <text:p>0.0084816416</text:p>
          </table:table-cell>
          <table:table-cell table:formula="of:=[.N33]*10^[.I$146]" office:value-type="float" office:value="0.00863888724512076" calcext:value-type="float">
            <text:p>0.0086388872</text:p>
          </table:table-cell>
          <table:table-cell table:formula="of:=[.O33]*10^[.J$146]" office:value-type="float" office:value="0.0011562" calcext:value-type="float">
            <text:p>0.0011562</text:p>
          </table:table-cell>
          <table:table-cell table:formula="of:=[.P33]*10^[.K$146]" office:value-type="float" office:value="0.000272466084652625" calcext:value-type="float">
            <text:p>0.0002724661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0030094" calcext:value-type="float">
            <text:p>0.0030094</text:p>
          </table:table-cell>
          <table:table-cell office:value-type="float" office:value="0.0043297" calcext:value-type="float">
            <text:p>0.0043297</text:p>
          </table:table-cell>
          <table:table-cell office:value-type="float" office:value="0.0011562" calcext:value-type="float">
            <text:p>0.0011562</text:p>
          </table:table-cell>
          <table:table-cell office:value-type="float" office:value="0.000422" calcext:value-type="float">
            <text:p>0.00042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4]*10^[.G$146]" office:value-type="float" office:value="0.00350516568665645" calcext:value-type="float">
            <text:p>0.0035051657</text:p>
          </table:table-cell>
          <table:table-cell table:formula="of:=[.M34]*10^[.H$146]" office:value-type="float" office:value="0.00714488256904852" calcext:value-type="float">
            <text:p>0.0071448826</text:p>
          </table:table-cell>
          <table:table-cell table:formula="of:=[.N34]*10^[.I$146]" office:value-type="float" office:value="0.00731922075000034" calcext:value-type="float">
            <text:p>0.0073192208</text:p>
          </table:table-cell>
          <table:table-cell table:formula="of:=[.O34]*10^[.J$146]" office:value-type="float" office:value="0.0009835" calcext:value-type="float">
            <text:p>0.0009835</text:p>
          </table:table-cell>
          <table:table-cell table:formula="of:=[.P34]*10^[.K$146]" office:value-type="float" office:value="0.000234501615985387" calcext:value-type="float">
            <text:p>0.0002345016</text:p>
          </table:table-cell>
          <table:table-cell office:value-type="float" office:value="0.0015657" calcext:value-type="float">
            <text:p>0.0015657</text:p>
          </table:table-cell>
          <table:table-cell office:value-type="float" office:value="0.0025351" calcext:value-type="float">
            <text:p>0.0025351</text:p>
          </table:table-cell>
          <table:table-cell office:value-type="float" office:value="0.0036683" calcext:value-type="float">
            <text:p>0.0036683</text:p>
          </table:table-cell>
          <table:table-cell office:value-type="float" office:value="0.0009835" calcext:value-type="float">
            <text:p>0.0009835</text:p>
          </table:table-cell>
          <table:table-cell office:value-type="float" office:value="0.0003632" calcext:value-type="float">
            <text:p>0.000363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5]*10^[.G$146]" office:value-type="float" office:value="0.00298287204502845" calcext:value-type="float">
            <text:p>0.002982872</text:p>
          </table:table-cell>
          <table:table-cell table:formula="of:=[.M35]*10^[.H$146]" office:value-type="float" office:value="0.00605783227245982" calcext:value-type="float">
            <text:p>0.0060578323</text:p>
          </table:table-cell>
          <table:table-cell table:formula="of:=[.N35]*10^[.I$146]" office:value-type="float" office:value="0.00624197862614864" calcext:value-type="float">
            <text:p>0.0062419786</text:p>
          </table:table-cell>
          <table:table-cell table:formula="of:=[.O35]*10^[.J$146]" office:value-type="float" office:value="0.0008422" calcext:value-type="float">
            <text:p>0.0008422</text:p>
          </table:table-cell>
          <table:table-cell table:formula="of:=[.P35]*10^[.K$146]" office:value-type="float" office:value="0.000203187385877206" calcext:value-type="float">
            <text:p>0.0002031874</text:p>
          </table:table-cell>
          <table:table-cell office:value-type="float" office:value="0.0013324" calcext:value-type="float">
            <text:p>0.0013324</text:p>
          </table:table-cell>
          <table:table-cell office:value-type="float" office:value="0.0021494" calcext:value-type="float">
            <text:p>0.0021494</text:p>
          </table:table-cell>
          <table:table-cell office:value-type="float" office:value="0.0031284" calcext:value-type="float">
            <text:p>0.0031284</text:p>
          </table:table-cell>
          <table:table-cell office:value-type="float" office:value="0.0008422" calcext:value-type="float">
            <text:p>0.0008422</text:p>
          </table:table-cell>
          <table:table-cell office:value-type="float" office:value="0.0003147" calcext:value-type="float">
            <text:p>0.000314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6]*10^[.G$146]" office:value-type="float" office:value="0.0025537092027649" calcext:value-type="float">
            <text:p>0.0025537092</text:p>
          </table:table-cell>
          <table:table-cell table:formula="of:=[.M36]*10^[.H$146]" office:value-type="float" office:value="0.00516750510447338" calcext:value-type="float">
            <text:p>0.0051675051</text:p>
          </table:table-cell>
          <table:table-cell table:formula="of:=[.N36]*10^[.I$146]" office:value-type="float" office:value="0.00535548357960797" calcext:value-type="float">
            <text:p>0.0053554836</text:p>
          </table:table-cell>
          <table:table-cell table:formula="of:=[.O36]*10^[.J$146]" office:value-type="float" office:value="0.0007256" calcext:value-type="float">
            <text:p>0.0007256</text:p>
          </table:table-cell>
          <table:table-cell table:formula="of:=[.P36]*10^[.K$146]" office:value-type="float" office:value="0.000177167520447109" calcext:value-type="float">
            <text:p>0.0001771675</text:p>
          </table:table-cell>
          <table:table-cell office:value-type="float" office:value="0.0011407" calcext:value-type="float">
            <text:p>0.0011407</text:p>
          </table:table-cell>
          <table:table-cell office:value-type="float" office:value="0.0018335" calcext:value-type="float">
            <text:p>0.0018335</text:p>
          </table:table-cell>
          <table:table-cell office:value-type="float" office:value="0.0026841" calcext:value-type="float">
            <text:p>0.0026841</text:p>
          </table:table-cell>
          <table:table-cell office:value-type="float" office:value="0.0007256" calcext:value-type="float">
            <text:p>0.0007256</text:p>
          </table:table-cell>
          <table:table-cell office:value-type="float" office:value="0.0002744" calcext:value-type="float">
            <text:p>0.000274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7]*10^[.G$146]" office:value-type="float" office:value="0.00219864803018797" calcext:value-type="float">
            <text:p>0.002198648</text:p>
          </table:table-cell>
          <table:table-cell table:formula="of:=[.M37]*10^[.H$146]" office:value-type="float" office:value="0.00443218899770648" calcext:value-type="float">
            <text:p>0.004432189</text:p>
          </table:table-cell>
          <table:table-cell table:formula="of:=[.N37]*10^[.I$146]" office:value-type="float" office:value="0.00462082799523643" calcext:value-type="float">
            <text:p>0.004620828</text:p>
          </table:table-cell>
          <table:table-cell table:formula="of:=[.O37]*10^[.J$146]" office:value-type="float" office:value="0.0006286" calcext:value-type="float">
            <text:p>0.0006286</text:p>
          </table:table-cell>
          <table:table-cell table:formula="of:=[.P37]*10^[.K$146]" office:value-type="float" office:value="0.000155344407505738" calcext:value-type="float">
            <text:p>0.0001553444</text:p>
          </table:table-cell>
          <table:table-cell office:value-type="float" office:value="0.0009821" calcext:value-type="float">
            <text:p>0.0009821</text:p>
          </table:table-cell>
          <table:table-cell office:value-type="float" office:value="0.0015726" calcext:value-type="float">
            <text:p>0.0015726</text:p>
          </table:table-cell>
          <table:table-cell office:value-type="float" office:value="0.0023159" calcext:value-type="float">
            <text:p>0.0023159</text:p>
          </table:table-cell>
          <table:table-cell office:value-type="float" office:value="0.0006286" calcext:value-type="float">
            <text:p>0.0006286</text:p>
          </table:table-cell>
          <table:table-cell office:value-type="float" office:value="0.0002406" calcext:value-type="float">
            <text:p>0.000240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8]*10^[.G$146]" office:value-type="float" office:value="0.00190246522355537" calcext:value-type="float">
            <text:p>0.0019024652</text:p>
          </table:table-cell>
          <table:table-cell table:formula="of:=[.M38]*10^[.H$146]" office:value-type="float" office:value="0.00382088173991522" calcext:value-type="float">
            <text:p>0.0038208817</text:p>
          </table:table-cell>
          <table:table-cell table:formula="of:=[.N38]*10^[.I$146]" office:value-type="float" office:value="0.0040072848333835" calcext:value-type="float">
            <text:p>0.0040072848</text:p>
          </table:table-cell>
          <table:table-cell table:formula="of:=[.O38]*10^[.J$146]" office:value-type="float" office:value="0.0005474" calcext:value-type="float">
            <text:p>0.0005474</text:p>
          </table:table-cell>
          <table:table-cell table:formula="of:=[.P38]*10^[.K$146]" office:value-type="float" office:value="0.00013694326197825" calcext:value-type="float">
            <text:p>0.0001369433</text:p>
          </table:table-cell>
          <table:table-cell office:value-type="float" office:value="0.0008498" calcext:value-type="float">
            <text:p>0.0008498</text:p>
          </table:table-cell>
          <table:table-cell office:value-type="float" office:value="0.0013557" calcext:value-type="float">
            <text:p>0.0013557</text:p>
          </table:table-cell>
          <table:table-cell office:value-type="float" office:value="0.0020084" calcext:value-type="float">
            <text:p>0.0020084</text:p>
          </table:table-cell>
          <table:table-cell office:value-type="float" office:value="0.0005474" calcext:value-type="float">
            <text:p>0.0005474</text:p>
          </table:table-cell>
          <table:table-cell office:value-type="float" office:value="0.0002121" calcext:value-type="float">
            <text:p>0.000212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39]*10^[.G$146]" office:value-type="float" office:value="0.00165396717717429" calcext:value-type="float">
            <text:p>0.0016539672</text:p>
          </table:table-cell>
          <table:table-cell table:formula="of:=[.M39]*10^[.H$146]" office:value-type="float" office:value="0.00330962707618385" calcext:value-type="float">
            <text:p>0.0033096271</text:p>
          </table:table-cell>
          <table:table-cell table:formula="of:=[.N39]*10^[.I$146]" office:value-type="float" office:value="0.00349150952496404" calcext:value-type="float">
            <text:p>0.0034915095</text:p>
          </table:table-cell>
          <table:table-cell table:formula="of:=[.O39]*10^[.J$146]" office:value-type="float" office:value="0.000479" calcext:value-type="float">
            <text:p>0.000479</text:p>
          </table:table-cell>
          <table:table-cell table:formula="of:=[.P39]*10^[.K$146]" office:value-type="float" office:value="0.000121253864212708" calcext:value-type="float">
            <text:p>0.0001212539</text:p>
          </table:table-cell>
          <table:table-cell office:value-type="float" office:value="0.0007388" calcext:value-type="float">
            <text:p>0.0007388</text:p>
          </table:table-cell>
          <table:table-cell office:value-type="float" office:value="0.0011743" calcext:value-type="float">
            <text:p>0.0011743</text:p>
          </table:table-cell>
          <table:table-cell office:value-type="float" office:value="0.0017499" calcext:value-type="float">
            <text:p>0.0017499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1878" calcext:value-type="float">
            <text:p>0.000187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0]*10^[.G$146]" office:value-type="float" office:value="0.00144419900649044" calcext:value-type="float">
            <text:p>0.001444199</text:p>
          </table:table-cell>
          <table:table-cell table:formula="of:=[.M40]*10^[.H$146]" office:value-type="float" office:value="0.00287869632599351" calcext:value-type="float">
            <text:p>0.0028786963</text:p>
          </table:table-cell>
          <table:table-cell table:formula="of:=[.N40]*10^[.I$146]" office:value-type="float" office:value="0.00305554470914334" calcext:value-type="float">
            <text:p>0.0030555447</text:p>
          </table:table-cell>
          <table:table-cell table:formula="of:=[.O40]*10^[.J$146]" office:value-type="float" office:value="0.0004209" calcext:value-type="float">
            <text:p>0.0004209</text:p>
          </table:table-cell>
          <table:table-cell table:formula="of:=[.P40]*10^[.K$146]" office:value-type="float" office:value="0.000107888821671691" calcext:value-type="float">
            <text:p>0.0001078888</text:p>
          </table:table-cell>
          <table:table-cell office:value-type="float" office:value="0.0006451" calcext:value-type="float">
            <text:p>0.0006451</text:p>
          </table:table-cell>
          <table:table-cell office:value-type="float" office:value="0.0010214" calcext:value-type="float">
            <text:p>0.0010214</text:p>
          </table:table-cell>
          <table:table-cell office:value-type="float" office:value="0.0015314" calcext:value-type="float">
            <text:p>0.0015314</text:p>
          </table:table-cell>
          <table:table-cell office:value-type="float" office:value="0.0004209" calcext:value-type="float">
            <text:p>0.0004209</text:p>
          </table:table-cell>
          <table:table-cell office:value-type="float" office:value="0.0001671" calcext:value-type="float">
            <text:p>0.000167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1]*10^[.G$146]" office:value-type="float" office:value="0.0012659968038604" calcext:value-type="float">
            <text:p>0.0012659968</text:p>
          </table:table-cell>
          <table:table-cell table:formula="of:=[.M41]*10^[.H$146]" office:value-type="float" office:value="0.00251427941298102" calcext:value-type="float">
            <text:p>0.0025142794</text:p>
          </table:table-cell>
          <table:table-cell table:formula="of:=[.N41]*10^[.I$146]" office:value-type="float" office:value="0.00268442591855913" calcext:value-type="float">
            <text:p>0.0026844259</text:p>
          </table:table-cell>
          <table:table-cell table:formula="of:=[.O41]*10^[.J$146]" office:value-type="float" office:value="0.0003714" calcext:value-type="float">
            <text:p>0.0003714</text:p>
          </table:table-cell>
          <table:table-cell table:formula="of:=[.P41]*10^[.K$146]" office:value-type="float" office:value="0.0000963316109719706" calcext:value-type="float">
            <text:p>9.63316109719706E-005</text:p>
          </table:table-cell>
          <table:table-cell office:value-type="float" office:value="0.0005655" calcext:value-type="float">
            <text:p>0.0005655</text:p>
          </table:table-cell>
          <table:table-cell office:value-type="float" office:value="0.0008921" calcext:value-type="float">
            <text:p>0.0008921</text:p>
          </table:table-cell>
          <table:table-cell office:value-type="float" office:value="0.0013454" calcext:value-type="float">
            <text:p>0.0013454</text:p>
          </table:table-cell>
          <table:table-cell office:value-type="float" office:value="0.0003714" calcext:value-type="float">
            <text:p>0.0003714</text:p>
          </table:table-cell>
          <table:table-cell office:value-type="float" office:value="0.0001492" calcext:value-type="float">
            <text:p>0.0001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2]*10^[.G$146]" office:value-type="float" office:value="0.0690159668761263" calcext:value-type="float">
            <text:p>0.0690159669</text:p>
          </table:table-cell>
          <table:table-cell table:formula="of:=[.M42]*10^[.H$146]" office:value-type="float" office:value="0.141383897908588" calcext:value-type="float">
            <text:p>0.1413838979</text:p>
          </table:table-cell>
          <table:table-cell table:formula="of:=[.N42]*10^[.I$146]" office:value-type="float" office:value="0.141513181584242" calcext:value-type="float">
            <text:p>0.1415131816</text:p>
          </table:table-cell>
          <table:table-cell table:formula="of:=[.O42]*10^[.J$146]" office:value-type="float" office:value="0.0227355" calcext:value-type="float">
            <text:p>0.0227355</text:p>
          </table:table-cell>
          <table:table-cell table:formula="of:=[.P42]*10^[.K$146]" office:value-type="float" office:value="0.00558064776323814" calcext:value-type="float">
            <text:p>0.0055806478</text:p>
          </table:table-cell>
          <table:table-cell office:value-type="float" office:value="0.0308283" calcext:value-type="float">
            <text:p>0.0308283</text:p>
          </table:table-cell>
          <table:table-cell office:value-type="float" office:value="0.0501649" calcext:value-type="float">
            <text:p>0.0501649</text:p>
          </table:table-cell>
          <table:table-cell office:value-type="float" office:value="0.0709246" calcext:value-type="float">
            <text:p>0.0709246</text:p>
          </table:table-cell>
          <table:table-cell office:value-type="float" office:value="0.0227355" calcext:value-type="float">
            <text:p>0.0227355</text:p>
          </table:table-cell>
          <table:table-cell office:value-type="float" office:value="0.0086434" calcext:value-type="float">
            <text:p>0.0086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3]*10^[.G$146]" office:value-type="float" office:value="0.0641068991634737" calcext:value-type="float">
            <text:p>0.0641068992</text:p>
          </table:table-cell>
          <table:table-cell table:formula="of:=[.M43]*10^[.H$146]" office:value-type="float" office:value="0.13122813685407" calcext:value-type="float">
            <text:p>0.1312281369</text:p>
          </table:table-cell>
          <table:table-cell table:formula="of:=[.N43]*10^[.I$146]" office:value-type="float" office:value="0.131505743917284" calcext:value-type="float">
            <text:p>0.1315057439</text:p>
          </table:table-cell>
          <table:table-cell table:formula="of:=[.O43]*10^[.J$146]" office:value-type="float" office:value="0.0211455" calcext:value-type="float">
            <text:p>0.0211455</text:p>
          </table:table-cell>
          <table:table-cell table:formula="of:=[.P43]*10^[.K$146]" office:value-type="float" office:value="0.00520306917009867" calcext:value-type="float">
            <text:p>0.0052030692</text:p>
          </table:table-cell>
          <table:table-cell office:value-type="float" office:value="0.0286355" calcext:value-type="float">
            <text:p>0.0286355</text:p>
          </table:table-cell>
          <table:table-cell office:value-type="float" office:value="0.0465615" calcext:value-type="float">
            <text:p>0.0465615</text:p>
          </table:table-cell>
          <table:table-cell office:value-type="float" office:value="0.065909" calcext:value-type="float">
            <text:p>0.065909</text:p>
          </table:table-cell>
          <table:table-cell office:value-type="float" office:value="0.0211455" calcext:value-type="float">
            <text:p>0.0211455</text:p>
          </table:table-cell>
          <table:table-cell office:value-type="float" office:value="0.0080586" calcext:value-type="float">
            <text:p>0.00805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4]*10^[.G$146]" office:value-type="float" office:value="0.0560804122653646" calcext:value-type="float">
            <text:p>0.0560804123</text:p>
          </table:table-cell>
          <table:table-cell table:formula="of:=[.M44]*10^[.H$146]" office:value-type="float" office:value="0.114633498154785" calcext:value-type="float">
            <text:p>0.1146334982</text:p>
          </table:table-cell>
          <table:table-cell table:formula="of:=[.N44]*10^[.I$146]" office:value-type="float" office:value="0.115137809042668" calcext:value-type="float">
            <text:p>0.115137809</text:p>
          </table:table-cell>
          <table:table-cell table:formula="of:=[.O44]*10^[.J$146]" office:value-type="float" office:value="0.0185433" calcext:value-type="float">
            <text:p>0.0185433</text:p>
          </table:table-cell>
          <table:table-cell table:formula="of:=[.P44]*10^[.K$146]" office:value-type="float" office:value="0.00458401589530025" calcext:value-type="float">
            <text:p>0.0045840159</text:p>
          </table:table-cell>
          <table:table-cell office:value-type="float" office:value="0.0250502" calcext:value-type="float">
            <text:p>0.0250502</text:p>
          </table:table-cell>
          <table:table-cell office:value-type="float" office:value="0.0406735" calcext:value-type="float">
            <text:p>0.0406735</text:p>
          </table:table-cell>
          <table:table-cell office:value-type="float" office:value="0.0577056" calcext:value-type="float">
            <text:p>0.0577056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070998" calcext:value-type="float">
            <text:p>0.0070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5]*10^[.G$146]" office:value-type="float" office:value="0.0471335871071901" calcext:value-type="float">
            <text:p>0.0471335871</text:p>
          </table:table-cell>
          <table:table-cell table:formula="of:=[.M45]*10^[.H$146]" office:value-type="float" office:value="0.0961536431127769" calcext:value-type="float">
            <text:p>0.0961536431</text:p>
          </table:table-cell>
          <table:table-cell table:formula="of:=[.N45]*10^[.I$146]" office:value-type="float" office:value="0.0968823560180919" calcext:value-type="float">
            <text:p>0.096882356</text:p>
          </table:table-cell>
          <table:table-cell table:formula="of:=[.O45]*10^[.J$146]" office:value-type="float" office:value="0.0156379" calcext:value-type="float">
            <text:p>0.0156379</text:p>
          </table:table-cell>
          <table:table-cell table:formula="of:=[.P45]*10^[.K$146]" office:value-type="float" office:value="0.00389077694958574" calcext:value-type="float">
            <text:p>0.0038907769</text:p>
          </table:table-cell>
          <table:table-cell office:value-type="float" office:value="0.0210538" calcext:value-type="float">
            <text:p>0.0210538</text:p>
          </table:table-cell>
          <table:table-cell office:value-type="float" office:value="0.0341166" calcext:value-type="float">
            <text:p>0.0341166</text:p>
          </table:table-cell>
          <table:table-cell office:value-type="float" office:value="0.0485562" calcext:value-type="float">
            <text:p>0.0485562</text:p>
          </table:table-cell>
          <table:table-cell office:value-type="float" office:value="0.0156379" calcext:value-type="float">
            <text:p>0.0156379</text:p>
          </table:table-cell>
          <table:table-cell office:value-type="float" office:value="0.0060261" calcext:value-type="float">
            <text:p>0.00602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6]*10^[.G$146]" office:value-type="float" office:value="0.0387587551999198" calcext:value-type="float">
            <text:p>0.0387587552</text:p>
          </table:table-cell>
          <table:table-cell table:formula="of:=[.M46]*10^[.H$146]" office:value-type="float" office:value="0.0788778012590051" calcext:value-type="float">
            <text:p>0.0788778013</text:p>
          </table:table-cell>
          <table:table-cell table:formula="of:=[.N46]*10^[.I$146]" office:value-type="float" office:value="0.0797819603476511" calcext:value-type="float">
            <text:p>0.0797819603</text:p>
          </table:table-cell>
          <table:table-cell table:formula="of:=[.O46]*10^[.J$146]" office:value-type="float" office:value="0.0129126" calcext:value-type="float">
            <text:p>0.0129126</text:p>
          </table:table-cell>
          <table:table-cell table:formula="of:=[.P46]*10^[.K$146]" office:value-type="float" office:value="0.0032379559586088" calcext:value-type="float">
            <text:p>0.003237956</text:p>
          </table:table-cell>
          <table:table-cell office:value-type="float" office:value="0.0173129" calcext:value-type="float">
            <text:p>0.0173129</text:p>
          </table:table-cell>
          <table:table-cell office:value-type="float" office:value="0.0279869" calcext:value-type="float">
            <text:p>0.0279869</text:p>
          </table:table-cell>
          <table:table-cell office:value-type="float" office:value="0.0399857" calcext:value-type="float">
            <text:p>0.0399857</text:p>
          </table:table-cell>
          <table:table-cell office:value-type="float" office:value="0.0129126" calcext:value-type="float">
            <text:p>0.0129126</text:p>
          </table:table-cell>
          <table:table-cell office:value-type="float" office:value="0.005015" calcext:value-type="float">
            <text:p>0.005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7]*10^[.G$146]" office:value-type="float" office:value="0.0315955191728427" calcext:value-type="float">
            <text:p>0.0315955192</text:p>
          </table:table-cell>
          <table:table-cell table:formula="of:=[.M47]*10^[.H$146]" office:value-type="float" office:value="0.0641235666138357" calcext:value-type="float">
            <text:p>0.0641235666</text:p>
          </table:table-cell>
          <table:table-cell table:formula="of:=[.N47]*10^[.I$146]" office:value-type="float" office:value="0.06514212216403" calcext:value-type="float">
            <text:p>0.0651421222</text:p>
          </table:table-cell>
          <table:table-cell table:formula="of:=[.O47]*10^[.J$146]" office:value-type="float" office:value="0.0105756" calcext:value-type="float">
            <text:p>0.0105756</text:p>
          </table:table-cell>
          <table:table-cell table:formula="of:=[.P47]*10^[.K$146]" office:value-type="float" office:value="0.00267559112511961" calcext:value-type="float">
            <text:p>0.0026755911</text:p>
          </table:table-cell>
          <table:table-cell office:value-type="float" office:value="0.0141132" calcext:value-type="float">
            <text:p>0.0141132</text:p>
          </table:table-cell>
          <table:table-cell office:value-type="float" office:value="0.0227519" calcext:value-type="float">
            <text:p>0.0227519</text:p>
          </table:table-cell>
          <table:table-cell office:value-type="float" office:value="0.0326484" calcext:value-type="float">
            <text:p>0.0326484</text:p>
          </table:table-cell>
          <table:table-cell office:value-type="float" office:value="0.0105756" calcext:value-type="float">
            <text:p>0.0105756</text:p>
          </table:table-cell>
          <table:table-cell office:value-type="float" office:value="0.004144" calcext:value-type="float">
            <text:p>0.004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8]*10^[.G$146]" office:value-type="float" office:value="0.0257412633954865" calcext:value-type="float">
            <text:p>0.0257412634</text:p>
          </table:table-cell>
          <table:table-cell table:formula="of:=[.M48]*10^[.H$146]" office:value-type="float" office:value="0.0520862531144052" calcext:value-type="float">
            <text:p>0.0520862531</text:p>
          </table:table-cell>
          <table:table-cell table:formula="of:=[.N48]*10^[.I$146]" office:value-type="float" office:value="0.0531653605921978" calcext:value-type="float">
            <text:p>0.0531653606</text:p>
          </table:table-cell>
          <table:table-cell table:formula="of:=[.O48]*10^[.J$146]" office:value-type="float" office:value="0.0086601" calcext:value-type="float">
            <text:p>0.0086601</text:p>
          </table:table-cell>
          <table:table-cell table:formula="of:=[.P48]*10^[.K$146]" office:value-type="float" office:value="0.00221226965036434" calcext:value-type="float">
            <text:p>0.0022122697</text:p>
          </table:table-cell>
          <table:table-cell office:value-type="float" office:value="0.0114982" calcext:value-type="float">
            <text:p>0.0114982</text:p>
          </table:table-cell>
          <table:table-cell office:value-type="float" office:value="0.0184809" calcext:value-type="float">
            <text:p>0.0184809</text:p>
          </table:table-cell>
          <table:table-cell office:value-type="float" office:value="0.0266458" calcext:value-type="float">
            <text:p>0.0266458</text:p>
          </table:table-cell>
          <table:table-cell office:value-type="float" office:value="0.0086601" calcext:value-type="float">
            <text:p>0.0086601</text:p>
          </table:table-cell>
          <table:table-cell office:value-type="float" office:value="0.0034264" calcext:value-type="float">
            <text:p>0.0034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49]*10^[.G$146]" office:value-type="float" office:value="0.0210549484361214" calcext:value-type="float">
            <text:p>0.0210549484</text:p>
          </table:table-cell>
          <table:table-cell table:formula="of:=[.M49]*10^[.H$146]" office:value-type="float" office:value="0.0424688031997584" calcext:value-type="float">
            <text:p>0.0424688032</text:p>
          </table:table-cell>
          <table:table-cell table:formula="of:=[.N49]*10^[.I$146]" office:value-type="float" office:value="0.043567550278503" calcext:value-type="float">
            <text:p>0.0435675503</text:p>
          </table:table-cell>
          <table:table-cell table:formula="of:=[.O49]*10^[.J$146]" office:value-type="float" office:value="0.0071219" calcext:value-type="float">
            <text:p>0.0071219</text:p>
          </table:table-cell>
          <table:table-cell table:formula="of:=[.P49]*10^[.K$146]" office:value-type="float" office:value="0.00183811302463876" calcext:value-type="float">
            <text:p>0.001838113</text:p>
          </table:table-cell>
          <table:table-cell office:value-type="float" office:value="0.0094049" calcext:value-type="float">
            <text:p>0.0094049</text:p>
          </table:table-cell>
          <table:table-cell office:value-type="float" office:value="0.0150685" calcext:value-type="float">
            <text:p>0.0150685</text:p>
          </table:table-cell>
          <table:table-cell office:value-type="float" office:value="0.0218355" calcext:value-type="float">
            <text:p>0.0218355</text:p>
          </table:table-cell>
          <table:table-cell office:value-type="float" office:value="0.0071219" calcext:value-type="float">
            <text:p>0.0071219</text:p>
          </table:table-cell>
          <table:table-cell office:value-type="float" office:value="0.0028469" calcext:value-type="float">
            <text:p>0.0028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0]*10^[.G$146]" office:value-type="float" office:value="0.0173294925894298" calcext:value-type="float">
            <text:p>0.0173294926</text:p>
          </table:table-cell>
          <table:table-cell table:formula="of:=[.M50]*10^[.H$146]" office:value-type="float" office:value="0.0348391587665324" calcext:value-type="float">
            <text:p>0.0348391588</text:p>
          </table:table-cell>
          <table:table-cell table:formula="of:=[.N50]*10^[.I$146]" office:value-type="float" office:value="0.0359286885056446" calcext:value-type="float">
            <text:p>0.0359286885</text:p>
          </table:table-cell>
          <table:table-cell table:formula="of:=[.O50]*10^[.J$146]" office:value-type="float" office:value="0.0058949" calcext:value-type="float">
            <text:p>0.0058949</text:p>
          </table:table-cell>
          <table:table-cell table:formula="of:=[.P50]*10^[.K$146]" office:value-type="float" office:value="0.00153775467729184" calcext:value-type="float">
            <text:p>0.0015377547</text:p>
          </table:table-cell>
          <table:table-cell office:value-type="float" office:value="0.0077408" calcext:value-type="float">
            <text:p>0.0077408</text:p>
          </table:table-cell>
          <table:table-cell office:value-type="float" office:value="0.0123614" calcext:value-type="float">
            <text:p>0.0123614</text:p>
          </table:table-cell>
          <table:table-cell office:value-type="float" office:value="0.018007" calcext:value-type="float">
            <text:p>0.018007</text:p>
          </table:table-cell>
          <table:table-cell office:value-type="float" office:value="0.0058949" calcext:value-type="float">
            <text:p>0.0058949</text:p>
          </table:table-cell>
          <table:table-cell office:value-type="float" office:value="0.0023817" calcext:value-type="float">
            <text:p>0.00238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1]*10^[.G$146]" office:value-type="float" office:value="0.0143660974183069" calcext:value-type="float">
            <text:p>0.0143660974</text:p>
          </table:table-cell>
          <table:table-cell table:formula="of:=[.M51]*10^[.H$146]" office:value-type="float" office:value="0.0287832993621245" calcext:value-type="float">
            <text:p>0.0287832994</text:p>
          </table:table-cell>
          <table:table-cell table:formula="of:=[.N51]*10^[.I$146]" office:value-type="float" office:value="0.0298447346548415" calcext:value-type="float">
            <text:p>0.0298447347</text:p>
          </table:table-cell>
          <table:table-cell table:formula="of:=[.O51]*10^[.J$146]" office:value-type="float" office:value="0.0049154" calcext:value-type="float">
            <text:p>0.0049154</text:p>
          </table:table-cell>
          <table:table-cell table:formula="of:=[.P51]*10^[.K$146]" office:value-type="float" office:value="0.00129647369190159" calcext:value-type="float">
            <text:p>0.0012964737</text:p>
          </table:table-cell>
          <table:table-cell office:value-type="float" office:value="0.0064171" calcext:value-type="float">
            <text:p>0.0064171</text:p>
          </table:table-cell>
          <table:table-cell office:value-type="float" office:value="0.0102127" calcext:value-type="float">
            <text:p>0.0102127</text:p>
          </table:table-cell>
          <table:table-cell office:value-type="float" office:value="0.0149578" calcext:value-type="float">
            <text:p>0.0149578</text:p>
          </table:table-cell>
          <table:table-cell office:value-type="float" office:value="0.0049154" calcext:value-type="float">
            <text:p>0.0049154</text:p>
          </table:table-cell>
          <table:table-cell office:value-type="float" office:value="0.002008" calcext:value-type="float">
            <text:p>0.002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2]*10^[.G$146]" office:value-type="float" office:value="0.0119979781979293" calcext:value-type="float">
            <text:p>0.0119979782</text:p>
          </table:table-cell>
          <table:table-cell table:formula="of:=[.M52]*10^[.H$146]" office:value-type="float" office:value="0.0239545638859891" calcext:value-type="float">
            <text:p>0.0239545639</text:p>
          </table:table-cell>
          <table:table-cell table:formula="of:=[.N52]*10^[.I$146]" office:value-type="float" office:value="0.0249760950800859" calcext:value-type="float">
            <text:p>0.0249760951</text:p>
          </table:table-cell>
          <table:table-cell table:formula="of:=[.O52]*10^[.J$146]" office:value-type="float" office:value="0.0041296" calcext:value-type="float">
            <text:p>0.0041296</text:p>
          </table:table-cell>
          <table:table-cell table:formula="of:=[.P52]*10^[.K$146]" office:value-type="float" office:value="0.00110161524557893" calcext:value-type="float">
            <text:p>0.0011016152</text:p>
          </table:table-cell>
          <table:table-cell office:value-type="float" office:value="0.0053593" calcext:value-type="float">
            <text:p>0.0053593</text:p>
          </table:table-cell>
          <table:table-cell office:value-type="float" office:value="0.0084994" calcext:value-type="float">
            <text:p>0.0084994</text:p>
          </table:table-cell>
          <table:table-cell office:value-type="float" office:value="0.0125177" calcext:value-type="float">
            <text:p>0.0125177</text:p>
          </table:table-cell>
          <table:table-cell office:value-type="float" office:value="0.0041296" calcext:value-type="float">
            <text:p>0.0041296</text:p>
          </table:table-cell>
          <table:table-cell office:value-type="float" office:value="0.0017062" calcext:value-type="float">
            <text:p>0.0017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3]*10^[.G$146]" office:value-type="float" office:value="0.0100926026368938" calcext:value-type="float">
            <text:p>0.0100926026</text:p>
          </table:table-cell>
          <table:table-cell table:formula="of:=[.M53]*10^[.H$146]" office:value-type="float" office:value="0.0200790055172074" calcext:value-type="float">
            <text:p>0.0200790055</text:p>
          </table:table-cell>
          <table:table-cell table:formula="of:=[.N53]*10^[.I$146]" office:value-type="float" office:value="0.0210538084213201" calcext:value-type="float">
            <text:p>0.0210538084</text:p>
          </table:table-cell>
          <table:table-cell table:formula="of:=[.O53]*10^[.J$146]" office:value-type="float" office:value="0.003495" calcext:value-type="float">
            <text:p>0.003495</text:p>
          </table:table-cell>
          <table:table-cell table:formula="of:=[.P53]*10^[.K$146]" office:value-type="float" office:value="0.000943107132350921" calcext:value-type="float">
            <text:p>0.0009431071</text:p>
          </table:table-cell>
          <table:table-cell office:value-type="float" office:value="0.0045082" calcext:value-type="float">
            <text:p>0.0045082</text:p>
          </table:table-cell>
          <table:table-cell office:value-type="float" office:value="0.0071243" calcext:value-type="float">
            <text:p>0.0071243</text:p>
          </table:table-cell>
          <table:table-cell office:value-type="float" office:value="0.0105519" calcext:value-type="float">
            <text:p>0.0105519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14607" calcext:value-type="float">
            <text:p>0.00146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4]*10^[.G$146]" office:value-type="float" office:value="0.00854810892339549" calcext:value-type="float">
            <text:p>0.0085481089</text:p>
          </table:table-cell>
          <table:table-cell table:formula="of:=[.M54]*10^[.H$146]" office:value-type="float" office:value="0.0169452455359344" calcext:value-type="float">
            <text:p>0.0169452455</text:p>
          </table:table-cell>
          <table:table-cell table:formula="of:=[.N54]*10^[.I$146]" office:value-type="float" office:value="0.0178697688190928" calcext:value-type="float">
            <text:p>0.0178697688</text:p>
          </table:table-cell>
          <table:table-cell table:formula="of:=[.O54]*10^[.J$146]" office:value-type="float" office:value="0.0029784" calcext:value-type="float">
            <text:p>0.0029784</text:p>
          </table:table-cell>
          <table:table-cell table:formula="of:=[.P54]*10^[.K$146]" office:value-type="float" office:value="0.000813136936046245" calcext:value-type="float">
            <text:p>0.0008131369</text:p>
          </table:table-cell>
          <table:table-cell office:value-type="float" office:value="0.0038183" calcext:value-type="float">
            <text:p>0.0038183</text:p>
          </table:table-cell>
          <table:table-cell office:value-type="float" office:value="0.0060124" calcext:value-type="float">
            <text:p>0.0060124</text:p>
          </table:table-cell>
          <table:table-cell office:value-type="float" office:value="0.0089561" calcext:value-type="float">
            <text:p>0.0089561</text:p>
          </table:table-cell>
          <table:table-cell office:value-type="float" office:value="0.0029784" calcext:value-type="float">
            <text:p>0.0029784</text:p>
          </table:table-cell>
          <table:table-cell office:value-type="float" office:value="0.0012594" calcext:value-type="float">
            <text:p>0.0012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5]*10^[.G$146]" office:value-type="float" office:value="0.00728636568969837" calcext:value-type="float">
            <text:p>0.0072863657</text:p>
          </table:table-cell>
          <table:table-cell table:formula="of:=[.M55]*10^[.H$146]" office:value-type="float" office:value="0.0143915087619157" calcext:value-type="float">
            <text:p>0.0143915088</text:p>
          </table:table-cell>
          <table:table-cell table:formula="of:=[.N55]*10^[.I$146]" office:value-type="float" office:value="0.0152649538669009" calcext:value-type="float">
            <text:p>0.0152649539</text:p>
          </table:table-cell>
          <table:table-cell table:formula="of:=[.O55]*10^[.J$146]" office:value-type="float" office:value="0.0025546" calcext:value-type="float">
            <text:p>0.0025546</text:p>
          </table:table-cell>
          <table:table-cell table:formula="of:=[.P55]*10^[.K$146]" office:value-type="float" office:value="0.000705700072334879" calcext:value-type="float">
            <text:p>0.0007057001</text:p>
          </table:table-cell>
          <table:table-cell office:value-type="float" office:value="0.0032547" calcext:value-type="float">
            <text:p>0.0032547</text:p>
          </table:table-cell>
          <table:table-cell office:value-type="float" office:value="0.0051063" calcext:value-type="float">
            <text:p>0.0051063</text:p>
          </table:table-cell>
          <table:table-cell office:value-type="float" office:value="0.0076506" calcext:value-type="float">
            <text:p>0.0076506</text:p>
          </table:table-cell>
          <table:table-cell office:value-type="float" office:value="0.0025546" calcext:value-type="float">
            <text:p>0.0025546</text:p>
          </table:table-cell>
          <table:table-cell office:value-type="float" office:value="0.001093" calcext:value-type="float">
            <text:p>0.001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6]*10^[.G$146]" office:value-type="float" office:value="0.00624782295351652" calcext:value-type="float">
            <text:p>0.006247823</text:p>
          </table:table-cell>
          <table:table-cell table:formula="of:=[.M56]*10^[.H$146]" office:value-type="float" office:value="0.0122946318610549" calcext:value-type="float">
            <text:p>0.0122946319</text:p>
          </table:table-cell>
          <table:table-cell table:formula="of:=[.N56]*10^[.I$146]" office:value-type="float" office:value="0.0131174530372999" calcext:value-type="float">
            <text:p>0.013117453</text:p>
          </table:table-cell>
          <table:table-cell table:formula="of:=[.O56]*10^[.J$146]" office:value-type="float" office:value="0.0022043" calcext:value-type="float">
            <text:p>0.0022043</text:p>
          </table:table-cell>
          <table:table-cell table:formula="of:=[.P56]*10^[.K$146]" office:value-type="float" office:value="0.000616212396190675" calcext:value-type="float">
            <text:p>0.0006162124</text:p>
          </table:table-cell>
          <table:table-cell office:value-type="float" office:value="0.0027908" calcext:value-type="float">
            <text:p>0.0027908</text:p>
          </table:table-cell>
          <table:table-cell office:value-type="float" office:value="0.0043623" calcext:value-type="float">
            <text:p>0.0043623</text:p>
          </table:table-cell>
          <table:table-cell office:value-type="float" office:value="0.0065743" calcext:value-type="float">
            <text:p>0.0065743</text:p>
          </table:table-cell>
          <table:table-cell office:value-type="float" office:value="0.0022043" calcext:value-type="float">
            <text:p>0.0022043</text:p>
          </table:table-cell>
          <table:table-cell office:value-type="float" office:value="0.0009544" calcext:value-type="float">
            <text:p>0.0009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7]*10^[.G$146]" office:value-type="float" office:value="0.00538658693150928" calcext:value-type="float">
            <text:p>0.0053865869</text:p>
          </table:table-cell>
          <table:table-cell table:formula="of:=[.M57]*10^[.H$146]" office:value-type="float" office:value="0.010560762681741" calcext:value-type="float">
            <text:p>0.0105607627</text:p>
          </table:table-cell>
          <table:table-cell table:formula="of:=[.N57]*10^[.I$146]" office:value-type="float" office:value="0.0113338880539492" calcext:value-type="float">
            <text:p>0.0113338881</text:p>
          </table:table-cell>
          <table:table-cell table:formula="of:=[.O57]*10^[.J$146]" office:value-type="float" office:value="0.0019125" calcext:value-type="float">
            <text:p>0.0019125</text:p>
          </table:table-cell>
          <table:table-cell table:formula="of:=[.P57]*10^[.K$146]" office:value-type="float" office:value="0.000541122809353945" calcext:value-type="float">
            <text:p>0.0005411228</text:p>
          </table:table-cell>
          <table:table-cell office:value-type="float" office:value="0.0024061" calcext:value-type="float">
            <text:p>0.0024061</text:p>
          </table:table-cell>
          <table:table-cell office:value-type="float" office:value="0.0037471" calcext:value-type="float">
            <text:p>0.0037471</text:p>
          </table:table-cell>
          <table:table-cell office:value-type="float" office:value="0.0056804" calcext:value-type="float">
            <text:p>0.0056804</text:p>
          </table:table-cell>
          <table:table-cell office:value-type="float" office:value="0.0019125" calcext:value-type="float">
            <text:p>0.0019125</text:p>
          </table:table-cell>
          <table:table-cell office:value-type="float" office:value="0.0008381" calcext:value-type="float">
            <text:p>0.0008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8]*10^[.G$146]" office:value-type="float" office:value="0.00466728582968727" calcext:value-type="float">
            <text:p>0.0046672858</text:p>
          </table:table-cell>
          <table:table-cell table:formula="of:=[.M58]*10^[.H$146]" office:value-type="float" office:value="0.00911662326776113" calcext:value-type="float">
            <text:p>0.0091166233</text:p>
          </table:table-cell>
          <table:table-cell table:formula="of:=[.N58]*10^[.I$146]" office:value-type="float" office:value="0.00984203042104699" calcext:value-type="float">
            <text:p>0.0098420304</text:p>
          </table:table-cell>
          <table:table-cell table:formula="of:=[.O58]*10^[.J$146]" office:value-type="float" office:value="0.0016677" calcext:value-type="float">
            <text:p>0.0016677</text:p>
          </table:table-cell>
          <table:table-cell table:formula="of:=[.P58]*10^[.K$146]" office:value-type="float" office:value="0.000477590433216935" calcext:value-type="float">
            <text:p>0.0004775904</text:p>
          </table:table-cell>
          <table:table-cell office:value-type="float" office:value="0.0020848" calcext:value-type="float">
            <text:p>0.0020848</text:p>
          </table:table-cell>
          <table:table-cell office:value-type="float" office:value="0.0032347" calcext:value-type="float">
            <text:p>0.0032347</text:p>
          </table:table-cell>
          <table:table-cell office:value-type="float" office:value="0.0049327" calcext:value-type="float">
            <text:p>0.0049327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07397" calcext:value-type="float">
            <text:p>0.0007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59]*10^[.G$146]" office:value-type="float" office:value="0.00406283112227382" calcext:value-type="float">
            <text:p>0.0040628311</text:p>
          </table:table-cell>
          <table:table-cell table:formula="of:=[.M59]*10^[.H$146]" office:value-type="float" office:value="0.00790612779878305" calcext:value-type="float">
            <text:p>0.0079061278</text:p>
          </table:table-cell>
          <table:table-cell table:formula="of:=[.N59]*10^[.I$146]" office:value-type="float" office:value="0.00858641184623708" calcext:value-type="float">
            <text:p>0.0085864118</text:p>
          </table:table-cell>
          <table:table-cell table:formula="of:=[.O59]*10^[.J$146]" office:value-type="float" office:value="0.001461" calcext:value-type="float">
            <text:p>0.001461</text:p>
          </table:table-cell>
          <table:table-cell table:formula="of:=[.P59]*10^[.K$146]" office:value-type="float" office:value="0.000423484608823831" calcext:value-type="float">
            <text:p>0.0004234846</text:p>
          </table:table-cell>
          <table:table-cell office:value-type="float" office:value="0.0018148" calcext:value-type="float">
            <text:p>0.0018148</text:p>
          </table:table-cell>
          <table:table-cell office:value-type="float" office:value="0.0028052" calcext:value-type="float">
            <text:p>0.0028052</text:p>
          </table:table-cell>
          <table:table-cell office:value-type="float" office:value="0.0043034" calcext:value-type="float">
            <text:p>0.0043034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06559" calcext:value-type="float">
            <text:p>0.0006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0]*10^[.G$146]" office:value-type="float" office:value="0.00355173108633867" calcext:value-type="float">
            <text:p>0.0035517311</text:p>
          </table:table-cell>
          <table:table-cell table:formula="of:=[.M60]*10^[.H$146]" office:value-type="float" office:value="0.00688530950107906" calcext:value-type="float">
            <text:p>0.0068853095</text:p>
          </table:table-cell>
          <table:table-cell table:formula="of:=[.N60]*10^[.I$146]" office:value-type="float" office:value="0.00752273750612717" calcext:value-type="float">
            <text:p>0.0075227375</text:p>
          </table:table-cell>
          <table:table-cell table:formula="of:=[.O60]*10^[.J$146]" office:value-type="float" office:value="0.0012855" calcext:value-type="float">
            <text:p>0.0012855</text:p>
          </table:table-cell>
          <table:table-cell table:formula="of:=[.P60]*10^[.K$146]" office:value-type="float" office:value="0.000377191200602046" calcext:value-type="float">
            <text:p>0.0003771912</text:p>
          </table:table-cell>
          <table:table-cell office:value-type="float" office:value="0.0015865" calcext:value-type="float">
            <text:p>0.0015865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37703" calcext:value-type="float">
            <text:p>0.0037703</text:p>
          </table:table-cell>
          <table:table-cell office:value-type="float" office:value="0.0012855" calcext:value-type="float">
            <text:p>0.0012855</text:p>
          </table:table-cell>
          <table:table-cell office:value-type="float" office:value="0.0005842" calcext:value-type="float">
            <text:p>0.0005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1]*10^[.G$146]" office:value-type="float" office:value="0.0031169714412287" calcext:value-type="float">
            <text:p>0.0031169714</text:p>
          </table:table-cell>
          <table:table-cell table:formula="of:=[.M61]*10^[.H$146]" office:value-type="float" office:value="0.00601978410288775" calcext:value-type="float">
            <text:p>0.0060197841</text:p>
          </table:table-cell>
          <table:table-cell table:formula="of:=[.N61]*10^[.I$146]" office:value-type="float" office:value="0.0066166888888998" calcext:value-type="float">
            <text:p>0.0066166889</text:p>
          </table:table-cell>
          <table:table-cell table:formula="of:=[.O61]*10^[.J$146]" office:value-type="float" office:value="0.0011354" calcext:value-type="float">
            <text:p>0.0011354</text:p>
          </table:table-cell>
          <table:table-cell table:formula="of:=[.P61]*10^[.K$146]" office:value-type="float" office:value="0.000337289769247704" calcext:value-type="float">
            <text:p>0.0003372898</text:p>
          </table:table-cell>
          <table:table-cell office:value-type="float" office:value="0.0013923" calcext:value-type="float">
            <text:p>0.0013923</text:p>
          </table:table-cell>
          <table:table-cell office:value-type="float" office:value="0.0021359" calcext:value-type="float">
            <text:p>0.0021359</text:p>
          </table:table-cell>
          <table:table-cell office:value-type="float" office:value="0.0033162" calcext:value-type="float">
            <text:p>0.0033162</text:p>
          </table:table-cell>
          <table:table-cell office:value-type="float" office:value="0.0011354" calcext:value-type="float">
            <text:p>0.0011354</text:p>
          </table:table-cell>
          <table:table-cell office:value-type="float" office:value="0.0005224" calcext:value-type="float">
            <text:p>0.00052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2]*10^[.G$146]" office:value-type="float" office:value="0.156986961760397" calcext:value-type="float">
            <text:p>0.1569869618</text:p>
          </table:table-cell>
          <table:table-cell table:formula="of:=[.M62]*10^[.H$146]" office:value-type="float" office:value="0.312613061867801" calcext:value-type="float">
            <text:p>0.3126130619</text:p>
          </table:table-cell>
          <table:table-cell table:formula="of:=[.N62]*10^[.I$146]" office:value-type="float" office:value="0.322350389555511" calcext:value-type="float">
            <text:p>0.3223503896</text:p>
          </table:table-cell>
          <table:table-cell table:formula="of:=[.O62]*10^[.J$146]" office:value-type="float" office:value="0.0642709" calcext:value-type="float">
            <text:p>0.0642709</text:p>
          </table:table-cell>
          <table:table-cell table:formula="of:=[.P62]*10^[.K$146]" office:value-type="float" office:value="0.0180925228060091" calcext:value-type="float">
            <text:p>0.0180925228</text:p>
          </table:table-cell>
          <table:table-cell office:value-type="float" office:value="0.0701235" calcext:value-type="float">
            <text:p>0.0701235</text:p>
          </table:table-cell>
          <table:table-cell office:value-type="float" office:value="0.1109193" calcext:value-type="float">
            <text:p>0.1109193</text:p>
          </table:table-cell>
          <table:table-cell office:value-type="float" office:value="0.1615579" calcext:value-type="float">
            <text:p>0.1615579</text:p>
          </table:table-cell>
          <table:table-cell office:value-type="float" office:value="0.0642709" calcext:value-type="float">
            <text:p>0.0642709</text:p>
          </table:table-cell>
          <table:table-cell office:value-type="float" office:value="0.028022" calcext:value-type="float">
            <text:p>0.0280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3]*10^[.G$146]" office:value-type="float" office:value="0.146428257382453" calcext:value-type="float">
            <text:p>0.1464282574</text:p>
          </table:table-cell>
          <table:table-cell table:formula="of:=[.M63]*10^[.H$146]" office:value-type="float" office:value="0.291372882582913" calcext:value-type="float">
            <text:p>0.2913728826</text:p>
          </table:table-cell>
          <table:table-cell table:formula="of:=[.N63]*10^[.I$146]" office:value-type="float" office:value="0.300799760817763" calcext:value-type="float">
            <text:p>0.3007997608</text:p>
          </table:table-cell>
          <table:table-cell table:formula="of:=[.O63]*10^[.J$146]" office:value-type="float" office:value="0.0600234" calcext:value-type="float">
            <text:p>0.0600234</text:p>
          </table:table-cell>
          <table:table-cell table:formula="of:=[.P63]*10^[.K$146]" office:value-type="float" office:value="0.0169371245631516" calcext:value-type="float">
            <text:p>0.0169371246</text:p>
          </table:table-cell>
          <table:table-cell office:value-type="float" office:value="0.0654071" calcext:value-type="float">
            <text:p>0.0654071</text:p>
          </table:table-cell>
          <table:table-cell office:value-type="float" office:value="0.103383" calcext:value-type="float">
            <text:p>0.103383</text:p>
          </table:table-cell>
          <table:table-cell office:value-type="float" office:value="0.150757" calcext:value-type="float">
            <text:p>0.150757</text:p>
          </table:table-cell>
          <table:table-cell office:value-type="float" office:value="0.0600234" calcext:value-type="float">
            <text:p>0.0600234</text:p>
          </table:table-cell>
          <table:table-cell office:value-type="float" office:value="0.0262325" calcext:value-type="float">
            <text:p>0.026232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4]*10^[.G$146]" office:value-type="float" office:value="0.12898593324764" calcext:value-type="float">
            <text:p>0.1289859332</text:p>
          </table:table-cell>
          <table:table-cell table:formula="of:=[.M64]*10^[.H$146]" office:value-type="float" office:value="0.256305716637241" calcext:value-type="float">
            <text:p>0.2563057166</text:p>
          </table:table-cell>
          <table:table-cell table:formula="of:=[.N64]*10^[.I$146]" office:value-type="float" office:value="0.26518712186281" calcext:value-type="float">
            <text:p>0.2651871219</text:p>
          </table:table-cell>
          <table:table-cell table:formula="of:=[.O64]*10^[.J$146]" office:value-type="float" office:value="0.053" calcext:value-type="float">
            <text:p>0.053</text:p>
          </table:table-cell>
          <table:table-cell table:formula="of:=[.P64]*10^[.K$146]" office:value-type="float" office:value="0.0150231471666013" calcext:value-type="float">
            <text:p>0.0150231472</text:p>
          </table:table-cell>
          <table:table-cell office:value-type="float" office:value="0.0576159" calcext:value-type="float">
            <text:p>0.0576159</text:p>
          </table:table-cell>
          <table:table-cell office:value-type="float" office:value="0.0909407" calcext:value-type="float">
            <text:p>0.0909407</text:p>
          </table:table-cell>
          <table:table-cell office:value-type="float" office:value="0.1329084" calcext:value-type="float">
            <text:p>0.132908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32681" calcext:value-type="float">
            <text:p>0.023268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5]*10^[.G$146]" office:value-type="float" office:value="0.109275112983115" calcext:value-type="float">
            <text:p>0.109275113</text:p>
          </table:table-cell>
          <table:table-cell table:formula="of:=[.M65]*10^[.H$146]" office:value-type="float" office:value="0.216715609763476" calcext:value-type="float">
            <text:p>0.2167156098</text:p>
          </table:table-cell>
          <table:table-cell table:formula="of:=[.N65]*10^[.I$146]" office:value-type="float" office:value="0.224921132136886" calcext:value-type="float">
            <text:p>0.2249211321</text:p>
          </table:table-cell>
          <table:table-cell table:formula="of:=[.O65]*10^[.J$146]" office:value-type="float" office:value="0.0450506" calcext:value-type="float">
            <text:p>0.0450506</text:p>
          </table:table-cell>
          <table:table-cell table:formula="of:=[.P65]*10^[.K$146]" office:value-type="float" office:value="0.0128507143821684" calcext:value-type="float">
            <text:p>0.0128507144</text:p>
          </table:table-cell>
          <table:table-cell office:value-type="float" office:value="0.0488114" calcext:value-type="float">
            <text:p>0.0488114</text:p>
          </table:table-cell>
          <table:table-cell office:value-type="float" office:value="0.0768936" calcext:value-type="float">
            <text:p>0.0768936</text:p>
          </table:table-cell>
          <table:table-cell office:value-type="float" office:value="0.1127276" calcext:value-type="float">
            <text:p>0.1127276</text:p>
          </table:table-cell>
          <table:table-cell office:value-type="float" office:value="0.0450506" calcext:value-type="float">
            <text:p>0.0450506</text:p>
          </table:table-cell>
          <table:table-cell office:value-type="float" office:value="0.0199034" calcext:value-type="float">
            <text:p>0.019903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6]*10^[.G$146]" office:value-type="float" office:value="0.0905609713694803" calcext:value-type="float">
            <text:p>0.0905609714</text:p>
          </table:table-cell>
          <table:table-cell table:formula="of:=[.M66]*10^[.H$146]" office:value-type="float" office:value="0.179173903604155" calcext:value-type="float">
            <text:p>0.1791739036</text:p>
          </table:table-cell>
          <table:table-cell table:formula="of:=[.N66]*10^[.I$146]" office:value-type="float" office:value="0.186662974878515" calcext:value-type="float">
            <text:p>0.1866629749</text:p>
          </table:table-cell>
          <table:table-cell table:formula="of:=[.O66]*10^[.J$146]" office:value-type="float" office:value="0.0374873" calcext:value-type="float">
            <text:p>0.0374873</text:p>
          </table:table-cell>
          <table:table-cell table:formula="of:=[.P66]*10^[.K$146]" office:value-type="float" office:value="0.0107760336480113" calcext:value-type="float">
            <text:p>0.0107760336</text:p>
          </table:table-cell>
          <table:table-cell office:value-type="float" office:value="0.0404521" calcext:value-type="float">
            <text:p>0.0404521</text:p>
          </table:table-cell>
          <table:table-cell office:value-type="float" office:value="0.0635733" calcext:value-type="float">
            <text:p>0.0635733</text:p>
          </table:table-cell>
          <table:table-cell office:value-type="float" office:value="0.0935531" calcext:value-type="float">
            <text:p>0.0935531</text:p>
          </table:table-cell>
          <table:table-cell office:value-type="float" office:value="0.0374873" calcext:value-type="float">
            <text:p>0.0374873</text:p>
          </table:table-cell>
          <table:table-cell office:value-type="float" office:value="0.0166901" calcext:value-type="float">
            <text:p>0.016690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7]*10^[.G$146]" office:value-type="float" office:value="0.0743430038253497" calcext:value-type="float">
            <text:p>0.0743430038</text:p>
          </table:table-cell>
          <table:table-cell table:formula="of:=[.M67]*10^[.H$146]" office:value-type="float" office:value="0.146688658261814" calcext:value-type="float">
            <text:p>0.1466886583</text:p>
          </table:table-cell>
          <table:table-cell table:formula="of:=[.N67]*10^[.I$146]" office:value-type="float" office:value="0.153478969213342" calcext:value-type="float">
            <text:p>0.1534789692</text:p>
          </table:table-cell>
          <table:table-cell table:formula="of:=[.O67]*10^[.J$146]" office:value-type="float" office:value="0.0309165" calcext:value-type="float">
            <text:p>0.0309165</text:p>
          </table:table-cell>
          <table:table-cell table:formula="of:=[.P67]*10^[.K$146]" office:value-type="float" office:value="0.00896542549352942" calcext:value-type="float">
            <text:p>0.0089654255</text:p>
          </table:table-cell>
          <table:table-cell office:value-type="float" office:value="0.0332078" calcext:value-type="float">
            <text:p>0.0332078</text:p>
          </table:table-cell>
          <table:table-cell office:value-type="float" office:value="0.0520471" calcext:value-type="float">
            <text:p>0.0520471</text:p>
          </table:table-cell>
          <table:table-cell office:value-type="float" office:value="0.0769217" calcext:value-type="float">
            <text:p>0.0769217</text:p>
          </table:table-cell>
          <table:table-cell office:value-type="float" office:value="0.0309165" calcext:value-type="float">
            <text:p>0.0309165</text:p>
          </table:table-cell>
          <table:table-cell office:value-type="float" office:value="0.0138858" calcext:value-type="float">
            <text:p>0.013885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8]*10^[.G$146]" office:value-type="float" office:value="0.0609377655197163" calcext:value-type="float">
            <text:p>0.0609377655</text:p>
          </table:table-cell>
          <table:table-cell table:formula="of:=[.M68]*10^[.H$146]" office:value-type="float" office:value="0.119883581879144" calcext:value-type="float">
            <text:p>0.1198835819</text:p>
          </table:table-cell>
          <table:table-cell table:formula="of:=[.N68]*10^[.I$146]" office:value-type="float" office:value="0.126023162128212" calcext:value-type="float">
            <text:p>0.1260231621</text:p>
          </table:table-cell>
          <table:table-cell table:formula="of:=[.O68]*10^[.J$146]" office:value-type="float" office:value="0.0254699" calcext:value-type="float">
            <text:p>0.0254699</text:p>
          </table:table-cell>
          <table:table-cell table:formula="of:=[.P68]*10^[.K$146]" office:value-type="float" office:value="0.00745691895281285" calcext:value-type="float">
            <text:p>0.007456919</text:p>
          </table:table-cell>
          <table:table-cell office:value-type="float" office:value="0.0272199" calcext:value-type="float">
            <text:p>0.0272199</text:p>
          </table:table-cell>
          <table:table-cell office:value-type="float" office:value="0.0425363" calcext:value-type="float">
            <text:p>0.0425363</text:p>
          </table:table-cell>
          <table:table-cell office:value-type="float" office:value="0.0631612" calcext:value-type="float">
            <text:p>0.0631612</text:p>
          </table:table-cell>
          <table:table-cell office:value-type="float" office:value="0.0254699" calcext:value-type="float">
            <text:p>0.0254699</text:p>
          </table:table-cell>
          <table:table-cell office:value-type="float" office:value="0.0115494" calcext:value-type="float">
            <text:p>0.011549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69]*10^[.G$146]" office:value-type="float" office:value="0.0501045939301841" calcext:value-type="float">
            <text:p>0.0501045939</text:p>
          </table:table-cell>
          <table:table-cell table:formula="of:=[.M69]*10^[.H$146]" office:value-type="float" office:value="0.0982620753836558" calcext:value-type="float">
            <text:p>0.0982620754</text:p>
          </table:table-cell>
          <table:table-cell table:formula="of:=[.N69]*10^[.I$146]" office:value-type="float" office:value="0.103810904406821" calcext:value-type="float">
            <text:p>0.1038109044</text:p>
          </table:table-cell>
          <table:table-cell table:formula="of:=[.O69]*10^[.J$146]" office:value-type="float" office:value="0.0210544" calcext:value-type="float">
            <text:p>0.0210544</text:p>
          </table:table-cell>
          <table:table-cell table:formula="of:=[.P69]*10^[.K$146]" office:value-type="float" office:value="0.00622714134277054" calcext:value-type="float">
            <text:p>0.0062271413</text:p>
          </table:table-cell>
          <table:table-cell office:value-type="float" office:value="0.0223809" calcext:value-type="float">
            <text:p>0.0223809</text:p>
          </table:table-cell>
          <table:table-cell office:value-type="float" office:value="0.0348647" calcext:value-type="float">
            <text:p>0.0348647</text:p>
          </table:table-cell>
          <table:table-cell office:value-type="float" office:value="0.0520287" calcext:value-type="float">
            <text:p>0.0520287</text:p>
          </table:table-cell>
          <table:table-cell office:value-type="float" office:value="0.0210544" calcext:value-type="float">
            <text:p>0.0210544</text:p>
          </table:table-cell>
          <table:table-cell office:value-type="float" office:value="0.0096447" calcext:value-type="float">
            <text:p>0.009644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0]*10^[.G$146]" office:value-type="float" office:value="0.0414237288432716" calcext:value-type="float">
            <text:p>0.0414237288</text:p>
          </table:table-cell>
          <table:table-cell table:formula="of:=[.M70]*10^[.H$146]" office:value-type="float" office:value="0.0809721416152278" calcext:value-type="float">
            <text:p>0.0809721416</text:p>
          </table:table-cell>
          <table:table-cell table:formula="of:=[.N70]*10^[.I$146]" office:value-type="float" office:value="0.0859914161980658" calcext:value-type="float">
            <text:p>0.0859914162</text:p>
          </table:table-cell>
          <table:table-cell table:formula="of:=[.O70]*10^[.J$146]" office:value-type="float" office:value="0.0175044" calcext:value-type="float">
            <text:p>0.0175044</text:p>
          </table:table-cell>
          <table:table-cell table:formula="of:=[.P70]*10^[.K$146]" office:value-type="float" office:value="0.00523244643751975" calcext:value-type="float">
            <text:p>0.0052324464</text:p>
          </table:table-cell>
          <table:table-cell office:value-type="float" office:value="0.0185033" calcext:value-type="float">
            <text:p>0.0185033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430978" calcext:value-type="float">
            <text:p>0.0430978</text:p>
          </table:table-cell>
          <table:table-cell office:value-type="float" office:value="0.0175044" calcext:value-type="float">
            <text:p>0.0175044</text:p>
          </table:table-cell>
          <table:table-cell office:value-type="float" office:value="0.0081041" calcext:value-type="float">
            <text:p>0.008104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1]*10^[.G$146]" office:value-type="float" office:value="0.0344724997080169" calcext:value-type="float">
            <text:p>0.0344724997</text:p>
          </table:table-cell>
          <table:table-cell table:formula="of:=[.M71]*10^[.H$146]" office:value-type="float" office:value="0.0671564284861694" calcext:value-type="float">
            <text:p>0.0671564285</text:p>
          </table:table-cell>
          <table:table-cell table:formula="of:=[.N71]*10^[.I$146]" office:value-type="float" office:value="0.0717041408654996" calcext:value-type="float">
            <text:p>0.0717041409</text:p>
          </table:table-cell>
          <table:table-cell table:formula="of:=[.O71]*10^[.J$146]" office:value-type="float" office:value="0.0146515" calcext:value-type="float">
            <text:p>0.0146515</text:p>
          </table:table-cell>
          <table:table-cell table:formula="of:=[.P71]*10^[.K$146]" office:value-type="float" office:value="0.00442789670271967" calcext:value-type="float">
            <text:p>0.0044278967</text:p>
          </table:table-cell>
          <table:table-cell office:value-type="float" office:value="0.0153983" calcext:value-type="float">
            <text:p>0.0153983</text:p>
          </table:table-cell>
          <table:table-cell office:value-type="float" office:value="0.023828" calcext:value-type="float">
            <text:p>0.023828</text:p>
          </table:table-cell>
          <table:table-cell office:value-type="float" office:value="0.0359372" calcext:value-type="float">
            <text:p>0.0359372</text:p>
          </table:table-cell>
          <table:table-cell office:value-type="float" office:value="0.0146515" calcext:value-type="float">
            <text:p>0.0146515</text:p>
          </table:table-cell>
          <table:table-cell office:value-type="float" office:value="0.006858" calcext:value-type="float">
            <text:p>0.00685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2]*10^[.G$146]" office:value-type="float" office:value="0.0288862188509473" calcext:value-type="float">
            <text:p>0.0288862189</text:p>
          </table:table-cell>
          <table:table-cell table:formula="of:=[.M72]*10^[.H$146]" office:value-type="float" office:value="0.0560782106982482" calcext:value-type="float">
            <text:p>0.0560782107</text:p>
          </table:table-cell>
          <table:table-cell table:formula="of:=[.N72]*10^[.I$146]" office:value-type="float" office:value="0.0602070403541859" calcext:value-type="float">
            <text:p>0.0602070404</text:p>
          </table:table-cell>
          <table:table-cell table:formula="of:=[.O72]*10^[.J$146]" office:value-type="float" office:value="0.0123501" calcext:value-type="float">
            <text:p>0.0123501</text:p>
          </table:table-cell>
          <table:table-cell table:formula="of:=[.P72]*10^[.K$146]" office:value-type="float" office:value="0.0037745591883595" calcext:value-type="float">
            <text:p>0.0037745592</text:p>
          </table:table-cell>
          <table:table-cell office:value-type="float" office:value="0.012903" calcext:value-type="float">
            <text:p>0.012903</text:p>
          </table:table-cell>
          <table:table-cell office:value-type="float" office:value="0.0198973" calcext:value-type="float">
            <text:p>0.0198973</text:p>
          </table:table-cell>
          <table:table-cell office:value-type="float" office:value="0.030175" calcext:value-type="float">
            <text:p>0.030175</text:p>
          </table:table-cell>
          <table:table-cell office:value-type="float" office:value="0.0123501" calcext:value-type="float">
            <text:p>0.0123501</text:p>
          </table:table-cell>
          <table:table-cell office:value-type="float" office:value="0.0058461" calcext:value-type="float">
            <text:p>0.005846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3]*10^[.G$146]" office:value-type="float" office:value="0.0243702705702272" calcext:value-type="float">
            <text:p>0.0243702706</text:p>
          </table:table-cell>
          <table:table-cell table:formula="of:=[.M73]*10^[.H$146]" office:value-type="float" office:value="0.047144218644433" calcext:value-type="float">
            <text:p>0.0471442186</text:p>
          </table:table-cell>
          <table:table-cell table:formula="of:=[.N73]*10^[.I$146]" office:value-type="float" office:value="0.0509001392860136" calcext:value-type="float">
            <text:p>0.0509001393</text:p>
          </table:table-cell>
          <table:table-cell table:formula="of:=[.O73]*10^[.J$146]" office:value-type="float" office:value="0.0104824" calcext:value-type="float">
            <text:p>0.0104824</text:p>
          </table:table-cell>
          <table:table-cell table:formula="of:=[.P73]*10^[.K$146]" office:value-type="float" office:value="0.00324060314094784" calcext:value-type="float">
            <text:p>0.0032406031</text:p>
          </table:table-cell>
          <table:table-cell office:value-type="float" office:value="0.0108858" calcext:value-type="float">
            <text:p>0.0108858</text:p>
          </table:table-cell>
          <table:table-cell office:value-type="float" office:value="0.0167274" calcext:value-type="float">
            <text:p>0.0167274</text:p>
          </table:table-cell>
          <table:table-cell office:value-type="float" office:value="0.0255105" calcext:value-type="float">
            <text:p>0.0255105</text:p>
          </table:table-cell>
          <table:table-cell office:value-type="float" office:value="0.0104824" calcext:value-type="float">
            <text:p>0.0104824</text:p>
          </table:table-cell>
          <table:table-cell office:value-type="float" office:value="0.0050191" calcext:value-type="float">
            <text:p>0.005019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4]*10^[.G$146]" office:value-type="float" office:value="0.0206945143328119" calcext:value-type="float">
            <text:p>0.0206945143</text:p>
          </table:table-cell>
          <table:table-cell table:formula="of:=[.M74]*10^[.H$146]" office:value-type="float" office:value="0.0398899828176515" calcext:value-type="float">
            <text:p>0.0398899828</text:p>
          </table:table-cell>
          <table:table-cell table:formula="of:=[.N74]*10^[.I$146]" office:value-type="float" office:value="0.0433143514907334" calcext:value-type="float">
            <text:p>0.0433143515</text:p>
          </table:table-cell>
          <table:table-cell table:formula="of:=[.O74]*10^[.J$146]" office:value-type="float" office:value="0.008956" calcext:value-type="float">
            <text:p>0.008956</text:p>
          </table:table-cell>
          <table:table-cell table:formula="of:=[.P74]*10^[.K$146]" office:value-type="float" office:value="0.00280110630724395" calcext:value-type="float">
            <text:p>0.0028011063</text:p>
          </table:table-cell>
          <table:table-cell office:value-type="float" office:value="0.0092439" calcext:value-type="float">
            <text:p>0.0092439</text:p>
          </table:table-cell>
          <table:table-cell office:value-type="float" office:value="0.0141535" calcext:value-type="float">
            <text:p>0.0141535</text:p>
          </table:table-cell>
          <table:table-cell office:value-type="float" office:value="0.0217086" calcext:value-type="float">
            <text:p>0.0217086</text:p>
          </table:table-cell>
          <table:table-cell office:value-type="float" office:value="0.008956" calcext:value-type="float">
            <text:p>0.008956</text:p>
          </table:table-cell>
          <table:table-cell office:value-type="float" office:value="0.0043384" calcext:value-type="float">
            <text:p>0.004338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5]*10^[.G$146]" office:value-type="float" office:value="0.0176807479360712" calcext:value-type="float">
            <text:p>0.0176807479</text:p>
          </table:table-cell>
          <table:table-cell table:formula="of:=[.M75]*10^[.H$146]" office:value-type="float" office:value="0.0339572867473398" calcext:value-type="float">
            <text:p>0.0339572867</text:p>
          </table:table-cell>
          <table:table-cell table:formula="of:=[.N75]*10^[.I$146]" office:value-type="float" office:value="0.0370859406483266" calcext:value-type="float">
            <text:p>0.0370859406</text:p>
          </table:table-cell>
          <table:table-cell table:formula="of:=[.O75]*10^[.J$146]" office:value-type="float" office:value="0.0076994" calcext:value-type="float">
            <text:p>0.0076994</text:p>
          </table:table-cell>
          <table:table-cell table:formula="of:=[.P75]*10^[.K$146]" office:value-type="float" office:value="0.00243656992953098" calcext:value-type="float">
            <text:p>0.0024365699</text:p>
          </table:table-cell>
          <table:table-cell office:value-type="float" office:value="0.0078977" calcext:value-type="float">
            <text:p>0.0078977</text:p>
          </table:table-cell>
          <table:table-cell office:value-type="float" office:value="0.0120485" calcext:value-type="float">
            <text:p>0.0120485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0.0076994" calcext:value-type="float">
            <text:p>0.0076994</text:p>
          </table:table-cell>
          <table:table-cell office:value-type="float" office:value="0.0037738" calcext:value-type="float">
            <text:p>0.003773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6]*10^[.G$146]" office:value-type="float" office:value="0.0151921855184386" calcext:value-type="float">
            <text:p>0.0151921855</text:p>
          </table:table-cell>
          <table:table-cell table:formula="of:=[.M76]*10^[.H$146]" office:value-type="float" office:value="0.0290710562594066" calcext:value-type="float">
            <text:p>0.0290710563</text:p>
          </table:table-cell>
          <table:table-cell table:formula="of:=[.N76]*10^[.I$146]" office:value-type="float" office:value="0.0319349714560029" calcext:value-type="float">
            <text:p>0.0319349715</text:p>
          </table:table-cell>
          <table:table-cell table:formula="of:=[.O76]*10^[.J$146]" office:value-type="float" office:value="0.0066572" calcext:value-type="float">
            <text:p>0.0066572</text:p>
          </table:table-cell>
          <table:table-cell table:formula="of:=[.P76]*10^[.K$146]" office:value-type="float" office:value="0.00213188569884953" calcext:value-type="float">
            <text:p>0.0021318857</text:p>
          </table:table-cell>
          <table:table-cell office:value-type="float" office:value="0.0067861" calcext:value-type="float">
            <text:p>0.0067861</text:p>
          </table:table-cell>
          <table:table-cell office:value-type="float" office:value="0.0103148" calcext:value-type="float">
            <text:p>0.0103148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066572" calcext:value-type="float">
            <text:p>0.0066572</text:p>
          </table:table-cell>
          <table:table-cell office:value-type="float" office:value="0.0033019" calcext:value-type="float">
            <text:p>0.003301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7]*10^[.G$146]" office:value-type="float" office:value="0.013122711697946" calcext:value-type="float">
            <text:p>0.0131227117</text:p>
          </table:table-cell>
          <table:table-cell table:formula="of:=[.M77]*10^[.H$146]" office:value-type="float" office:value="0.0250182216042483" calcext:value-type="float">
            <text:p>0.0250182216</text:p>
          </table:table-cell>
          <table:table-cell table:formula="of:=[.N77]*10^[.I$146]" office:value-type="float" office:value="0.0276447584263568" calcext:value-type="float">
            <text:p>0.0276447584</text:p>
          </table:table-cell>
          <table:table-cell table:formula="of:=[.O77]*10^[.J$146]" office:value-type="float" office:value="0.0057868" calcext:value-type="float">
            <text:p>0.0057868</text:p>
          </table:table-cell>
          <table:table-cell table:formula="of:=[.P77]*10^[.K$146]" office:value-type="float" office:value="0.00187543183907696" calcext:value-type="float">
            <text:p>0.0018754318</text:p>
          </table:table-cell>
          <table:table-cell office:value-type="float" office:value="0.0058617" calcext:value-type="float">
            <text:p>0.0058617</text:p>
          </table:table-cell>
          <table:table-cell office:value-type="float" office:value="0.0088768" calcext:value-type="float">
            <text:p>0.0088768</text:p>
          </table:table-cell>
          <table:table-cell office:value-type="float" office:value="0.0138552" calcext:value-type="float">
            <text:p>0.0138552</text:p>
          </table:table-cell>
          <table:table-cell office:value-type="float" office:value="0.0057868" calcext:value-type="float">
            <text:p>0.0057868</text:p>
          </table:table-cell>
          <table:table-cell office:value-type="float" office:value="0.0029047" calcext:value-type="float">
            <text:p>0.002904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8]*10^[.G$146]" office:value-type="float" office:value="0.0113903892809219" calcext:value-type="float">
            <text:p>0.0113903893</text:p>
          </table:table-cell>
          <table:table-cell table:formula="of:=[.M78]*10^[.H$146]" office:value-type="float" office:value="0.0216347528952653" calcext:value-type="float">
            <text:p>0.0216347529</text:p>
          </table:table-cell>
          <table:table-cell table:formula="of:=[.N78]*10^[.I$146]" office:value-type="float" office:value="0.0240476995249309" calcext:value-type="float">
            <text:p>0.0240476995</text:p>
          </table:table-cell>
          <table:table-cell table:formula="of:=[.O78]*10^[.J$146]" office:value-type="float" office:value="0.0050548" calcext:value-type="float">
            <text:p>0.0050548</text:p>
          </table:table-cell>
          <table:table-cell table:formula="of:=[.P78]*10^[.K$146]" office:value-type="float" office:value="0.0016581046255839" calcext:value-type="float">
            <text:p>0.0016581046</text:p>
          </table:table-cell>
          <table:table-cell office:value-type="float" office:value="0.0050879" calcext:value-type="float">
            <text:p>0.0050879</text:p>
          </table:table-cell>
          <table:table-cell office:value-type="float" office:value="0.0076763" calcext:value-type="float">
            <text:p>0.0076763</text:p>
          </table:table-cell>
          <table:table-cell office:value-type="float" office:value="0.0120524" calcext:value-type="float">
            <text:p>0.0120524</text:p>
          </table:table-cell>
          <table:table-cell office:value-type="float" office:value="0.0050548" calcext:value-type="float">
            <text:p>0.0050548</text:p>
          </table:table-cell>
          <table:table-cell office:value-type="float" office:value="0.0025681" calcext:value-type="float">
            <text:p>0.002568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79]*10^[.G$146]" office:value-type="float" office:value="0.00993096697068915" calcext:value-type="float">
            <text:p>0.009930967</text:p>
          </table:table-cell>
          <table:table-cell table:formula="of:=[.M79]*10^[.H$146]" office:value-type="float" office:value="0.018792131870792" calcext:value-type="float">
            <text:p>0.0187921319</text:p>
          </table:table-cell>
          <table:table-cell table:formula="of:=[.N79]*10^[.I$146]" office:value-type="float" office:value="0.0210129055438633" calcext:value-type="float">
            <text:p>0.0210129055</text:p>
          </table:table-cell>
          <table:table-cell table:formula="of:=[.O79]*10^[.J$146]" office:value-type="float" office:value="0.0044354" calcext:value-type="float">
            <text:p>0.0044354</text:p>
          </table:table-cell>
          <table:table-cell table:formula="of:=[.P79]*10^[.K$146]" office:value-type="float" office:value="0.00147260816558224" calcext:value-type="float">
            <text:p>0.0014726082</text:p>
          </table:table-cell>
          <table:table-cell office:value-type="float" office:value="0.004436" calcext:value-type="float">
            <text:p>0.004436</text:p>
          </table:table-cell>
          <table:table-cell office:value-type="float" office:value="0.0066677" calcext:value-type="float">
            <text:p>0.0066677</text:p>
          </table:table-cell>
          <table:table-cell office:value-type="float" office:value="0.0105314" calcext:value-type="float">
            <text:p>0.0105314</text:p>
          </table:table-cell>
          <table:table-cell office:value-type="float" office:value="0.0044354" calcext:value-type="float">
            <text:p>0.0044354</text:p>
          </table:table-cell>
          <table:table-cell office:value-type="float" office:value="0.0022808" calcext:value-type="float">
            <text:p>0.002280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0]*10^[.G$146]" office:value-type="float" office:value="0.008694297413744" calcext:value-type="float">
            <text:p>0.0086942974</text:p>
          </table:table-cell>
          <table:table-cell table:formula="of:=[.M80]*10^[.H$146]" office:value-type="float" office:value="0.0163903059367684" calcext:value-type="float">
            <text:p>0.0163903059</text:p>
          </table:table-cell>
          <table:table-cell table:formula="of:=[.N80]*10^[.I$146]" office:value-type="float" office:value="0.0184370218952384" calcext:value-type="float">
            <text:p>0.0184370219</text:p>
          </table:table-cell>
          <table:table-cell table:formula="of:=[.O80]*10^[.J$146]" office:value-type="float" office:value="0.0039081" calcext:value-type="float">
            <text:p>0.0039081</text:p>
          </table:table-cell>
          <table:table-cell table:formula="of:=[.P80]*10^[.K$146]" office:value-type="float" office:value="0.0013134543981252" calcext:value-type="float">
            <text:p>0.0013134544</text:p>
          </table:table-cell>
          <table:table-cell office:value-type="float" office:value="0.0038836" calcext:value-type="float">
            <text:p>0.0038836</text:p>
          </table:table-cell>
          <table:table-cell office:value-type="float" office:value="0.0058155" calcext:value-type="float">
            <text:p>0.0058155</text:p>
          </table:table-cell>
          <table:table-cell office:value-type="float" office:value="0.0092404" calcext:value-type="float">
            <text:p>0.0092404</text:p>
          </table:table-cell>
          <table:table-cell office:value-type="float" office:value="0.0039081" calcext:value-type="float">
            <text:p>0.0039081</text:p>
          </table:table-cell>
          <table:table-cell office:value-type="float" office:value="0.0020343" calcext:value-type="float">
            <text:p>0.002034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1]*10^[.G$146]" office:value-type="float" office:value="0.00764053137381989" calcext:value-type="float">
            <text:p>0.0076405314</text:p>
          </table:table-cell>
          <table:table-cell table:formula="of:=[.M81]*10^[.H$146]" office:value-type="float" office:value="0.014349796694533" calcext:value-type="float">
            <text:p>0.0143497967</text:p>
          </table:table-cell>
          <table:table-cell table:formula="of:=[.N81]*10^[.I$146]" office:value-type="float" office:value="0.0162386418766057" calcext:value-type="float">
            <text:p>0.0162386419</text:p>
          </table:table-cell>
          <table:table-cell table:formula="of:=[.O81]*10^[.J$146]" office:value-type="float" office:value="0.0034566" calcext:value-type="float">
            <text:p>0.0034566</text:p>
          </table:table-cell>
          <table:table-cell table:formula="of:=[.P81]*10^[.K$146]" office:value-type="float" office:value="0.00117599461276372" calcext:value-type="float">
            <text:p>0.0011759946</text:p>
          </table:table-cell>
          <table:table-cell office:value-type="float" office:value="0.0034129" calcext:value-type="float">
            <text:p>0.0034129</text:p>
          </table:table-cell>
          <table:table-cell office:value-type="float" office:value="0.0050915" calcext:value-type="float">
            <text:p>0.0050915</text:p>
          </table:table-cell>
          <table:table-cell office:value-type="float" office:value="0.0081386" calcext:value-type="float">
            <text:p>0.0081386</text:p>
          </table:table-cell>
          <table:table-cell office:value-type="float" office:value="0.0034566" calcext:value-type="float">
            <text:p>0.0034566</text:p>
          </table:table-cell>
          <table:table-cell office:value-type="float" office:value="0.0018214" calcext:value-type="float">
            <text:p>0.0018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2]*10^[.G$146]" office:value-type="float" office:value="0.321205664414711" calcext:value-type="float">
            <text:p>0.3212056644</text:p>
          </table:table-cell>
          <table:table-cell table:formula="of:=[.M82]*10^[.H$146]" office:value-type="float" office:value="0.622063616248431" calcext:value-type="float">
            <text:p>0.6220636162</text:p>
          </table:table-cell>
          <table:table-cell table:formula="of:=[.N82]*10^[.I$146]" office:value-type="float" office:value="0.66196478629129" calcext:value-type="float">
            <text:p>0.6619647863</text:p>
          </table:table-cell>
          <table:table-cell table:formula="of:=[.O82]*10^[.J$146]" office:value-type="float" office:value="0.1649787" calcext:value-type="float">
            <text:p>0.1649787</text:p>
          </table:table-cell>
          <table:table-cell table:formula="of:=[.P82]*10^[.K$146]" office:value-type="float" office:value="0.0534505499160569" calcext:value-type="float">
            <text:p>0.0534505499</text:p>
          </table:table-cell>
          <table:table-cell office:value-type="float" office:value="0.1434773" calcext:value-type="float">
            <text:p>0.1434773</text:p>
          </table:table-cell>
          <table:table-cell office:value-type="float" office:value="0.2207165" calcext:value-type="float">
            <text:p>0.2207165</text:p>
          </table:table-cell>
          <table:table-cell office:value-type="float" office:value="0.3317683" calcext:value-type="float">
            <text:p>0.3317683</text:p>
          </table:table-cell>
          <table:table-cell office:value-type="float" office:value="0.1649787" calcext:value-type="float">
            <text:p>0.1649787</text:p>
          </table:table-cell>
          <table:table-cell office:value-type="float" office:value="0.0827851" calcext:value-type="float">
            <text:p>0.0827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3]*10^[.G$146]" office:value-type="float" office:value="0.303597898787757" calcext:value-type="float">
            <text:p>0.3035978988</text:p>
          </table:table-cell>
          <table:table-cell table:formula="of:=[.M83]*10^[.H$146]" office:value-type="float" office:value="0.587113976870993" calcext:value-type="float">
            <text:p>0.5871139769</text:p>
          </table:table-cell>
          <table:table-cell table:formula="of:=[.N83]*10^[.I$146]" office:value-type="float" office:value="0.625452284032285" calcext:value-type="float">
            <text:p>0.625452284</text:p>
          </table:table-cell>
          <table:table-cell table:formula="of:=[.O83]*10^[.J$146]" office:value-type="float" office:value="0.1555519" calcext:value-type="float">
            <text:p>0.1555519</text:p>
          </table:table-cell>
          <table:table-cell table:formula="of:=[.P83]*10^[.K$146]" office:value-type="float" office:value="0.0505079807672314" calcext:value-type="float">
            <text:p>0.0505079808</text:p>
          </table:table-cell>
          <table:table-cell office:value-type="float" office:value="0.1356122" calcext:value-type="float">
            <text:p>0.1356122</text:p>
          </table:table-cell>
          <table:table-cell office:value-type="float" office:value="0.2083159" calcext:value-type="float">
            <text:p>0.2083159</text:p>
          </table:table-cell>
          <table:table-cell office:value-type="float" office:value="0.3134687" calcext:value-type="float">
            <text:p>0.3134687</text:p>
          </table:table-cell>
          <table:table-cell office:value-type="float" office:value="0.1555519" calcext:value-type="float">
            <text:p>0.1555519</text:p>
          </table:table-cell>
          <table:table-cell office:value-type="float" office:value="0.0782276" calcext:value-type="float">
            <text:p>0.07822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4]*10^[.G$146]" office:value-type="float" office:value="0.272859362066759" calcext:value-type="float">
            <text:p>0.2728593621</text:p>
          </table:table-cell>
          <table:table-cell table:formula="of:=[.M84]*10^[.H$146]" office:value-type="float" office:value="0.526542700103723" calcext:value-type="float">
            <text:p>0.5265427001</text:p>
          </table:table-cell>
          <table:table-cell table:formula="of:=[.N84]*10^[.I$146]" office:value-type="float" office:value="0.562092529694217" calcext:value-type="float">
            <text:p>0.5620925297</text:p>
          </table:table-cell>
          <table:table-cell table:formula="of:=[.O84]*10^[.J$146]" office:value-type="float" office:value="0.1395636" calcext:value-type="float">
            <text:p>0.1395636</text:p>
          </table:table-cell>
          <table:table-cell table:formula="of:=[.P84]*10^[.K$146]" office:value-type="float" office:value="0.0455088092026619" calcext:value-type="float">
            <text:p>0.0455088092</text:p>
          </table:table-cell>
          <table:table-cell office:value-type="float" office:value="0.1218818" calcext:value-type="float">
            <text:p>0.1218818</text:p>
          </table:table-cell>
          <table:table-cell office:value-type="float" office:value="0.1868244" calcext:value-type="float">
            <text:p>0.1868244</text:p>
          </table:table-cell>
          <table:table-cell office:value-type="float" office:value="0.2817136" calcext:value-type="float">
            <text:p>0.2817136</text:p>
          </table:table-cell>
          <table:table-cell office:value-type="float" office:value="0.1395636" calcext:value-type="float">
            <text:p>0.1395636</text:p>
          </table:table-cell>
          <table:table-cell office:value-type="float" office:value="0.0704848" calcext:value-type="float">
            <text:p>0.0704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5]*10^[.G$146]" office:value-type="float" office:value="0.235514807010072" calcext:value-type="float">
            <text:p>0.235514807</text:p>
          </table:table-cell>
          <table:table-cell table:formula="of:=[.M85]*10^[.H$146]" office:value-type="float" office:value="0.453643534556809" calcext:value-type="float">
            <text:p>0.4536435346</text:p>
          </table:table-cell>
          <table:table-cell table:formula="of:=[.N85]*10^[.I$146]" office:value-type="float" office:value="0.485687949867114" calcext:value-type="float">
            <text:p>0.4856879499</text:p>
          </table:table-cell>
          <table:table-cell table:formula="of:=[.O85]*10^[.J$146]" office:value-type="float" office:value="0.120841" calcext:value-type="float">
            <text:p>0.120841</text:p>
          </table:table-cell>
          <table:table-cell table:formula="of:=[.P85]*10^[.K$146]" office:value-type="float" office:value="0.0396389729102391" calcext:value-type="float">
            <text:p>0.0396389729</text:p>
          </table:table-cell>
          <table:table-cell office:value-type="float" office:value="0.1052006" calcext:value-type="float">
            <text:p>0.1052006</text:p>
          </table:table-cell>
          <table:table-cell office:value-type="float" office:value="0.1609588" calcext:value-type="float">
            <text:p>0.1609588</text:p>
          </table:table-cell>
          <table:table-cell office:value-type="float" office:value="0.2434206" calcext:value-type="float">
            <text:p>0.2434206</text:p>
          </table:table-cell>
          <table:table-cell office:value-type="float" office:value="0.120841" calcext:value-type="float">
            <text:p>0.120841</text:p>
          </table:table-cell>
          <table:table-cell office:value-type="float" office:value="0.0613935" calcext:value-type="float">
            <text:p>0.0613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6]*10^[.G$146]" office:value-type="float" office:value="0.198765975648359" calcext:value-type="float">
            <text:p>0.1987659756</text:p>
          </table:table-cell>
          <table:table-cell table:formula="of:=[.M86]*10^[.H$146]" office:value-type="float" office:value="0.381991785295273" calcext:value-type="float">
            <text:p>0.3819917853</text:p>
          </table:table-cell>
          <table:table-cell table:formula="of:=[.N86]*10^[.I$146]" office:value-type="float" office:value="0.41044960086311" calcext:value-type="float">
            <text:p>0.4104496009</text:p>
          </table:table-cell>
          <table:table-cell table:formula="of:=[.O86]*10^[.J$146]" office:value-type="float" office:value="0.1023804" calcext:value-type="float">
            <text:p>0.1023804</text:p>
          </table:table-cell>
          <table:table-cell table:formula="of:=[.P86]*10^[.K$146]" office:value-type="float" office:value="0.0338306029004205" calcext:value-type="float">
            <text:p>0.0338306029</text:p>
          </table:table-cell>
          <table:table-cell office:value-type="float" office:value="0.0887855" calcext:value-type="float">
            <text:p>0.0887855</text:p>
          </table:table-cell>
          <table:table-cell office:value-type="float" office:value="0.1355358" calcext:value-type="float">
            <text:p>0.1355358</text:p>
          </table:table-cell>
          <table:table-cell office:value-type="float" office:value="0.2057121" calcext:value-type="float">
            <text:p>0.2057121</text:p>
          </table:table-cell>
          <table:table-cell office:value-type="float" office:value="0.1023804" calcext:value-type="float">
            <text:p>0.1023804</text:p>
          </table:table-cell>
          <table:table-cell office:value-type="float" office:value="0.0523974" calcext:value-type="float">
            <text:p>0.0523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7]*10^[.G$146]" office:value-type="float" office:value="0.165847372282623" calcext:value-type="float">
            <text:p>0.1658473723</text:p>
          </table:table-cell>
          <table:table-cell table:formula="of:=[.M87]*10^[.H$146]" office:value-type="float" office:value="0.317901193761733" calcext:value-type="float">
            <text:p>0.3179011938</text:p>
          </table:table-cell>
          <table:table-cell table:formula="of:=[.N87]*10^[.I$146]" office:value-type="float" office:value="0.342997363990809" calcext:value-type="float">
            <text:p>0.342997364</text:p>
          </table:table-cell>
          <table:table-cell table:formula="of:=[.O87]*10^[.J$146]" office:value-type="float" office:value="0.0858043" calcext:value-type="float">
            <text:p>0.0858043</text:p>
          </table:table-cell>
          <table:table-cell table:formula="of:=[.P87]*10^[.K$146]" office:value-type="float" office:value="0.028592603836531" calcext:value-type="float">
            <text:p>0.0285926038</text:p>
          </table:table-cell>
          <table:table-cell office:value-type="float" office:value="0.0740813" calcext:value-type="float">
            <text:p>0.0740813</text:p>
          </table:table-cell>
          <table:table-cell office:value-type="float" office:value="0.1127956" calcext:value-type="float">
            <text:p>0.1127956</text:p>
          </table:table-cell>
          <table:table-cell office:value-type="float" office:value="0.1719059" calcext:value-type="float">
            <text:p>0.1719059</text:p>
          </table:table-cell>
          <table:table-cell office:value-type="float" office:value="0.0858043" calcext:value-type="float">
            <text:p>0.0858043</text:p>
          </table:table-cell>
          <table:table-cell office:value-type="float" office:value="0.0442847" calcext:value-type="float">
            <text:p>0.04428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8]*10^[.G$146]" office:value-type="float" office:value="0.137849254107346" calcext:value-type="float">
            <text:p>0.1378492541</text:p>
          </table:table-cell>
          <table:table-cell table:formula="of:=[.M88]*10^[.H$146]" office:value-type="float" office:value="0.263479910388775" calcext:value-type="float">
            <text:p>0.2634799104</text:p>
          </table:table-cell>
          <table:table-cell table:formula="of:=[.N88]*10^[.I$146]" office:value-type="float" office:value="0.285571719303689" calcext:value-type="float">
            <text:p>0.2855717193</text:p>
          </table:table-cell>
          <table:table-cell table:formula="of:=[.O88]*10^[.J$146]" office:value-type="float" office:value="0.0716671" calcext:value-type="float">
            <text:p>0.0716671</text:p>
          </table:table-cell>
          <table:table-cell table:formula="of:=[.P88]*10^[.K$146]" office:value-type="float" office:value="0.0241031762857843" calcext:value-type="float">
            <text:p>0.0241031763</text:p>
          </table:table-cell>
          <table:table-cell office:value-type="float" office:value="0.061575" calcext:value-type="float">
            <text:p>0.061575</text:p>
          </table:table-cell>
          <table:table-cell office:value-type="float" office:value="0.0934862" calcext:value-type="float">
            <text:p>0.0934862</text:p>
          </table:table-cell>
          <table:table-cell office:value-type="float" office:value="0.1431249" calcext:value-type="float">
            <text:p>0.1431249</text:p>
          </table:table-cell>
          <table:table-cell office:value-type="float" office:value="0.0716671" calcext:value-type="float">
            <text:p>0.0716671</text:p>
          </table:table-cell>
          <table:table-cell office:value-type="float" office:value="0.0373314" calcext:value-type="float">
            <text:p>0.03733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89]*10^[.G$146]" office:value-type="float" office:value="0.114675803857797" calcext:value-type="float">
            <text:p>0.1146758039</text:p>
          </table:table-cell>
          <table:table-cell table:formula="of:=[.M89]*10^[.H$146]" office:value-type="float" office:value="0.218519656677779" calcext:value-type="float">
            <text:p>0.2185196567</text:p>
          </table:table-cell>
          <table:table-cell table:formula="of:=[.N89]*10^[.I$146]" office:value-type="float" office:value="0.237991896036015" calcext:value-type="float">
            <text:p>0.237991896</text:p>
          </table:table-cell>
          <table:table-cell table:formula="of:=[.O89]*10^[.J$146]" office:value-type="float" office:value="0.0599304" calcext:value-type="float">
            <text:p>0.0599304</text:p>
          </table:table-cell>
          <table:table-cell table:formula="of:=[.P89]*10^[.K$146]" office:value-type="float" office:value="0.0203558637058901" calcext:value-type="float">
            <text:p>0.0203558637</text:p>
          </table:table-cell>
          <table:table-cell office:value-type="float" office:value="0.0512238" calcext:value-type="float">
            <text:p>0.0512238</text:p>
          </table:table-cell>
          <table:table-cell office:value-type="float" office:value="0.0775337" calcext:value-type="float">
            <text:p>0.0775337</text:p>
          </table:table-cell>
          <table:table-cell office:value-type="float" office:value="0.1192785" calcext:value-type="float">
            <text:p>0.1192785</text:p>
          </table:table-cell>
          <table:table-cell office:value-type="float" office:value="0.0599304" calcext:value-type="float">
            <text:p>0.0599304</text:p>
          </table:table-cell>
          <table:table-cell office:value-type="float" office:value="0.0315275" calcext:value-type="float">
            <text:p>0.0315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0]*10^[.G$146]" office:value-type="float" office:value="0.0957380140024196" calcext:value-type="float">
            <text:p>0.095738014</text:p>
          </table:table-cell>
          <table:table-cell table:formula="of:=[.M90]*10^[.H$146]" office:value-type="float" office:value="0.18184995819739" calcext:value-type="float">
            <text:p>0.1818499582</text:p>
          </table:table-cell>
          <table:table-cell table:formula="of:=[.N90]*10^[.I$146]" office:value-type="float" office:value="0.199064328270973" calcext:value-type="float">
            <text:p>0.1990643283</text:p>
          </table:table-cell>
          <table:table-cell table:formula="of:=[.O90]*10^[.J$146]" office:value-type="float" office:value="0.0503075" calcext:value-type="float">
            <text:p>0.0503075</text:p>
          </table:table-cell>
          <table:table-cell table:formula="of:=[.P90]*10^[.K$146]" office:value-type="float" office:value="0.017265246042347" calcext:value-type="float">
            <text:p>0.017265246</text:p>
          </table:table-cell>
          <table:table-cell office:value-type="float" office:value="0.0427646" calcext:value-type="float">
            <text:p>0.0427646</text:p>
          </table:table-cell>
          <table:table-cell office:value-type="float" office:value="0.0645228" calcext:value-type="float">
            <text:p>0.0645228</text:p>
          </table:table-cell>
          <table:table-cell office:value-type="float" office:value="0.0997685" calcext:value-type="float">
            <text:p>0.0997685</text:p>
          </table:table-cell>
          <table:table-cell office:value-type="float" office:value="0.0503075" calcext:value-type="float">
            <text:p>0.0503075</text:p>
          </table:table-cell>
          <table:table-cell office:value-type="float" office:value="0.0267407" calcext:value-type="float">
            <text:p>0.0267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1]*10^[.G$146]" office:value-type="float" office:value="0.0803262099402874" calcext:value-type="float">
            <text:p>0.0803262099</text:p>
          </table:table-cell>
          <table:table-cell table:formula="of:=[.M91]*10^[.H$146]" office:value-type="float" office:value="0.152070078630771" calcext:value-type="float">
            <text:p>0.1520700786</text:p>
          </table:table-cell>
          <table:table-cell table:formula="of:=[.N91]*10^[.I$146]" office:value-type="float" office:value="0.167345443723681" calcext:value-type="float">
            <text:p>0.1673454437</text:p>
          </table:table-cell>
          <table:table-cell table:formula="of:=[.O91]*10^[.J$146]" office:value-type="float" office:value="0.0424487" calcext:value-type="float">
            <text:p>0.0424487</text:p>
          </table:table-cell>
          <table:table-cell table:formula="of:=[.P91]*10^[.K$146]" office:value-type="float" office:value="0.0147254360015934" calcext:value-type="float">
            <text:p>0.014725436</text:p>
          </table:table-cell>
          <table:table-cell office:value-type="float" office:value="0.0358804" calcext:value-type="float">
            <text:p>0.0358804</text:p>
          </table:table-cell>
          <table:table-cell office:value-type="float" office:value="0.0539565" calcext:value-type="float">
            <text:p>0.0539565</text:p>
          </table:table-cell>
          <table:table-cell office:value-type="float" office:value="0.0838714" calcext:value-type="float">
            <text:p>0.0838714</text:p>
          </table:table-cell>
          <table:table-cell office:value-type="float" office:value="0.0424487" calcext:value-type="float">
            <text:p>0.0424487</text:p>
          </table:table-cell>
          <table:table-cell office:value-type="float" office:value="0.022807" calcext:value-type="float">
            <text:p>0.022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2]*10^[.G$146]" office:value-type="float" office:value="0.0677739243884486" calcext:value-type="float">
            <text:p>0.0677739244</text:p>
          </table:table-cell>
          <table:table-cell table:formula="of:=[.M92]*10^[.H$146]" office:value-type="float" office:value="0.127869751753175" calcext:value-type="float">
            <text:p>0.1278697518</text:p>
          </table:table-cell>
          <table:table-cell table:formula="of:=[.N92]*10^[.I$146]" office:value-type="float" office:value="0.141478863072424" calcext:value-type="float">
            <text:p>0.1414788631</text:p>
          </table:table-cell>
          <table:table-cell table:formula="of:=[.O92]*10^[.J$146]" office:value-type="float" office:value="0.0360245" calcext:value-type="float">
            <text:p>0.0360245</text:p>
          </table:table-cell>
          <table:table-cell table:formula="of:=[.P92]*10^[.K$146]" office:value-type="float" office:value="0.0126356469584769" calcext:value-type="float">
            <text:p>0.012635647</text:p>
          </table:table-cell>
          <table:table-cell office:value-type="float" office:value="0.0302735" calcext:value-type="float">
            <text:p>0.0302735</text:p>
          </table:table-cell>
          <table:table-cell office:value-type="float" office:value="0.0453699" calcext:value-type="float">
            <text:p>0.0453699</text:p>
          </table:table-cell>
          <table:table-cell office:value-type="float" office:value="0.0709074" calcext:value-type="float">
            <text:p>0.0709074</text:p>
          </table:table-cell>
          <table:table-cell office:value-type="float" office:value="0.0360245" calcext:value-type="float">
            <text:p>0.0360245</text:p>
          </table:table-cell>
          <table:table-cell office:value-type="float" office:value="0.0195703" calcext:value-type="float">
            <text:p>0.0195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3]*10^[.G$146]" office:value-type="float" office:value="0.0575140892825038" calcext:value-type="float">
            <text:p>0.0575140893</text:p>
          </table:table-cell>
          <table:table-cell table:formula="of:=[.M93]*10^[.H$146]" office:value-type="float" office:value="0.108134588953582" calcext:value-type="float">
            <text:p>0.108134589</text:p>
          </table:table-cell>
          <table:table-cell table:formula="of:=[.N93]*10^[.I$146]" office:value-type="float" office:value="0.120307334174521" calcext:value-type="float">
            <text:p>0.1203073342</text:p>
          </table:table-cell>
          <table:table-cell table:formula="of:=[.O93]*10^[.J$146]" office:value-type="float" office:value="0.0307532" calcext:value-type="float">
            <text:p>0.0307532</text:p>
          </table:table-cell>
          <table:table-cell table:formula="of:=[.P93]*10^[.K$146]" office:value-type="float" office:value="0.0109090384191924" calcext:value-type="float">
            <text:p>0.0109090384</text:p>
          </table:table-cell>
          <table:table-cell office:value-type="float" office:value="0.0256906" calcext:value-type="float">
            <text:p>0.0256906</text:p>
          </table:table-cell>
          <table:table-cell office:value-type="float" office:value="0.0383676" calcext:value-type="float">
            <text:p>0.0383676</text:p>
          </table:table-cell>
          <table:table-cell office:value-type="float" office:value="0.0602965" calcext:value-type="float">
            <text:p>0.0602965</text:p>
          </table:table-cell>
          <table:table-cell office:value-type="float" office:value="0.0307532" calcext:value-type="float">
            <text:p>0.0307532</text:p>
          </table:table-cell>
          <table:table-cell office:value-type="float" office:value="0.0168961" calcext:value-type="float">
            <text:p>0.0168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4]*10^[.G$146]" office:value-type="float" office:value="0.0490848564515663" calcext:value-type="float">
            <text:p>0.0490848565</text:p>
          </table:table-cell>
          <table:table-cell table:formula="of:=[.M94]*10^[.H$146]" office:value-type="float" office:value="0.0919601711493485" calcext:value-type="float">
            <text:p>0.0919601711</text:p>
          </table:table-cell>
          <table:table-cell table:formula="of:=[.N94]*10^[.I$146]" office:value-type="float" office:value="0.102889891322232" calcext:value-type="float">
            <text:p>0.1028898913</text:p>
          </table:table-cell>
          <table:table-cell table:formula="of:=[.O94]*10^[.J$146]" office:value-type="float" office:value="0.0264053" calcext:value-type="float">
            <text:p>0.0264053</text:p>
          </table:table-cell>
          <table:table-cell table:formula="of:=[.P94]*10^[.K$146]" office:value-type="float" office:value="0.00947471754939196" calcext:value-type="float">
            <text:p>0.0094747175</text:p>
          </table:table-cell>
          <table:table-cell office:value-type="float" office:value="0.0219254" calcext:value-type="float">
            <text:p>0.0219254</text:p>
          </table:table-cell>
          <table:table-cell office:value-type="float" office:value="0.0326287" calcext:value-type="float">
            <text:p>0.0326287</text:p>
          </table:table-cell>
          <table:table-cell office:value-type="float" office:value="0.0515671" calcext:value-type="float">
            <text:p>0.0515671</text:p>
          </table:table-cell>
          <table:table-cell office:value-type="float" office:value="0.0264053" calcext:value-type="float">
            <text:p>0.0264053</text:p>
          </table:table-cell>
          <table:table-cell office:value-type="float" office:value="0.0146746" calcext:value-type="float">
            <text:p>0.0146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5]*10^[.G$146]" office:value-type="float" office:value="0.0421197472452525" calcext:value-type="float">
            <text:p>0.0421197472</text:p>
          </table:table-cell>
          <table:table-cell table:formula="of:=[.M95]*10^[.H$146]" office:value-type="float" office:value="0.0786280925312951" calcext:value-type="float">
            <text:p>0.0786280925</text:p>
          </table:table-cell>
          <table:table-cell table:formula="of:=[.N95]*10^[.I$146]" office:value-type="float" office:value="0.088476714937591" calcext:value-type="float">
            <text:p>0.0884767149</text:p>
          </table:table-cell>
          <table:table-cell table:formula="of:=[.O95]*10^[.J$146]" office:value-type="float" office:value="0.0227977" calcext:value-type="float">
            <text:p>0.0227977</text:p>
          </table:table-cell>
          <table:table-cell table:formula="of:=[.P95]*10^[.K$146]" office:value-type="float" office:value="0.00827593134234331" calcext:value-type="float">
            <text:p>0.0082759313</text:p>
          </table:table-cell>
          <table:table-cell office:value-type="float" office:value="0.0188142" calcext:value-type="float">
            <text:p>0.0188142</text:p>
          </table:table-cell>
          <table:table-cell office:value-type="float" office:value="0.0278983" calcext:value-type="float">
            <text:p>0.0278983</text:p>
          </table:table-cell>
          <table:table-cell office:value-type="float" office:value="0.0443434" calcext:value-type="float">
            <text:p>0.0443434</text:p>
          </table:table-cell>
          <table:table-cell office:value-type="float" office:value="0.0227977" calcext:value-type="float">
            <text:p>0.0227977</text:p>
          </table:table-cell>
          <table:table-cell office:value-type="float" office:value="0.0128179" calcext:value-type="float">
            <text:p>0.0128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6]*10^[.G$146]" office:value-type="float" office:value="0.0363292950203454" calcext:value-type="float">
            <text:p>0.036329295</text:p>
          </table:table-cell>
          <table:table-cell table:formula="of:=[.M96]*10^[.H$146]" office:value-type="float" office:value="0.0675724218068241" calcext:value-type="float">
            <text:p>0.0675724218</text:p>
          </table:table-cell>
          <table:table-cell table:formula="of:=[.N96]*10^[.I$146]" office:value-type="float" office:value="0.0764762097442107" calcext:value-type="float">
            <text:p>0.0764762097</text:p>
          </table:table-cell>
          <table:table-cell table:formula="of:=[.O96]*10^[.J$146]" office:value-type="float" office:value="0.0197857" calcext:value-type="float">
            <text:p>0.0197857</text:p>
          </table:table-cell>
          <table:table-cell table:formula="of:=[.P96]*10^[.K$146]" office:value-type="float" office:value="0.00726741943659118" calcext:value-type="float">
            <text:p>0.0072674194</text:p>
          </table:table-cell>
          <table:table-cell office:value-type="float" office:value="0.0162277" calcext:value-type="float">
            <text:p>0.0162277</text:p>
          </table:table-cell>
          <table:table-cell office:value-type="float" office:value="0.0239756" calcext:value-type="float">
            <text:p>0.0239756</text:p>
          </table:table-cell>
          <table:table-cell office:value-type="float" office:value="0.0383289" calcext:value-type="float">
            <text:p>0.0383289</text:p>
          </table:table-cell>
          <table:table-cell office:value-type="float" office:value="0.0197857" calcext:value-type="float">
            <text:p>0.0197857</text:p>
          </table:table-cell>
          <table:table-cell office:value-type="float" office:value="0.0112559" calcext:value-type="float">
            <text:p>0.01125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7]*10^[.G$146]" office:value-type="float" office:value="0.0314858218370528" calcext:value-type="float">
            <text:p>0.0314858218</text:p>
          </table:table-cell>
          <table:table-cell table:formula="of:=[.M97]*10^[.H$146]" office:value-type="float" office:value="0.0583495455025542" calcext:value-type="float">
            <text:p>0.0583495455</text:p>
          </table:table-cell>
          <table:table-cell table:formula="of:=[.N97]*10^[.I$146]" office:value-type="float" office:value="0.066423479622703" calcext:value-type="float">
            <text:p>0.0664234796</text:p>
          </table:table-cell>
          <table:table-cell table:formula="of:=[.O97]*10^[.J$146]" office:value-type="float" office:value="0.0172555" calcext:value-type="float">
            <text:p>0.0172555</text:p>
          </table:table-cell>
          <table:table-cell table:formula="of:=[.P97]*10^[.K$146]" office:value-type="float" office:value="0.00641367084953865" calcext:value-type="float">
            <text:p>0.0064136708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0207032" calcext:value-type="float">
            <text:p>0.0207032</text:p>
          </table:table-cell>
          <table:table-cell office:value-type="float" office:value="0.0332906" calcext:value-type="float">
            <text:p>0.0332906</text:p>
          </table:table-cell>
          <table:table-cell office:value-type="float" office:value="0.0172555" calcext:value-type="float">
            <text:p>0.0172555</text:p>
          </table:table-cell>
          <table:table-cell office:value-type="float" office:value="0.0099336" calcext:value-type="float">
            <text:p>0.0099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8]*10^[.G$146]" office:value-type="float" office:value="0.0274106777485169" calcext:value-type="float">
            <text:p>0.0274106777</text:p>
          </table:table-cell>
          <table:table-cell table:formula="of:=[.M98]*10^[.H$146]" office:value-type="float" office:value="0.0506102659733021" calcext:value-type="float">
            <text:p>0.050610266</text:p>
          </table:table-cell>
          <table:table-cell table:formula="of:=[.N98]*10^[.I$146]" office:value-type="float" office:value="0.0579521944120396" calcext:value-type="float">
            <text:p>0.0579521944</text:p>
          </table:table-cell>
          <table:table-cell table:formula="of:=[.O98]*10^[.J$146]" office:value-type="float" office:value="0.0151171" calcext:value-type="float">
            <text:p>0.0151171</text:p>
          </table:table-cell>
          <table:table-cell table:formula="of:=[.P98]*10^[.K$146]" office:value-type="float" office:value="0.00568634136053112" calcext:value-type="float">
            <text:p>0.0056863414</text:p>
          </table:table-cell>
          <table:table-cell office:value-type="float" office:value="0.0122439" calcext:value-type="float">
            <text:p>0.0122439</text:p>
          </table:table-cell>
          <table:table-cell office:value-type="float" office:value="0.0179572" calcext:value-type="float">
            <text:p>0.0179572</text:p>
          </table:table-cell>
          <table:table-cell office:value-type="float" office:value="0.0290449" calcext:value-type="float">
            <text:p>0.0290449</text:p>
          </table:table-cell>
          <table:table-cell office:value-type="float" office:value="0.0151171" calcext:value-type="float">
            <text:p>0.0151171</text:p>
          </table:table-cell>
          <table:table-cell office:value-type="float" office:value="0.0088071" calcext:value-type="float">
            <text:p>0.0088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99]*10^[.G$146]" office:value-type="float" office:value="0.0239625994508939" calcext:value-type="float">
            <text:p>0.0239625995</text:p>
          </table:table-cell>
          <table:table-cell table:formula="of:=[.M99]*10^[.H$146]" office:value-type="float" office:value="0.0440795090449761" calcext:value-type="float">
            <text:p>0.044079509</text:p>
          </table:table-cell>
          <table:table-cell table:formula="of:=[.N99]*10^[.I$146]" office:value-type="float" office:value="0.0507728415503186" calcext:value-type="float">
            <text:p>0.0507728416</text:p>
          </table:table-cell>
          <table:table-cell table:formula="of:=[.O99]*10^[.J$146]" office:value-type="float" office:value="0.0132995" calcext:value-type="float">
            <text:p>0.0132995</text:p>
          </table:table-cell>
          <table:table-cell table:formula="of:=[.P99]*10^[.K$146]" office:value-type="float" office:value="0.00506315589866686" calcext:value-type="float">
            <text:p>0.0050631559</text:p>
          </table:table-cell>
          <table:table-cell office:value-type="float" office:value="0.0107037" calcext:value-type="float">
            <text:p>0.010703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254467" calcext:value-type="float">
            <text:p>0.0254467</text:p>
          </table:table-cell>
          <table:table-cell office:value-type="float" office:value="0.0132995" calcext:value-type="float">
            <text:p>0.0132995</text:p>
          </table:table-cell>
          <table:table-cell office:value-type="float" office:value="0.0078419" calcext:value-type="float">
            <text:p>0.00784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0]*10^[.G$146]" office:value-type="float" office:value="0.0210292031430278" calcext:value-type="float">
            <text:p>0.0210292031</text:p>
          </table:table-cell>
          <table:table-cell table:formula="of:=[.M100]*10^[.H$146]" office:value-type="float" office:value="0.0385394137169895" calcext:value-type="float">
            <text:p>0.0385394137</text:p>
          </table:table-cell>
          <table:table-cell table:formula="of:=[.N100]*10^[.I$146]" office:value-type="float" office:value="0.044655766345087" calcext:value-type="float">
            <text:p>0.0446557663</text:p>
          </table:table-cell>
          <table:table-cell table:formula="of:=[.O100]*10^[.J$146]" office:value-type="float" office:value="0.011746" calcext:value-type="float">
            <text:p>0.011746</text:p>
          </table:table-cell>
          <table:table-cell table:formula="of:=[.P100]*10^[.K$146]" office:value-type="float" office:value="0.00452616527637874" calcext:value-type="float">
            <text:p>0.0045261653</text:p>
          </table:table-cell>
          <table:table-cell office:value-type="float" office:value="0.0093934" calcext:value-type="float">
            <text:p>0.0093934</text:p>
          </table:table-cell>
          <table:table-cell office:value-type="float" office:value="0.0136743" calcext:value-type="float">
            <text:p>0.0136743</text:p>
          </table:table-cell>
          <table:table-cell office:value-type="float" office:value="0.0223809" calcext:value-type="float">
            <text:p>0.0223809</text:p>
          </table:table-cell>
          <table:table-cell office:value-type="float" office:value="0.011746" calcext:value-type="float">
            <text:p>0.011746</text:p>
          </table:table-cell>
          <table:table-cell office:value-type="float" office:value="0.0070102" calcext:value-type="float">
            <text:p>0.0070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1]*10^[.G$146]" office:value-type="float" office:value="0.0185211638514897" calcext:value-type="float">
            <text:p>0.0185211639</text:p>
          </table:table-cell>
          <table:table-cell table:formula="of:=[.M101]*10^[.H$146]" office:value-type="float" office:value="0.0338158039241903" calcext:value-type="float">
            <text:p>0.0338158039</text:p>
          </table:table-cell>
          <table:table-cell table:formula="of:=[.N101]*10^[.I$146]" office:value-type="float" office:value="0.0394168060846732" calcext:value-type="float">
            <text:p>0.0394168061</text:p>
          </table:table-cell>
          <table:table-cell table:formula="of:=[.O101]*10^[.J$146]" office:value-type="float" office:value="0.0104116" calcext:value-type="float">
            <text:p>0.0104116</text:p>
          </table:table-cell>
          <table:table-cell table:formula="of:=[.P101]*10^[.K$146]" office:value-type="float" office:value="0.00406097140435927" calcext:value-type="float">
            <text:p>0.0040609714</text:p>
          </table:table-cell>
          <table:table-cell office:value-type="float" office:value="0.0082731" calcext:value-type="float">
            <text:p>0.0082731</text:p>
          </table:table-cell>
          <table:table-cell office:value-type="float" office:value="0.0119983" calcext:value-type="float">
            <text:p>0.0119983</text:p>
          </table:table-cell>
          <table:table-cell office:value-type="float" office:value="0.0197552" calcext:value-type="float">
            <text:p>0.0197552</text:p>
          </table:table-cell>
          <table:table-cell office:value-type="float" office:value="0.0104116" calcext:value-type="float">
            <text:p>0.0104116</text:p>
          </table:table-cell>
          <table:table-cell office:value-type="float" office:value="0.0062897" calcext:value-type="float">
            <text:p>0.006289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2]*10^[.G$146]" office:value-type="float" office:value="0.509996346413838" calcext:value-type="float">
            <text:p>0.5099963464</text:p>
          </table:table-cell>
          <table:table-cell table:formula="of:=[.M102]*10^[.H$146]" office:value-type="float" office:value="0.96445007540211" calcext:value-type="float">
            <text:p>0.9644500754</text:p>
          </table:table-cell>
          <table:table-cell table:formula="of:=[.N102]*10^[.I$146]" office:value-type="float" office:value="1.06411429545036" calcext:value-type="float">
            <text:p>1.0641142955</text:p>
          </table:table-cell>
          <table:table-cell table:formula="of:=[.O102]*10^[.J$146]" office:value-type="float" office:value="0.341408" calcext:value-type="float">
            <text:p>0.341408</text:p>
          </table:table-cell>
          <table:table-cell table:formula="of:=[.P102]*10^[.K$146]" office:value-type="float" office:value="0.128520379733379" calcext:value-type="float">
            <text:p>0.1285203797</text:p>
          </table:table-cell>
          <table:table-cell office:value-type="float" office:value="0.227807" calcext:value-type="float">
            <text:p>0.227807</text:p>
          </table:table-cell>
          <table:table-cell office:value-type="float" office:value="0.3421998" calcext:value-type="float">
            <text:p>0.3421998</text:p>
          </table:table-cell>
          <table:table-cell office:value-type="float" office:value="0.5333205" calcext:value-type="float">
            <text:p>0.5333205</text:p>
          </table:table-cell>
          <table:table-cell office:value-type="float" office:value="0.341408" calcext:value-type="float">
            <text:p>0.341408</text:p>
          </table:table-cell>
          <table:table-cell office:value-type="float" office:value="0.1990545" calcext:value-type="float">
            <text:p>0.199054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3]*10^[.G$146]" office:value-type="float" office:value="0.490965201886982" calcext:value-type="float">
            <text:p>0.4909652019</text:p>
          </table:table-cell>
          <table:table-cell table:formula="of:=[.M103]*10^[.H$146]" office:value-type="float" office:value="0.927100301120407" calcext:value-type="float">
            <text:p>0.9271003011</text:p>
          </table:table-cell>
          <table:table-cell table:formula="of:=[.N103]*10^[.I$146]" office:value-type="float" office:value="1.02382974978491" calcext:value-type="float">
            <text:p>1.0238297498</text:p>
          </table:table-cell>
          <table:table-cell table:formula="of:=[.O103]*10^[.J$146]" office:value-type="float" office:value="0.3275874" calcext:value-type="float">
            <text:p>0.3275874</text:p>
          </table:table-cell>
          <table:table-cell table:formula="of:=[.P103]*10^[.K$146]" office:value-type="float" office:value="0.123544903679015" calcext:value-type="float">
            <text:p>0.1235449037</text:p>
          </table:table-cell>
          <table:table-cell office:value-type="float" office:value="0.2193061" calcext:value-type="float">
            <text:p>0.2193061</text:p>
          </table:table-cell>
          <table:table-cell office:value-type="float" office:value="0.3289476" calcext:value-type="float">
            <text:p>0.3289476</text:p>
          </table:table-cell>
          <table:table-cell office:value-type="float" office:value="0.5131304" calcext:value-type="float">
            <text:p>0.5131304</text:p>
          </table:table-cell>
          <table:table-cell office:value-type="float" office:value="0.3275874" calcext:value-type="float">
            <text:p>0.3275874</text:p>
          </table:table-cell>
          <table:table-cell office:value-type="float" office:value="0.1913484" calcext:value-type="float">
            <text:p>0.191348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4]*10^[.G$146]" office:value-type="float" office:value="0.456681202498833" calcext:value-type="float">
            <text:p>0.4566812025</text:p>
          </table:table-cell>
          <table:table-cell table:formula="of:=[.M104]*10^[.H$146]" office:value-type="float" office:value="0.860034624564624" calcext:value-type="float">
            <text:p>0.8600346246</text:p>
          </table:table-cell>
          <table:table-cell table:formula="of:=[.N104]*10^[.I$146]" office:value-type="float" office:value="0.951433252896113" calcext:value-type="float">
            <text:p>0.9514332529</text:p>
          </table:table-cell>
          <table:table-cell table:formula="of:=[.O104]*10^[.J$146]" office:value-type="float" office:value="0.3029793" calcext:value-type="float">
            <text:p>0.3029793</text:p>
          </table:table-cell>
          <table:table-cell table:formula="of:=[.P104]*10^[.K$146]" office:value-type="float" office:value="0.114672904352427" calcext:value-type="float">
            <text:p>0.1146729044</text:p>
          </table:table-cell>
          <table:table-cell office:value-type="float" office:value="0.203992" calcext:value-type="float">
            <text:p>0.203992</text:p>
          </table:table-cell>
          <table:table-cell office:value-type="float" office:value="0.3051518" calcext:value-type="float">
            <text:p>0.3051518</text:p>
          </table:table-cell>
          <table:table-cell office:value-type="float" office:value="0.4768462" calcext:value-type="float">
            <text:p>0.4768462</text:p>
          </table:table-cell>
          <table:table-cell office:value-type="float" office:value="0.3029793" calcext:value-type="float">
            <text:p>0.3029793</text:p>
          </table:table-cell>
          <table:table-cell office:value-type="float" office:value="0.1776073" calcext:value-type="float">
            <text:p>0.177607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5]*10^[.G$146]" office:value-type="float" office:value="0.412997932410404" calcext:value-type="float">
            <text:p>0.4129979324</text:p>
          </table:table-cell>
          <table:table-cell table:formula="of:=[.M105]*10^[.H$146]" office:value-type="float" office:value="0.774991610643478" calcext:value-type="float">
            <text:p>0.7749916106</text:p>
          </table:table-cell>
          <table:table-cell table:formula="of:=[.N105]*10^[.I$146]" office:value-type="float" office:value="0.859505133206089" calcext:value-type="float">
            <text:p>0.8595051332</text:p>
          </table:table-cell>
          <table:table-cell table:formula="of:=[.O105]*10^[.J$146]" office:value-type="float" office:value="0.2721413" calcext:value-type="float">
            <text:p>0.2721413</text:p>
          </table:table-cell>
          <table:table-cell table:formula="of:=[.P105]*10^[.K$146]" office:value-type="float" office:value="0.10352871866302" calcext:value-type="float">
            <text:p>0.1035287187</text:p>
          </table:table-cell>
          <table:table-cell office:value-type="float" office:value="0.1844794" calcext:value-type="float">
            <text:p>0.1844794</text:p>
          </table:table-cell>
          <table:table-cell office:value-type="float" office:value="0.2749774" calcext:value-type="float">
            <text:p>0.2749774</text:p>
          </table:table-cell>
          <table:table-cell office:value-type="float" office:value="0.430773" calcext:value-type="float">
            <text:p>0.430773</text:p>
          </table:table-cell>
          <table:table-cell office:value-type="float" office:value="0.2721413" calcext:value-type="float">
            <text:p>0.2721413</text:p>
          </table:table-cell>
          <table:table-cell office:value-type="float" office:value="0.160347" calcext:value-type="float">
            <text:p>0.16034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6]*10^[.G$146]" office:value-type="float" office:value="0.365715246475385" calcext:value-type="float">
            <text:p>0.3657152465</text:p>
          </table:table-cell>
          <table:table-cell table:formula="of:=[.M106]*10^[.H$146]" office:value-type="float" office:value="0.683455324286992" calcext:value-type="float">
            <text:p>0.6834553243</text:p>
          </table:table-cell>
          <table:table-cell table:formula="of:=[.N106]*10^[.I$146]" office:value-type="float" office:value="0.760378107083657" calcext:value-type="float">
            <text:p>0.7603781071</text:p>
          </table:table-cell>
          <table:table-cell table:formula="of:=[.O106]*10^[.J$146]" office:value-type="float" office:value="0.2393796" calcext:value-type="float">
            <text:p>0.2393796</text:p>
          </table:table-cell>
          <table:table-cell table:formula="of:=[.P106]*10^[.K$146]" office:value-type="float" office:value="0.0916518445545045" calcext:value-type="float">
            <text:p>0.0916518446</text:p>
          </table:table-cell>
          <table:table-cell office:value-type="float" office:value="0.163359" calcext:value-type="float">
            <text:p>0.163359</text:p>
          </table:table-cell>
          <table:table-cell office:value-type="float" office:value="0.2424991" calcext:value-type="float">
            <text:p>0.2424991</text:p>
          </table:table-cell>
          <table:table-cell office:value-type="float" office:value="0.3810918" calcext:value-type="float">
            <text:p>0.3810918</text:p>
          </table:table-cell>
          <table:table-cell office:value-type="float" office:value="0.2393796" calcext:value-type="float">
            <text:p>0.2393796</text:p>
          </table:table-cell>
          <table:table-cell office:value-type="float" office:value="0.1419519" calcext:value-type="float">
            <text:p>0.141951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7]*10^[.G$146]" office:value-type="float" office:value="0.319229097521469" calcext:value-type="float">
            <text:p>0.3192290975</text:p>
          </table:table-cell>
          <table:table-cell table:formula="of:=[.M107]*10^[.H$146]" office:value-type="float" office:value="0.593986039972295" calcext:value-type="float">
            <text:p>0.59398604</text:p>
          </table:table-cell>
          <table:table-cell table:formula="of:=[.N107]*10^[.I$146]" office:value-type="float" office:value="0.663277269842076" calcext:value-type="float">
            <text:p>0.6632772698</text:p>
          </table:table-cell>
          <table:table-cell table:formula="of:=[.O107]*10^[.J$146]" office:value-type="float" office:value="0.207756" calcext:value-type="float">
            <text:p>0.207756</text:p>
          </table:table-cell>
          <table:table-cell table:formula="of:=[.P107]*10^[.K$146]" office:value-type="float" office:value="0.0801427996602702" calcext:value-type="float">
            <text:p>0.0801427997</text:p>
          </table:table-cell>
          <table:table-cell office:value-type="float" office:value="0.1425944" calcext:value-type="float">
            <text:p>0.1425944</text:p>
          </table:table-cell>
          <table:table-cell office:value-type="float" office:value="0.2107542" calcext:value-type="float">
            <text:p>0.2107542</text:p>
          </table:table-cell>
          <table:table-cell office:value-type="float" office:value="0.3324261" calcext:value-type="float">
            <text:p>0.3324261</text:p>
          </table:table-cell>
          <table:table-cell office:value-type="float" office:value="0.207756" calcext:value-type="float">
            <text:p>0.207756</text:p>
          </table:table-cell>
          <table:table-cell office:value-type="float" office:value="0.1241265" calcext:value-type="float">
            <text:p>0.124126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8]*10^[.G$146]" office:value-type="float" office:value="0.275750222672992" calcext:value-type="float">
            <text:p>0.2757502227</text:p>
          </table:table-cell>
          <table:table-cell table:formula="of:=[.M108]*10^[.H$146]" office:value-type="float" office:value="0.510988044706074" calcext:value-type="float">
            <text:p>0.5109880447</text:p>
          </table:table-cell>
          <table:table-cell table:formula="of:=[.N108]*10^[.I$146]" office:value-type="float" office:value="0.572948153371268" calcext:value-type="float">
            <text:p>0.5729481534</text:p>
          </table:table-cell>
          <table:table-cell table:formula="of:=[.O108]*10^[.J$146]" office:value-type="float" office:value="0.178968" calcext:value-type="float">
            <text:p>0.178968</text:p>
          </table:table-cell>
          <table:table-cell table:formula="of:=[.P108]*10^[.K$146]" office:value-type="float" office:value="0.0696186357270053" calcext:value-type="float">
            <text:p>0.0696186357</text:p>
          </table:table-cell>
          <table:table-cell office:value-type="float" office:value="0.1231731" calcext:value-type="float">
            <text:p>0.1231731</text:p>
          </table:table-cell>
          <table:table-cell office:value-type="float" office:value="0.1813054" calcext:value-type="float">
            <text:p>0.1813054</text:p>
          </table:table-cell>
          <table:table-cell office:value-type="float" office:value="0.2871543" calcext:value-type="float">
            <text:p>0.2871543</text:p>
          </table:table-cell>
          <table:table-cell office:value-type="float" office:value="0.178968" calcext:value-type="float">
            <text:p>0.178968</text:p>
          </table:table-cell>
          <table:table-cell office:value-type="float" office:value="0.1078265" calcext:value-type="float">
            <text:p>0.107826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09]*10^[.G$146]" office:value-type="float" office:value="0.235660100011965" calcext:value-type="float">
            <text:p>0.2356601</text:p>
          </table:table-cell>
          <table:table-cell table:formula="of:=[.M109]*10^[.H$146]" office:value-type="float" office:value="0.435472856122361" calcext:value-type="float">
            <text:p>0.4354728561</text:p>
          </table:table-cell>
          <table:table-cell table:formula="of:=[.N109]*10^[.I$146]" office:value-type="float" office:value="0.490458821588436" calcext:value-type="float">
            <text:p>0.4904588216</text:p>
          </table:table-cell>
          <table:table-cell table:formula="of:=[.O109]*10^[.J$146]" office:value-type="float" office:value="0.1536829" calcext:value-type="float">
            <text:p>0.1536829</text:p>
          </table:table-cell>
          <table:table-cell table:formula="of:=[.P109]*10^[.K$146]" office:value-type="float" office:value="0.0603282524600027" calcext:value-type="float">
            <text:p>0.0603282525</text:p>
          </table:table-cell>
          <table:table-cell office:value-type="float" office:value="0.1052655" calcext:value-type="float">
            <text:p>0.1052655</text:p>
          </table:table-cell>
          <table:table-cell office:value-type="float" office:value="0.1545116" calcext:value-type="float">
            <text:p>0.1545116</text:p>
          </table:table-cell>
          <table:table-cell office:value-type="float" office:value="0.2458117" calcext:value-type="float">
            <text:p>0.2458117</text:p>
          </table:table-cell>
          <table:table-cell office:value-type="float" office:value="0.1536829" calcext:value-type="float">
            <text:p>0.1536829</text:p>
          </table:table-cell>
          <table:table-cell office:value-type="float" office:value="0.0934374" calcext:value-type="float">
            <text:p>0.093437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0]*10^[.G$146]" office:value-type="float" office:value="0.201291476964778" calcext:value-type="float">
            <text:p>0.201291477</text:p>
          </table:table-cell>
          <table:table-cell table:formula="of:=[.M110]*10^[.H$146]" office:value-type="float" office:value="0.370855790657261" calcext:value-type="float">
            <text:p>0.3708557907</text:p>
          </table:table-cell>
          <table:table-cell table:formula="of:=[.N110]*10^[.I$146]" office:value-type="float" office:value="0.419666515600877" calcext:value-type="float">
            <text:p>0.4196665156</text:p>
          </table:table-cell>
          <table:table-cell table:formula="of:=[.O110]*10^[.J$146]" office:value-type="float" office:value="0.1319395" calcext:value-type="float">
            <text:p>0.1319395</text:p>
          </table:table-cell>
          <table:table-cell table:formula="of:=[.P110]*10^[.K$146]" office:value-type="float" office:value="0.0522951516731994" calcext:value-type="float">
            <text:p>0.0522951517</text:p>
          </table:table-cell>
          <table:table-cell office:value-type="float" office:value="0.0899136" calcext:value-type="float">
            <text:p>0.0899136</text:p>
          </table:table-cell>
          <table:table-cell office:value-type="float" office:value="0.1315846" calcext:value-type="float">
            <text:p>0.1315846</text:p>
          </table:table-cell>
          <table:table-cell office:value-type="float" office:value="0.2103315" calcext:value-type="float">
            <text:p>0.2103315</text:p>
          </table:table-cell>
          <table:table-cell office:value-type="float" office:value="0.1319395" calcext:value-type="float">
            <text:p>0.1319395</text:p>
          </table:table-cell>
          <table:table-cell office:value-type="float" office:value="0.0809956" calcext:value-type="float">
            <text:p>0.080995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1]*10^[.G$146]" office:value-type="float" office:value="0.17217825179038" calcext:value-type="float">
            <text:p>0.1721782518</text:p>
          </table:table-cell>
          <table:table-cell table:formula="of:=[.M111]*10^[.H$146]" office:value-type="float" office:value="0.316229047168614" calcext:value-type="float">
            <text:p>0.3162290472</text:p>
          </table:table-cell>
          <table:table-cell table:formula="of:=[.N111]*10^[.I$146]" office:value-type="float" office:value="0.359629870648389" calcext:value-type="float">
            <text:p>0.3596298706</text:p>
          </table:table-cell>
          <table:table-cell table:formula="of:=[.O111]*10^[.J$146]" office:value-type="float" office:value="0.11346" calcext:value-type="float">
            <text:p>0.11346</text:p>
          </table:table-cell>
          <table:table-cell table:formula="of:=[.P111]*10^[.K$146]" office:value-type="float" office:value="0.0454273922043806" calcext:value-type="float">
            <text:p>0.0454273922</text:p>
          </table:table-cell>
          <table:table-cell office:value-type="float" office:value="0.0769092" calcext:value-type="float">
            <text:p>0.0769092</text:p>
          </table:table-cell>
          <table:table-cell office:value-type="float" office:value="0.1122023" calcext:value-type="float">
            <text:p>0.1122023</text:p>
          </table:table-cell>
          <table:table-cell office:value-type="float" office:value="0.1802419" calcext:value-type="float">
            <text:p>0.1802419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0703587" calcext:value-type="float">
            <text:p>0.070358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2]*10^[.G$146]" office:value-type="float" office:value="0.147660449497121" calcext:value-type="float">
            <text:p>0.1476604495</text:p>
          </table:table-cell>
          <table:table-cell table:formula="of:=[.M112]*10^[.H$146]" office:value-type="float" office:value="0.270321816792713" calcext:value-type="float">
            <text:p>0.2703218168</text:p>
          </table:table-cell>
          <table:table-cell table:formula="of:=[.N112]*10^[.I$146]" office:value-type="float" office:value="0.309006474245462" calcext:value-type="float">
            <text:p>0.3090064742</text:p>
          </table:table-cell>
          <table:table-cell table:formula="of:=[.O112]*10^[.J$146]" office:value-type="float" office:value="0.0978422" calcext:value-type="float">
            <text:p>0.0978422</text:p>
          </table:table-cell>
          <table:table-cell table:formula="of:=[.P112]*10^[.K$146]" office:value-type="float" office:value="0.0395868040485331" calcext:value-type="float">
            <text:p>0.039586804</text:p>
          </table:table-cell>
          <table:table-cell office:value-type="float" office:value="0.0659575" calcext:value-type="float">
            <text:p>0.0659575</text:p>
          </table:table-cell>
          <table:table-cell office:value-type="float" office:value="0.0959138" calcext:value-type="float">
            <text:p>0.0959138</text:p>
          </table:table-cell>
          <table:table-cell office:value-type="float" office:value="0.1548701" calcext:value-type="float">
            <text:p>0.1548701</text:p>
          </table:table-cell>
          <table:table-cell office:value-type="float" office:value="0.0978422" calcext:value-type="float">
            <text:p>0.0978422</text:p>
          </table:table-cell>
          <table:table-cell office:value-type="float" office:value="0.0613127" calcext:value-type="float">
            <text:p>0.061312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3]*10^[.G$146]" office:value-type="float" office:value="0.127051006567575" calcext:value-type="float">
            <text:p>0.1270510066</text:p>
          </table:table-cell>
          <table:table-cell table:formula="of:=[.M113]*10^[.H$146]" office:value-type="float" office:value="0.231819042053829" calcext:value-type="float">
            <text:p>0.2318190421</text:p>
          </table:table-cell>
          <table:table-cell table:formula="of:=[.N113]*10^[.I$146]" office:value-type="float" office:value="0.26639884466669" calcext:value-type="float">
            <text:p>0.2663988447</text:p>
          </table:table-cell>
          <table:table-cell table:formula="of:=[.O113]*10^[.J$146]" office:value-type="float" office:value="0.0846657" calcext:value-type="float">
            <text:p>0.0846657</text:p>
          </table:table-cell>
          <table:table-cell table:formula="of:=[.P113]*10^[.K$146]" office:value-type="float" office:value="0.0346266945648202" calcext:value-type="float">
            <text:p>0.0346266946</text:p>
          </table:table-cell>
          <table:table-cell office:value-type="float" office:value="0.0567516" calcext:value-type="float">
            <text:p>0.0567516</text:p>
          </table:table-cell>
          <table:table-cell office:value-type="float" office:value="0.0822525" calcext:value-type="float">
            <text:p>0.0822525</text:p>
          </table:table-cell>
          <table:table-cell office:value-type="float" office:value="0.1335157" calcext:value-type="float">
            <text:p>0.1335157</text:p>
          </table:table-cell>
          <table:table-cell office:value-type="float" office:value="0.0846657" calcext:value-type="float">
            <text:p>0.0846657</text:p>
          </table:table-cell>
          <table:table-cell office:value-type="float" office:value="0.0536304" calcext:value-type="float">
            <text:p>0.053630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4]*10^[.G$146]" office:value-type="float" office:value="0.109716364919526" calcext:value-type="float">
            <text:p>0.1097163649</text:p>
          </table:table-cell>
          <table:table-cell table:formula="of:=[.M114]*10^[.H$146]" office:value-type="float" office:value="0.199509100129814" calcext:value-type="float">
            <text:p>0.1995091001</text:p>
          </table:table-cell>
          <table:table-cell table:formula="of:=[.N114]*10^[.I$146]" office:value-type="float" office:value="0.230513453353281" calcext:value-type="float">
            <text:p>0.2305134534</text:p>
          </table:table-cell>
          <table:table-cell table:formula="of:=[.O114]*10^[.J$146]" office:value-type="float" office:value="0.0735401" calcext:value-type="float">
            <text:p>0.0735401</text:p>
          </table:table-cell>
          <table:table-cell table:formula="of:=[.P114]*10^[.K$146]" office:value-type="float" office:value="0.030409797664149" calcext:value-type="float">
            <text:p>0.0304097977</text:p>
          </table:table-cell>
          <table:table-cell office:value-type="float" office:value="0.0490085" calcext:value-type="float">
            <text:p>0.0490085</text:p>
          </table:table-cell>
          <table:table-cell office:value-type="float" office:value="0.0707885" calcext:value-type="float">
            <text:p>0.0707885</text:p>
          </table:table-cell>
          <table:table-cell office:value-type="float" office:value="0.1155304" calcext:value-type="float">
            <text:p>0.1155304</text:p>
          </table:table-cell>
          <table:table-cell office:value-type="float" office:value="0.0735401" calcext:value-type="float">
            <text:p>0.0735401</text:p>
          </table:table-cell>
          <table:table-cell office:value-type="float" office:value="0.0470992" calcext:value-type="float">
            <text:p>0.047099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5]*10^[.G$146]" office:value-type="float" office:value="0.0951049036644325" calcext:value-type="float">
            <text:p>0.0951049037</text:p>
          </table:table-cell>
          <table:table-cell table:formula="of:=[.M115]*10^[.H$146]" office:value-type="float" office:value="0.172340452349011" calcext:value-type="float">
            <text:p>0.1723404523</text:p>
          </table:table-cell>
          <table:table-cell table:formula="of:=[.N115]*10^[.I$146]" office:value-type="float" office:value="0.200222977097275" calcext:value-type="float">
            <text:p>0.2002229771</text:p>
          </table:table-cell>
          <table:table-cell table:formula="of:=[.O115]*10^[.J$146]" office:value-type="float" office:value="0.0641248" calcext:value-type="float">
            <text:p>0.0641248</text:p>
          </table:table-cell>
          <table:table-cell table:formula="of:=[.P115]*10^[.K$146]" office:value-type="float" office:value="0.0268156988328047" calcext:value-type="float">
            <text:p>0.0268156988</text:p>
          </table:table-cell>
          <table:table-cell office:value-type="float" office:value="0.0424818" calcext:value-type="float">
            <text:p>0.0424818</text:p>
          </table:table-cell>
          <table:table-cell office:value-type="float" office:value="0.0611487" calcext:value-type="float">
            <text:p>0.0611487</text:p>
          </table:table-cell>
          <table:table-cell office:value-type="float" office:value="0.1003492" calcext:value-type="float">
            <text:p>0.1003492</text:p>
          </table:table-cell>
          <table:table-cell office:value-type="float" office:value="0.0641248" calcext:value-type="float">
            <text:p>0.0641248</text:p>
          </table:table-cell>
          <table:table-cell office:value-type="float" office:value="0.0415326" calcext:value-type="float">
            <text:p>0.041532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6]*10^[.G$146]" office:value-type="float" office:value="0.0827502971891293" calcext:value-type="float">
            <text:p>0.0827502972</text:p>
          </table:table-cell>
          <table:table-cell table:formula="of:=[.M116]*10^[.H$146]" office:value-type="float" office:value="0.149425589926365" calcext:value-type="float">
            <text:p>0.1494255899</text:p>
          </table:table-cell>
          <table:table-cell table:formula="of:=[.N116]*10^[.I$146]" office:value-type="float" office:value="0.174574279090813" calcext:value-type="float">
            <text:p>0.1745742791</text:p>
          </table:table-cell>
          <table:table-cell table:formula="of:=[.O116]*10^[.J$146]" office:value-type="float" office:value="0.0561308" calcext:value-type="float">
            <text:p>0.0561308</text:p>
          </table:table-cell>
          <table:table-cell table:formula="of:=[.P116]*10^[.K$146]" office:value-type="float" office:value="0.0237418036137936" calcext:value-type="float">
            <text:p>0.0237418036</text:p>
          </table:table-cell>
          <table:table-cell office:value-type="float" office:value="0.0369632" calcext:value-type="float">
            <text:p>0.0369632</text:p>
          </table:table-cell>
          <table:table-cell office:value-type="float" office:value="0.0530182" calcext:value-type="float">
            <text:p>0.0530182</text:p>
          </table:table-cell>
          <table:table-cell office:value-type="float" office:value="0.0874944" calcext:value-type="float">
            <text:p>0.0874944</text:p>
          </table:table-cell>
          <table:table-cell office:value-type="float" office:value="0.0561308" calcext:value-type="float">
            <text:p>0.0561308</text:p>
          </table:table-cell>
          <table:table-cell office:value-type="float" office:value="0.0367717" calcext:value-type="float">
            <text:p>0.036771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7]*10^[.G$146]" office:value-type="float" office:value="0.0722656944808721" calcext:value-type="float">
            <text:p>0.0722656945</text:p>
          </table:table-cell>
          <table:table-cell table:formula="of:=[.M117]*10^[.H$146]" office:value-type="float" office:value="0.130028633078524" calcext:value-type="float">
            <text:p>0.1300286331</text:p>
          </table:table-cell>
          <table:table-cell table:formula="of:=[.N117]*10^[.I$146]" office:value-type="float" office:value="0.152775439721084" calcext:value-type="float">
            <text:p>0.1527754397</text:p>
          </table:table-cell>
          <table:table-cell table:formula="of:=[.O117]*10^[.J$146]" office:value-type="float" office:value="0.0493181" calcext:value-type="float">
            <text:p>0.0493181</text:p>
          </table:table-cell>
          <table:table-cell table:formula="of:=[.P117]*10^[.K$146]" office:value-type="float" office:value="0.0211022399946542" calcext:value-type="float">
            <text:p>0.02110224</text:p>
          </table:table-cell>
          <table:table-cell office:value-type="float" office:value="0.0322799" calcext:value-type="float">
            <text:p>0.0322799</text:p>
          </table:table-cell>
          <table:table-cell office:value-type="float" office:value="0.0461359" calcext:value-type="float">
            <text:p>0.0461359</text:p>
          </table:table-cell>
          <table:table-cell office:value-type="float" office:value="0.0765691" calcext:value-type="float">
            <text:p>0.0765691</text:p>
          </table:table-cell>
          <table:table-cell office:value-type="float" office:value="0.0493181" calcext:value-type="float">
            <text:p>0.0493181</text:p>
          </table:table-cell>
          <table:table-cell office:value-type="float" office:value="0.0326835" calcext:value-type="float">
            <text:p>0.032683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8]*10^[.G$146]" office:value-type="float" office:value="0.0633331971379845" calcext:value-type="float">
            <text:p>0.0633331971</text:p>
          </table:table-cell>
          <table:table-cell table:formula="of:=[.M118]*10^[.H$146]" office:value-type="float" office:value="0.113546447858196" calcext:value-type="float">
            <text:p>0.1135464479</text:p>
          </table:table-cell>
          <table:table-cell table:formula="of:=[.N118]*10^[.I$146]" office:value-type="float" office:value="0.134175803947175" calcext:value-type="float">
            <text:p>0.1341758039</text:p>
          </table:table-cell>
          <table:table-cell table:formula="of:=[.O118]*10^[.J$146]" office:value-type="float" office:value="0.0434885" calcext:value-type="float">
            <text:p>0.0434885</text:p>
          </table:table-cell>
          <table:table-cell table:formula="of:=[.P118]*10^[.K$146]" office:value-type="float" office:value="0.0188260505756154" calcext:value-type="float">
            <text:p>0.0188260506</text:p>
          </table:table-cell>
          <table:table-cell office:value-type="float" office:value="0.0282899" calcext:value-type="float">
            <text:p>0.0282899</text:p>
          </table:table-cell>
          <table:table-cell office:value-type="float" office:value="0.0402878" calcext:value-type="float">
            <text:p>0.0402878</text:p>
          </table:table-cell>
          <table:table-cell office:value-type="float" office:value="0.0672472" calcext:value-type="float">
            <text:p>0.0672472</text:p>
          </table:table-cell>
          <table:table-cell office:value-type="float" office:value="0.0434885" calcext:value-type="float">
            <text:p>0.0434885</text:p>
          </table:table-cell>
          <table:table-cell office:value-type="float" office:value="0.0291581" calcext:value-type="float">
            <text:p>0.02915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19]*10^[.G$146]" office:value-type="float" office:value="0.0556926657641646" calcext:value-type="float">
            <text:p>0.0556926658</text:p>
          </table:table-cell>
          <table:table-cell table:formula="of:=[.M119]*10^[.H$146]" office:value-type="float" office:value="0.0994858172524108" calcext:value-type="float">
            <text:p>0.0994858173</text:p>
          </table:table-cell>
          <table:table-cell table:formula="of:=[.N119]*10^[.I$146]" office:value-type="float" office:value="0.118241040521139" calcext:value-type="float">
            <text:p>0.1182410405</text:p>
          </table:table-cell>
          <table:table-cell table:formula="of:=[.O119]*10^[.J$146]" office:value-type="float" office:value="0.0384799" calcext:value-type="float">
            <text:p>0.0384799</text:p>
          </table:table-cell>
          <table:table-cell table:formula="of:=[.P119]*10^[.K$146]" office:value-type="float" office:value="0.0168548682143726" calcext:value-type="float">
            <text:p>0.0168548682</text:p>
          </table:table-cell>
          <table:table-cell office:value-type="float" office:value="0.024877" calcext:value-type="float">
            <text:p>0.024877</text:p>
          </table:table-cell>
          <table:table-cell office:value-type="float" office:value="0.0352989" calcext:value-type="float">
            <text:p>0.0352989</text:p>
          </table:table-cell>
          <table:table-cell office:value-type="float" office:value="0.0592609" calcext:value-type="float">
            <text:p>0.0592609</text:p>
          </table:table-cell>
          <table:table-cell office:value-type="float" office:value="0.0384799" calcext:value-type="float">
            <text:p>0.0384799</text:p>
          </table:table-cell>
          <table:table-cell office:value-type="float" office:value="0.0261051" calcext:value-type="float">
            <text:p>0.026105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0]*10^[.G$146]" office:value-type="float" office:value="0.0491307502349069" calcext:value-type="float">
            <text:p>0.0491307502</text:p>
          </table:table-cell>
          <table:table-cell table:formula="of:=[.M120]*10^[.H$146]" office:value-type="float" office:value="0.0874434306637041" calcext:value-type="float">
            <text:p>0.0874434307</text:p>
          </table:table-cell>
          <table:table-cell table:formula="of:=[.N120]*10^[.I$146]" office:value-type="float" office:value="0.104534586048461" calcext:value-type="float">
            <text:p>0.104534586</text:p>
          </table:table-cell>
          <table:table-cell table:formula="of:=[.O120]*10^[.J$146]" office:value-type="float" office:value="0.0341589" calcext:value-type="float">
            <text:p>0.0341589</text:p>
          </table:table-cell>
          <table:table-cell table:formula="of:=[.P120]*10^[.K$146]" office:value-type="float" office:value="0.0151405271054398" calcext:value-type="float">
            <text:p>0.0151405271</text:p>
          </table:table-cell>
          <table:table-cell office:value-type="float" office:value="0.0219459" calcext:value-type="float">
            <text:p>0.0219459</text:p>
          </table:table-cell>
          <table:table-cell office:value-type="float" office:value="0.0310261" calcext:value-type="float">
            <text:p>0.0310261</text:p>
          </table:table-cell>
          <table:table-cell office:value-type="float" office:value="0.0523914" calcext:value-type="float">
            <text:p>0.0523914</text:p>
          </table:table-cell>
          <table:table-cell office:value-type="float" office:value="0.0341589" calcext:value-type="float">
            <text:p>0.0341589</text:p>
          </table:table-cell>
          <table:table-cell office:value-type="float" office:value="0.0234499" calcext:value-type="float">
            <text:p>0.023449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1]*10^[.G$146]" office:value-type="float" office:value="0.0434732780456309" calcext:value-type="float">
            <text:p>0.043473278</text:p>
          </table:table-cell>
          <table:table-cell table:formula="of:=[.M121]*10^[.H$146]" office:value-type="float" office:value="0.0770895372891179" calcext:value-type="float">
            <text:p>0.0770895373</text:p>
          </table:table-cell>
          <table:table-cell table:formula="of:=[.N121]*10^[.I$146]" office:value-type="float" office:value="0.0926982909436022" calcext:value-type="float">
            <text:p>0.0926982909</text:p>
          </table:table-cell>
          <table:table-cell table:formula="of:=[.O121]*10^[.J$146]" office:value-type="float" office:value="0.0304161" calcext:value-type="float">
            <text:p>0.0304161</text:p>
          </table:table-cell>
          <table:table-cell table:formula="of:=[.P121]*10^[.K$146]" office:value-type="float" office:value="0.0136433195137313" calcext:value-type="float">
            <text:p>0.0136433195</text:p>
          </table:table-cell>
          <table:table-cell office:value-type="float" office:value="0.0194188" calcext:value-type="float">
            <text:p>0.0194188</text:p>
          </table:table-cell>
          <table:table-cell office:value-type="float" office:value="0.0273524" calcext:value-type="float">
            <text:p>0.0273524</text:p>
          </table:table-cell>
          <table:table-cell office:value-type="float" office:value="0.0464592" calcext:value-type="float">
            <text:p>0.0464592</text:p>
          </table:table-cell>
          <table:table-cell office:value-type="float" office:value="0.0304161" calcext:value-type="float">
            <text:p>0.0304161</text:p>
          </table:table-cell>
          <table:table-cell office:value-type="float" office:value="0.021131" calcext:value-type="float">
            <text:p>0.021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2]*10^[.G$146]" office:value-type="float" office:value="0.590402030954544" calcext:value-type="float">
            <text:p>0.590402031</text:p>
          </table:table-cell>
          <table:table-cell table:formula="of:=[.M122]*10^[.H$146]" office:value-type="float" office:value="1.07806670099529" calcext:value-type="float">
            <text:p>1.078066701</text:p>
          </table:table-cell>
          <table:table-cell table:formula="of:=[.N122]*10^[.I$146]" office:value-type="float" office:value="1.24616582006652" calcext:value-type="float">
            <text:p>1.2461658201</text:p>
          </table:table-cell>
          <table:table-cell table:formula="of:=[.O122]*10^[.J$146]" office:value-type="float" office:value="0.5094503" calcext:value-type="float">
            <text:p>0.5094503</text:p>
          </table:table-cell>
          <table:table-cell table:formula="of:=[.P122]*10^[.K$146]" office:value-type="float" office:value="0.227597635314319" calcext:value-type="float">
            <text:p>0.2275976353</text:p>
          </table:table-cell>
          <table:table-cell office:value-type="float" office:value="0.2637229" calcext:value-type="float">
            <text:p>0.2637229</text:p>
          </table:table-cell>
          <table:table-cell office:value-type="float" office:value="0.3825125" calcext:value-type="float">
            <text:p>0.3825125</text:p>
          </table:table-cell>
          <table:table-cell office:value-type="float" office:value="0.6245624" calcext:value-type="float">
            <text:p>0.6245624</text:p>
          </table:table-cell>
          <table:table-cell office:value-type="float" office:value="0.5094503" calcext:value-type="float">
            <text:p>0.5094503</text:p>
          </table:table-cell>
          <table:table-cell office:value-type="float" office:value="0.352507" calcext:value-type="float">
            <text:p>0.3525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3]*10^[.G$146]" office:value-type="float" office:value="0.578841051122864" calcext:value-type="float">
            <text:p>0.5788410511</text:p>
          </table:table-cell>
          <table:table-cell table:formula="of:=[.M123]*10^[.H$146]" office:value-type="float" office:value="1.05592943042338" calcext:value-type="float">
            <text:p>1.0559294304</text:p>
          </table:table-cell>
          <table:table-cell table:formula="of:=[.N123]*10^[.I$146]" office:value-type="float" office:value="1.22135952180944" calcext:value-type="float">
            <text:p>1.2213595218</text:p>
          </table:table-cell>
          <table:table-cell table:formula="of:=[.O123]*10^[.J$146]" office:value-type="float" office:value="0.4984716" calcext:value-type="float">
            <text:p>0.4984716</text:p>
          </table:table-cell>
          <table:table-cell table:formula="of:=[.P123]*10^[.K$146]" office:value-type="float" office:value="0.222983596497369" calcext:value-type="float">
            <text:p>0.2229835965</text:p>
          </table:table-cell>
          <table:table-cell office:value-type="float" office:value="0.2585588" calcext:value-type="float">
            <text:p>0.2585588</text:p>
          </table:table-cell>
          <table:table-cell office:value-type="float" office:value="0.3746579" calcext:value-type="float">
            <text:p>0.3746579</text:p>
          </table:table-cell>
          <table:table-cell office:value-type="float" office:value="0.6121298" calcext:value-type="float">
            <text:p>0.6121298</text:p>
          </table:table-cell>
          <table:table-cell office:value-type="float" office:value="0.4984716" calcext:value-type="float">
            <text:p>0.4984716</text:p>
          </table:table-cell>
          <table:table-cell office:value-type="float" office:value="0.3453607" calcext:value-type="float">
            <text:p>0.34536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4]*10^[.G$146]" office:value-type="float" office:value="0.556904046558146" calcext:value-type="float">
            <text:p>0.5569040466</text:p>
          </table:table-cell>
          <table:table-cell table:formula="of:=[.M124]*10^[.H$146]" office:value-type="float" office:value="1.01402007623548" calcext:value-type="float">
            <text:p>1.0140200762</text:p>
          </table:table-cell>
          <table:table-cell table:formula="of:=[.N124]*10^[.I$146]" office:value-type="float" office:value="1.17436610613613" calcext:value-type="float">
            <text:p>1.1743661061</text:p>
          </table:table-cell>
          <table:table-cell table:formula="of:=[.O124]*10^[.J$146]" office:value-type="float" office:value="0.4777993" calcext:value-type="float">
            <text:p>0.4777993</text:p>
          </table:table-cell>
          <table:table-cell table:formula="of:=[.P124]*10^[.K$146]" office:value-type="float" office:value="0.214286182074312" calcext:value-type="float">
            <text:p>0.2142861821</text:p>
          </table:table-cell>
          <table:table-cell office:value-type="float" office:value="0.2487599" calcext:value-type="float">
            <text:p>0.2487599</text:p>
          </table:table-cell>
          <table:table-cell office:value-type="float" office:value="0.3597879" calcext:value-type="float">
            <text:p>0.3597879</text:p>
          </table:table-cell>
          <table:table-cell office:value-type="float" office:value="0.5885773" calcext:value-type="float">
            <text:p>0.5885773</text:p>
          </table:table-cell>
          <table:table-cell office:value-type="float" office:value="0.4777993" calcext:value-type="float">
            <text:p>0.4777993</text:p>
          </table:table-cell>
          <table:table-cell office:value-type="float" office:value="0.33189" calcext:value-type="float">
            <text:p>0.3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5]*10^[.G$146]" office:value-type="float" office:value="0.526679296338449" calcext:value-type="float">
            <text:p>0.5266792963</text:p>
          </table:table-cell>
          <table:table-cell table:formula="of:=[.M125]*10^[.H$146]" office:value-type="float" office:value="0.95648109766396" calcext:value-type="float">
            <text:p>0.9564810977</text:p>
          </table:table-cell>
          <table:table-cell table:formula="of:=[.N125]*10^[.I$146]" office:value-type="float" office:value="1.1097750754235" calcext:value-type="float">
            <text:p>1.1097750754</text:p>
          </table:table-cell>
          <table:table-cell table:formula="of:=[.O125]*10^[.J$146]" office:value-type="float" office:value="0.4496484" calcext:value-type="float">
            <text:p>0.4496484</text:p>
          </table:table-cell>
          <table:table-cell table:formula="of:=[.P125]*10^[.K$146]" office:value-type="float" office:value="0.202420929741919" calcext:value-type="float">
            <text:p>0.2024209297</text:p>
          </table:table-cell>
          <table:table-cell office:value-type="float" office:value="0.235259" calcext:value-type="float">
            <text:p>0.235259</text:p>
          </table:table-cell>
          <table:table-cell office:value-type="float" office:value="0.3393723" calcext:value-type="float">
            <text:p>0.3393723</text:p>
          </table:table-cell>
          <table:table-cell office:value-type="float" office:value="0.5562051" calcext:value-type="float">
            <text:p>0.5562051</text:p>
          </table:table-cell>
          <table:table-cell office:value-type="float" office:value="0.4496484" calcext:value-type="float">
            <text:p>0.4496484</text:p>
          </table:table-cell>
          <table:table-cell office:value-type="float" office:value="0.3135129" calcext:value-type="float">
            <text:p>0.3135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6]*10^[.G$146]" office:value-type="float" office:value="0.490706405723364" calcext:value-type="float">
            <text:p>0.4907064057</text:p>
          </table:table-cell>
          <table:table-cell table:formula="of:=[.M126]*10^[.H$146]" office:value-type="float" office:value="0.888302441688621" calcext:value-type="float">
            <text:p>0.8883024417</text:p>
          </table:table-cell>
          <table:table-cell table:formula="of:=[.N126]*10^[.I$146]" office:value-type="float" office:value="1.03312707359397" calcext:value-type="float">
            <text:p>1.0331270736</text:p>
          </table:table-cell>
          <table:table-cell table:formula="of:=[.O126]*10^[.J$146]" office:value-type="float" office:value="0.4166251" calcext:value-type="float">
            <text:p>0.4166251</text:p>
          </table:table-cell>
          <table:table-cell table:formula="of:=[.P126]*10^[.K$146]" office:value-type="float" office:value="0.188466663151485" calcext:value-type="float">
            <text:p>0.1884666632</text:p>
          </table:table-cell>
          <table:table-cell office:value-type="float" office:value="0.2191905" calcext:value-type="float">
            <text:p>0.2191905</text:p>
          </table:table-cell>
          <table:table-cell office:value-type="float" office:value="0.3151816" calcext:value-type="float">
            <text:p>0.3151816</text:p>
          </table:table-cell>
          <table:table-cell office:value-type="float" office:value="0.5177901" calcext:value-type="float">
            <text:p>0.5177901</text:p>
          </table:table-cell>
          <table:table-cell office:value-type="float" office:value="0.4166251" calcext:value-type="float">
            <text:p>0.4166251</text:p>
          </table:table-cell>
          <table:table-cell office:value-type="float" office:value="0.2919003" calcext:value-type="float">
            <text:p>0.2919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7]*10^[.G$146]" office:value-type="float" office:value="0.451522741251343" calcext:value-type="float">
            <text:p>0.4515227413</text:p>
          </table:table-cell>
          <table:table-cell table:formula="of:=[.M127]*10^[.H$146]" office:value-type="float" office:value="0.814413178217954" calcext:value-type="float">
            <text:p>0.8144131782</text:p>
          </table:table-cell>
          <table:table-cell table:formula="of:=[.N127]*10^[.I$146]" office:value-type="float" office:value="0.949905081489078" calcext:value-type="float">
            <text:p>0.9499050815</text:p>
          </table:table-cell>
          <table:table-cell table:formula="of:=[.O127]*10^[.J$146]" office:value-type="float" office:value="0.381222" calcext:value-type="float">
            <text:p>0.381222</text:p>
          </table:table-cell>
          <table:table-cell table:formula="of:=[.P127]*10^[.K$146]" office:value-type="float" office:value="0.173459463644341" calcext:value-type="float">
            <text:p>0.1734594636</text:p>
          </table:table-cell>
          <table:table-cell office:value-type="float" office:value="0.2016878" calcext:value-type="float">
            <text:p>0.2016878</text:p>
          </table:table-cell>
          <table:table-cell office:value-type="float" office:value="0.2889647" calcext:value-type="float">
            <text:p>0.2889647</text:p>
          </table:table-cell>
          <table:table-cell office:value-type="float" office:value="0.4760803" calcext:value-type="float">
            <text:p>0.4760803</text:p>
          </table:table-cell>
          <table:table-cell office:value-type="float" office:value="0.381222" calcext:value-type="float">
            <text:p>0.381222</text:p>
          </table:table-cell>
          <table:table-cell office:value-type="float" office:value="0.2686569" calcext:value-type="float">
            <text:p>0.2686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8]*10^[.G$146]" office:value-type="float" office:value="0.41133411486022" calcext:value-type="float">
            <text:p>0.4113341149</text:p>
          </table:table-cell>
          <table:table-cell table:formula="of:=[.M128]*10^[.H$146]" office:value-type="float" office:value="0.73903411752982" calcext:value-type="float">
            <text:p>0.7390341175</text:p>
          </table:table-cell>
          <table:table-cell table:formula="of:=[.N128]*10^[.I$146]" office:value-type="float" office:value="0.864820911065629" calcext:value-type="float">
            <text:p>0.8648209111</text:p>
          </table:table-cell>
          <table:table-cell table:formula="of:=[.O128]*10^[.J$146]" office:value-type="float" office:value="0.3454917" calcext:value-type="float">
            <text:p>0.3454917</text:p>
          </table:table-cell>
          <table:table-cell table:formula="of:=[.P128]*10^[.K$146]" office:value-type="float" office:value="0.158257018298336" calcext:value-type="float">
            <text:p>0.1582570183</text:p>
          </table:table-cell>
          <table:table-cell office:value-type="float" office:value="0.1837362" calcext:value-type="float">
            <text:p>0.1837362</text:p>
          </table:table-cell>
          <table:table-cell office:value-type="float" office:value="0.2622192" calcext:value-type="float">
            <text:p>0.2622192</text:p>
          </table:table-cell>
          <table:table-cell office:value-type="float" office:value="0.4334372" calcext:value-type="float">
            <text:p>0.4334372</text:p>
          </table:table-cell>
          <table:table-cell office:value-type="float" office:value="0.3454917" calcext:value-type="float">
            <text:p>0.3454917</text:p>
          </table:table-cell>
          <table:table-cell office:value-type="float" office:value="0.2451111" calcext:value-type="float">
            <text:p>0.2451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29]*10^[.G$146]" office:value-type="float" office:value="0.371847327546038" calcext:value-type="float">
            <text:p>0.3718473275</text:p>
          </table:table-cell>
          <table:table-cell table:formula="of:=[.M129]*10^[.H$146]" office:value-type="float" office:value="0.665375679621224" calcext:value-type="float">
            <text:p>0.6653756796</text:p>
          </table:table-cell>
          <table:table-cell table:formula="of:=[.N129]*10^[.I$146]" office:value-type="float" office:value="0.781474015539823" calcext:value-type="float">
            <text:p>0.7814740155</text:p>
          </table:table-cell>
          <table:table-cell table:formula="of:=[.O129]*10^[.J$146]" office:value-type="float" office:value="0.3109258" calcext:value-type="float">
            <text:p>0.3109258</text:p>
          </table:table-cell>
          <table:table-cell table:formula="of:=[.P129]*10^[.K$146]" office:value-type="float" office:value="0.143487225851208" calcext:value-type="float">
            <text:p>0.1434872259</text:p>
          </table:table-cell>
          <table:table-cell office:value-type="float" office:value="0.1660981" calcext:value-type="float">
            <text:p>0.1660981</text:p>
          </table:table-cell>
          <table:table-cell office:value-type="float" office:value="0.2360842" calcext:value-type="float">
            <text:p>0.2360842</text:p>
          </table:table-cell>
          <table:table-cell office:value-type="float" office:value="0.3916648" calcext:value-type="float">
            <text:p>0.3916648</text:p>
          </table:table-cell>
          <table:table-cell office:value-type="float" office:value="0.3109258" calcext:value-type="float">
            <text:p>0.3109258</text:p>
          </table:table-cell>
          <table:table-cell office:value-type="float" office:value="0.2222354" calcext:value-type="float">
            <text:p>0.22223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0]*10^[.G$146]" office:value-type="float" office:value="0.334246662791099" calcext:value-type="float">
            <text:p>0.3342466628</text:p>
          </table:table-cell>
          <table:table-cell table:formula="of:=[.M130]*10^[.H$146]" office:value-type="float" office:value="0.595611119570462" calcext:value-type="float">
            <text:p>0.5956111196</text:p>
          </table:table-cell>
          <table:table-cell table:formula="of:=[.N130]*10^[.I$146]" office:value-type="float" office:value="0.70231956519023" calcext:value-type="float">
            <text:p>0.7023195652</text:p>
          </table:table-cell>
          <table:table-cell table:formula="of:=[.O130]*10^[.J$146]" office:value-type="float" office:value="0.2784766" calcext:value-type="float">
            <text:p>0.2784766</text:p>
          </table:table-cell>
          <table:table-cell table:formula="of:=[.P130]*10^[.K$146]" office:value-type="float" office:value="0.129555750855059" calcext:value-type="float">
            <text:p>0.1295557509</text:p>
          </table:table-cell>
          <table:table-cell office:value-type="float" office:value="0.1493025" calcext:value-type="float">
            <text:p>0.1493025</text:p>
          </table:table-cell>
          <table:table-cell office:value-type="float" office:value="0.2113308" calcext:value-type="float">
            <text:p>0.2113308</text:p>
          </table:table-cell>
          <table:table-cell office:value-type="float" office:value="0.3519936" calcext:value-type="float">
            <text:p>0.3519936</text:p>
          </table:table-cell>
          <table:table-cell office:value-type="float" office:value="0.2784766" calcext:value-type="float">
            <text:p>0.2784766</text:p>
          </table:table-cell>
          <table:table-cell office:value-type="float" office:value="0.2006581" calcext:value-type="float">
            <text:p>0.2006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1]*10^[.G$146]" office:value-type="float" office:value="0.299253212674138" calcext:value-type="float">
            <text:p>0.2992532127</text:p>
          </table:table-cell>
          <table:table-cell table:formula="of:=[.M131]*10^[.H$146]" office:value-type="float" office:value="0.531025056317606" calcext:value-type="float">
            <text:p>0.5310250563</text:p>
          </table:table-cell>
          <table:table-cell table:formula="of:=[.N131]*10^[.I$146]" office:value-type="float" office:value="0.62882387829212" calcext:value-type="float">
            <text:p>0.6288238783</text:p>
          </table:table-cell>
          <table:table-cell table:formula="of:=[.O131]*10^[.J$146]" office:value-type="float" office:value="0.248659" calcext:value-type="float">
            <text:p>0.248659</text:p>
          </table:table-cell>
          <table:table-cell table:formula="of:=[.P131]*10^[.K$146]" office:value-type="float" office:value="0.116687732939552" calcext:value-type="float">
            <text:p>0.1166877329</text:p>
          </table:table-cell>
          <table:table-cell office:value-type="float" office:value="0.1336715" calcext:value-type="float">
            <text:p>0.1336715</text:p>
          </table:table-cell>
          <table:table-cell office:value-type="float" office:value="0.1884148" calcext:value-type="float">
            <text:p>0.1884148</text:p>
          </table:table-cell>
          <table:table-cell office:value-type="float" office:value="0.3151585" calcext:value-type="float">
            <text:p>0.3151585</text:p>
          </table:table-cell>
          <table:table-cell office:value-type="float" office:value="0.248659" calcext:value-type="float">
            <text:p>0.248659</text:p>
          </table:table-cell>
          <table:table-cell office:value-type="float" office:value="0.1807279" calcext:value-type="float">
            <text:p>0.1807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2]*10^[.G$146]" office:value-type="float" office:value="0.266303043340347" calcext:value-type="float">
            <text:p>0.2663030433</text:p>
          </table:table-cell>
          <table:table-cell table:formula="of:=[.M132]*10^[.H$146]" office:value-type="float" office:value="0.470921912955219" calcext:value-type="float">
            <text:p>0.470921913</text:p>
          </table:table-cell>
          <table:table-cell table:formula="of:=[.N132]*10^[.I$146]" office:value-type="float" office:value="0.560152935197836" calcext:value-type="float">
            <text:p>0.5601529352</text:p>
          </table:table-cell>
          <table:table-cell table:formula="of:=[.O132]*10^[.J$146]" office:value-type="float" office:value="0.2216681" calcext:value-type="float">
            <text:p>0.2216681</text:p>
          </table:table-cell>
          <table:table-cell table:formula="of:=[.P132]*10^[.K$146]" office:value-type="float" office:value="0.104974403047251" calcext:value-type="float">
            <text:p>0.104974403</text:p>
          </table:table-cell>
          <table:table-cell office:value-type="float" office:value="0.1189532" calcext:value-type="float">
            <text:p>0.1189532</text:p>
          </table:table-cell>
          <table:table-cell office:value-type="float" office:value="0.1670894" calcext:value-type="float">
            <text:p>0.1670894</text:p>
          </table:table-cell>
          <table:table-cell office:value-type="float" office:value="0.2807415" calcext:value-type="float">
            <text:p>0.2807415</text:p>
          </table:table-cell>
          <table:table-cell office:value-type="float" office:value="0.2216681" calcext:value-type="float">
            <text:p>0.2216681</text:p>
          </table:table-cell>
          <table:table-cell office:value-type="float" office:value="0.1625861" calcext:value-type="float">
            <text:p>0.1625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3]*10^[.G$146]" office:value-type="float" office:value="0.236066427898616" calcext:value-type="float">
            <text:p>0.2360664279</text:p>
          </table:table-cell>
          <table:table-cell table:formula="of:=[.M133]*10^[.H$146]" office:value-type="float" office:value="0.416225837246463" calcext:value-type="float">
            <text:p>0.4162258372</text:p>
          </table:table-cell>
          <table:table-cell table:formula="of:=[.N133]*10^[.I$146]" office:value-type="float" office:value="0.497412709808565" calcext:value-type="float">
            <text:p>0.4974127098</text:p>
          </table:table-cell>
          <table:table-cell table:formula="of:=[.O133]*10^[.J$146]" office:value-type="float" office:value="0.1974888" calcext:value-type="float">
            <text:p>0.1974888</text:p>
          </table:table-cell>
          <table:table-cell table:formula="of:=[.P133]*10^[.K$146]" office:value-type="float" office:value="0.0944188603184554" calcext:value-type="float">
            <text:p>0.0944188603</text:p>
          </table:table-cell>
          <table:table-cell office:value-type="float" office:value="0.105447" calcext:value-type="float">
            <text:p>0.105447</text:p>
          </table:table-cell>
          <table:table-cell office:value-type="float" office:value="0.1476825" calcext:value-type="float">
            <text:p>0.1476825</text:p>
          </table:table-cell>
          <table:table-cell office:value-type="float" office:value="0.2492969" calcext:value-type="float">
            <text:p>0.2492969</text:p>
          </table:table-cell>
          <table:table-cell office:value-type="float" office:value="0.1974888" calcext:value-type="float">
            <text:p>0.1974888</text:p>
          </table:table-cell>
          <table:table-cell office:value-type="float" office:value="0.1462375" calcext:value-type="float">
            <text:p>0.1462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4]*10^[.G$146]" office:value-type="float" office:value="0.209262219706537" calcext:value-type="float">
            <text:p>0.2092622197</text:p>
          </table:table-cell>
          <table:table-cell table:formula="of:=[.M134]*10^[.H$146]" office:value-type="float" office:value="0.367840966435687" calcext:value-type="float">
            <text:p>0.3678409664</text:p>
          </table:table-cell>
          <table:table-cell table:formula="of:=[.N134]*10^[.I$146]" office:value-type="float" office:value="0.441726335281404" calcext:value-type="float">
            <text:p>0.4417263353</text:p>
          </table:table-cell>
          <table:table-cell table:formula="of:=[.O134]*10^[.J$146]" office:value-type="float" office:value="0.1759787" calcext:value-type="float">
            <text:p>0.1759787</text:p>
          </table:table-cell>
          <table:table-cell table:formula="of:=[.P134]*10^[.K$146]" office:value-type="float" office:value="0.0849697106765332" calcext:value-type="float">
            <text:p>0.0849697107</text:p>
          </table:table-cell>
          <table:table-cell office:value-type="float" office:value="0.093474" calcext:value-type="float">
            <text:p>0.093474</text:p>
          </table:table-cell>
          <table:table-cell office:value-type="float" office:value="0.1305149" calcext:value-type="float">
            <text:p>0.1305149</text:p>
          </table:table-cell>
          <table:table-cell office:value-type="float" office:value="0.2213876" calcext:value-type="float">
            <text:p>0.2213876</text:p>
          </table:table-cell>
          <table:table-cell office:value-type="float" office:value="0.1759787" calcext:value-type="float">
            <text:p>0.1759787</text:p>
          </table:table-cell>
          <table:table-cell office:value-type="float" office:value="0.1316025" calcext:value-type="float">
            <text:p>0.1316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5]*10^[.G$146]" office:value-type="float" office:value="0.185610802493904" calcext:value-type="float">
            <text:p>0.1856108025</text:p>
          </table:table-cell>
          <table:table-cell table:formula="of:=[.M135]*10^[.H$146]" office:value-type="float" office:value="0.32524251762109" calcext:value-type="float">
            <text:p>0.3252425176</text:p>
          </table:table-cell>
          <table:table-cell table:formula="of:=[.N135]*10^[.I$146]" office:value-type="float" office:value="0.392526359013976" calcext:value-type="float">
            <text:p>0.392526359</text:p>
          </table:table-cell>
          <table:table-cell table:formula="of:=[.O135]*10^[.J$146]" office:value-type="float" office:value="0.1569285" calcext:value-type="float">
            <text:p>0.1569285</text:p>
          </table:table-cell>
          <table:table-cell table:formula="of:=[.P135]*10^[.K$146]" office:value-type="float" office:value="0.0765462473428555" calcext:value-type="float">
            <text:p>0.0765462473</text:p>
          </table:table-cell>
          <table:table-cell office:value-type="float" office:value="0.0829093" calcext:value-type="float">
            <text:p>0.0829093</text:p>
          </table:table-cell>
          <table:table-cell office:value-type="float" office:value="0.1154004" calcext:value-type="float">
            <text:p>0.1154004</text:p>
          </table:table-cell>
          <table:table-cell office:value-type="float" office:value="0.1967292" calcext:value-type="float">
            <text:p>0.1967292</text:p>
          </table:table-cell>
          <table:table-cell office:value-type="float" office:value="0.1569285" calcext:value-type="float">
            <text:p>0.1569285</text:p>
          </table:table-cell>
          <table:table-cell office:value-type="float" office:value="0.1185561" calcext:value-type="float">
            <text:p>0.11855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6]*10^[.G$146]" office:value-type="float" office:value="0.164798531429203" calcext:value-type="float">
            <text:p>0.1647985314</text:p>
          </table:table-cell>
          <table:table-cell table:formula="of:=[.M136]*10^[.H$146]" office:value-type="float" office:value="0.287843985314677" calcext:value-type="float">
            <text:p>0.2878439853</text:p>
          </table:table-cell>
          <table:table-cell table:formula="of:=[.N136]*10^[.I$146]" office:value-type="float" office:value="0.349174496591721" calcext:value-type="float">
            <text:p>0.3491744966</text:p>
          </table:table-cell>
          <table:table-cell table:formula="of:=[.O136]*10^[.J$146]" office:value-type="float" office:value="0.1401008" calcext:value-type="float">
            <text:p>0.1401008</text:p>
          </table:table-cell>
          <table:table-cell table:formula="of:=[.P136]*10^[.K$146]" office:value-type="float" office:value="0.0690545921925206" calcext:value-type="float">
            <text:p>0.0690545922</text:p>
          </table:table-cell>
          <table:table-cell office:value-type="float" office:value="0.0736128" calcext:value-type="float">
            <text:p>0.0736128</text:p>
          </table:table-cell>
          <table:table-cell office:value-type="float" office:value="0.1021309" calcext:value-type="float">
            <text:p>0.1021309</text:p>
          </table:table-cell>
          <table:table-cell office:value-type="float" office:value="0.1750018" calcext:value-type="float">
            <text:p>0.1750018</text:p>
          </table:table-cell>
          <table:table-cell office:value-type="float" office:value="0.1401008" calcext:value-type="float">
            <text:p>0.1401008</text:p>
          </table:table-cell>
          <table:table-cell office:value-type="float" office:value="0.1069529" calcext:value-type="float">
            <text:p>0.10695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7]*10^[.G$146]" office:value-type="float" office:value="0.146509970704011" calcext:value-type="float">
            <text:p>0.1465099707</text:p>
          </table:table-cell>
          <table:table-cell table:formula="of:=[.M137]*10^[.H$146]" office:value-type="float" office:value="0.255059427705036" calcext:value-type="float">
            <text:p>0.2550594277</text:p>
          </table:table-cell>
          <table:table-cell table:formula="of:=[.N137]*10^[.I$146]" office:value-type="float" office:value="0.311027076391831" calcext:value-type="float">
            <text:p>0.3110270764</text:p>
          </table:table-cell>
          <table:table-cell table:formula="of:=[.O137]*10^[.J$146]" office:value-type="float" office:value="0.1252548" calcext:value-type="float">
            <text:p>0.1252548</text:p>
          </table:table-cell>
          <table:table-cell table:formula="of:=[.P137]*10^[.K$146]" office:value-type="float" office:value="0.0623984136145565" calcext:value-type="float">
            <text:p>0.0623984136</text:p>
          </table:table-cell>
          <table:table-cell office:value-type="float" office:value="0.0654436" calcext:value-type="float">
            <text:p>0.0654436</text:p>
          </table:table-cell>
          <table:table-cell office:value-type="float" office:value="0.0904985" calcext:value-type="float">
            <text:p>0.0904985</text:p>
          </table:table-cell>
          <table:table-cell office:value-type="float" office:value="0.1558828" calcext:value-type="float">
            <text:p>0.1558828</text:p>
          </table:table-cell>
          <table:table-cell office:value-type="float" office:value="0.1252548" calcext:value-type="float">
            <text:p>0.1252548</text:p>
          </table:table-cell>
          <table:table-cell office:value-type="float" office:value="0.0966437" calcext:value-type="float">
            <text:p>0.0966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8]*10^[.G$146]" office:value-type="float" office:value="0.130446027174214" calcext:value-type="float">
            <text:p>0.1304460272</text:p>
          </table:table-cell>
          <table:table-cell table:formula="of:=[.M138]*10^[.H$146]" office:value-type="float" office:value="0.226333059678123" calcext:value-type="float">
            <text:p>0.2263330597</text:p>
          </table:table-cell>
          <table:table-cell table:formula="of:=[.N138]*10^[.I$146]" office:value-type="float" office:value="0.277471353357379" calcext:value-type="float">
            <text:p>0.2774713534</text:p>
          </table:table-cell>
          <table:table-cell table:formula="of:=[.O138]*10^[.J$146]" office:value-type="float" office:value="0.1121609" calcext:value-type="float">
            <text:p>0.1121609</text:p>
          </table:table-cell>
          <table:table-cell table:formula="of:=[.P138]*10^[.K$146]" office:value-type="float" office:value="0.0564848665308281" calcext:value-type="float">
            <text:p>0.0564848665</text:p>
          </table:table-cell>
          <table:table-cell office:value-type="float" office:value="0.0582681" calcext:value-type="float">
            <text:p>0.0582681</text:p>
          </table:table-cell>
          <table:table-cell office:value-type="float" office:value="0.080306" calcext:value-type="float">
            <text:p>0.080306</text:p>
          </table:table-cell>
          <table:table-cell office:value-type="float" office:value="0.1390651" calcext:value-type="float">
            <text:p>0.1390651</text:p>
          </table:table-cell>
          <table:table-cell office:value-type="float" office:value="0.1121609" calcext:value-type="float">
            <text:p>0.1121609</text:p>
          </table:table-cell>
          <table:table-cell office:value-type="float" office:value="0.0874847" calcext:value-type="float">
            <text:p>0.0874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39]*10^[.G$146]" office:value-type="float" office:value="0.116331114267654" calcext:value-type="float">
            <text:p>0.1163311143</text:p>
          </table:table-cell>
          <table:table-cell table:formula="of:=[.M139]*10^[.H$146]" office:value-type="float" office:value="0.201156444953138" calcext:value-type="float">
            <text:p>0.201156445</text:p>
          </table:table-cell>
          <table:table-cell table:formula="of:=[.N139]*10^[.I$146]" office:value-type="float" office:value="0.247943466358154" calcext:value-type="float">
            <text:p>0.2479434664</text:p>
          </table:table-cell>
          <table:table-cell table:formula="of:=[.O139]*10^[.J$146]" office:value-type="float" office:value="0.1006072" calcext:value-type="float">
            <text:p>0.1006072</text:p>
          </table:table-cell>
          <table:table-cell table:formula="of:=[.P139]*10^[.K$146]" office:value-type="float" office:value="0.0512276269709134" calcext:value-type="float">
            <text:p>0.051227627</text:p>
          </table:table-cell>
          <table:table-cell office:value-type="float" office:value="0.0519632" calcext:value-type="float">
            <text:p>0.0519632</text:p>
          </table:table-cell>
          <table:table-cell office:value-type="float" office:value="0.071373" calcext:value-type="float">
            <text:p>0.071373</text:p>
          </table:table-cell>
          <table:table-cell office:value-type="float" office:value="0.1242661" calcext:value-type="float">
            <text:p>0.1242661</text:p>
          </table:table-cell>
          <table:table-cell office:value-type="float" office:value="0.1006072" calcext:value-type="float">
            <text:p>0.1006072</text:p>
          </table:table-cell>
          <table:table-cell office:value-type="float" office:value="0.0793422" calcext:value-type="float">
            <text:p>0.0793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40]*10^[.G$146]" office:value-type="float" office:value="0.103918301042748" calcext:value-type="float">
            <text:p>0.103918301</text:p>
          </table:table-cell>
          <table:table-cell table:formula="of:=[.M140]*10^[.H$146]" office:value-type="float" office:value="0.179073851010095" calcext:value-type="float">
            <text:p>0.179073851</text:p>
          </table:table-cell>
          <table:table-cell table:formula="of:=[.N140]*10^[.I$146]" office:value-type="float" office:value="0.221937616397313" calcext:value-type="float">
            <text:p>0.2219376164</text:p>
          </table:table-cell>
          <table:table-cell table:formula="of:=[.O140]*10^[.J$146]" office:value-type="float" office:value="0.0904028" calcext:value-type="float">
            <text:p>0.0904028</text:p>
          </table:table-cell>
          <table:table-cell table:formula="of:=[.P140]*10^[.K$146]" office:value-type="float" office:value="0.0465484416422535" calcext:value-type="float">
            <text:p>0.0465484416</text:p>
          </table:table-cell>
          <table:table-cell office:value-type="float" office:value="0.0464186" calcext:value-type="float">
            <text:p>0.0464186</text:p>
          </table:table-cell>
          <table:table-cell office:value-type="float" office:value="0.0635378" calcext:value-type="float">
            <text:p>0.0635378</text:p>
          </table:table-cell>
          <table:table-cell office:value-type="float" office:value="0.1112323" calcext:value-type="float">
            <text:p>0.1112323</text:p>
          </table:table-cell>
          <table:table-cell office:value-type="float" office:value="0.0904028" calcext:value-type="float">
            <text:p>0.0904028</text:p>
          </table:table-cell>
          <table:table-cell office:value-type="float" office:value="0.072095" calcext:value-type="float">
            <text:p>0.0720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table:formula="of:=[.L141]*10^[.G$146]" office:value-type="float" office:value="0.0929893121884854" calcext:value-type="float">
            <text:p>0.0929893122</text:p>
          </table:table-cell>
          <table:table-cell table:formula="of:=[.M141]*10^[.H$146]" office:value-type="float" office:value="0.15968196725153" calcext:value-type="float">
            <text:p>0.1596819673</text:p>
          </table:table-cell>
          <table:table-cell table:formula="of:=[.N141]*10^[.I$146]" office:value-type="float" office:value="0.199004470401524" calcext:value-type="float">
            <text:p>0.1990044704</text:p>
          </table:table-cell>
          <table:table-cell table:formula="of:=[.O141]*10^[.J$146]" office:value-type="float" office:value="0.0813783" calcext:value-type="float">
            <text:p>0.0813783</text:p>
          </table:table-cell>
          <table:table-cell table:formula="of:=[.P141]*10^[.K$146]" office:value-type="float" office:value="0.0423777090189583" calcext:value-type="float">
            <text:p>0.042377709</text:p>
          </table:table-cell>
          <table:table-cell office:value-type="float" office:value="0.0415368" calcext:value-type="float">
            <text:p>0.0415368</text:p>
          </table:table-cell>
          <table:table-cell office:value-type="float" office:value="0.0566573" calcext:value-type="float">
            <text:p>0.0566573</text:p>
          </table:table-cell>
          <table:table-cell office:value-type="float" office:value="0.0997385" calcext:value-type="float">
            <text:p>0.0997385</text:p>
          </table:table-cell>
          <table:table-cell office:value-type="float" office:value="0.0813783" calcext:value-type="float">
            <text:p>0.0813783</text:p>
          </table:table-cell>
          <table:table-cell office:value-type="float" office:value="0.0656353" calcext:value-type="float">
            <text:p>0.0656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GA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G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-0.2" calcext:value-type="float">
            <text:p>-0.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2" calcext:value-type="float">
            <text:p>-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G145]-[.G144]" office:value-type="float" office:value="0.35" calcext:value-type="float">
            <text:p>0.35</text:p>
          </table:table-cell>
          <table:table-cell table:formula="of:=[.H145]-[.H144]" office:value-type="float" office:value="0.45" calcext:value-type="float">
            <text:p>0.45</text:p>
          </table:table-cell>
          <table:table-cell table:formula="of:=[.I145]-[.I144]" office:value-type="float" office:value="0.3" calcext:value-type="float">
            <text:p>0.3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[.K145]-[.K144]" office:value-type="float" office:value="-0.19" calcext:value-type="float">
            <text:p>-0.19</text:p>
          </table:table-cell>
          <table:table-cell table:number-columns-repeated="5"/>
        </table:table-row>
      </table:table>
      <table:table table:name="Sheet2" table:style-name="ta1">
        <table:table-column table:style-name="co8" table:number-columns-repeated="6" table:default-cell-style-name="Default"/>
        <table:table-column table:style-name="co9" table:number-columns-repeated="5" table:default-cell-style-name="ce1"/>
        <table:table-row table:style-name="ro1">
          <table:table-cell office:value-type="string" calcext:value-type="string">
            <text:p>rup_mag</text:p>
          </table:table-cell>
          <table:table-cell office:value-type="string" calcext:value-type="string">
            <text:p>rup_hypo_depth</text:p>
          </table:table-cell>
          <table:table-cell office:value-type="string" calcext:value-type="string">
            <text:p>dist_rrup</text:p>
          </table:table-cell>
          <table:table-cell office:value-type="string" calcext:value-type="string">
            <text:p>site_vs30</text:p>
          </table:table-cell>
          <table:table-cell office:value-type="string" calcext:value-type="string">
            <text:p>result_type</text:p>
          </table:table-cell>
          <table:table-cell office:value-type="string" calcext:value-type="string">
            <text:p>damping</text:p>
          </table:table-cell>
          <table:table-cell office:value-type="string" calcext:value-type="string">
            <text:p>pga</text:p>
          </table:table-cell>
          <table:table-cell office:value-type="float" office:value="0.1" calcext:value-type="float">
            <text:p>1.000000e-01</text:p>
          </table:table-cell>
          <table:table-cell office:value-type="float" office:value="0.2" calcext:value-type="float">
            <text:p>2.000000e-01</text:p>
          </table:table-cell>
          <table:table-cell office:value-type="float" office:value="1" calcext:value-type="float">
            <text:p>1.000000e+00</text:p>
          </table:table-cell>
          <table:table-cell office:value-type="float" office:value="2" calcext:value-type="float">
            <text:p>2.00000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22643860134189" calcext:value-type="float">
            <text:p>1.226439e-02</text:p>
          </table:table-cell>
          <table:table-cell office:value-type="float" office:value="0.0265669230249781" calcext:value-type="float">
            <text:p>2.656692e-02</text:p>
          </table:table-cell>
          <table:table-cell office:value-type="float" office:value="0.0250886278746502" calcext:value-type="float">
            <text:p>2.508863e-02</text:p>
          </table:table-cell>
          <table:table-cell office:value-type="float" office:value="0.0026196" calcext:value-type="float">
            <text:p>2.619600e-03</text:p>
          </table:table-cell>
          <table:table-cell office:value-type="float" office:value="0.000490245256106014" calcext:value-type="float">
            <text:p>4.902453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1357256208071" calcext:value-type="float">
            <text:p>1.135726e-02</text:p>
          </table:table-cell>
          <table:table-cell office:value-type="float" office:value="0.0245830632796611" calcext:value-type="float">
            <text:p>2.458306e-02</text:p>
          </table:table-cell>
          <table:table-cell office:value-type="float" office:value="0.0232432097595355" calcext:value-type="float">
            <text:p>2.324321e-02</text:p>
          </table:table-cell>
          <table:table-cell office:value-type="float" office:value="0.002429" calcext:value-type="float">
            <text:p>2.429000e-03</text:p>
          </table:table-cell>
          <table:table-cell office:value-type="float" office:value="0.00045570275485266" calcext:value-type="float">
            <text:p>4.557028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98835060825515" calcext:value-type="float">
            <text:p>9.883506e-03</text:p>
          </table:table-cell>
          <table:table-cell office:value-type="float" office:value="0.0213622152658121" calcext:value-type="float">
            <text:p>2.136222e-02</text:p>
          </table:table-cell>
          <table:table-cell office:value-type="float" office:value="0.0202443305001372" calcext:value-type="float">
            <text:p>2.024433e-02</text:p>
          </table:table-cell>
          <table:table-cell office:value-type="float" office:value="0.002119" calcext:value-type="float">
            <text:p>2.119000e-03</text:p>
          </table:table-cell>
          <table:table-cell office:value-type="float" office:value="0.000399401706080838" calcext:value-type="float">
            <text:p>3.994017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825461258212918" calcext:value-type="float">
            <text:p>8.254613e-03</text:p>
          </table:table-cell>
          <table:table-cell office:value-type="float" office:value="0.0178059796831426" calcext:value-type="float">
            <text:p>1.780598e-02</text:p>
          </table:table-cell>
          <table:table-cell office:value-type="float" office:value="0.0169280050064275" calcext:value-type="float">
            <text:p>1.692801e-02</text:p>
          </table:table-cell>
          <table:table-cell office:value-type="float" office:value="0.0017759" calcext:value-type="float">
            <text:p>1.775900e-03</text:p>
          </table:table-cell>
          <table:table-cell office:value-type="float" office:value="0.000336902376710283" calcext:value-type="float">
            <text:p>3.369024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674414742993712" calcext:value-type="float">
            <text:p>6.744147e-03</text:p>
          </table:table-cell>
          <table:table-cell office:value-type="float" office:value="0.0145121355513738" calcext:value-type="float">
            <text:p>1.451214e-02</text:p>
          </table:table-cell>
          <table:table-cell office:value-type="float" office:value="0.013850312885588" calcext:value-type="float">
            <text:p>1.385031e-02</text:p>
          </table:table-cell>
          <table:table-cell office:value-type="float" office:value="0.001457" calcext:value-type="float">
            <text:p>1.457000e-03</text:p>
          </table:table-cell>
          <table:table-cell office:value-type="float" office:value="0.000278599799828454" calcext:value-type="float">
            <text:p>2.785998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546359893867603" calcext:value-type="float">
            <text:p>5.463599e-03</text:p>
          </table:table-cell>
          <table:table-cell office:value-type="float" office:value="0.0117244729940601" calcext:value-type="float">
            <text:p>1.172447e-02</text:p>
          </table:table-cell>
          <table:table-cell office:value-type="float" office:value="0.0112389135677567" calcext:value-type="float">
            <text:p>1.123891e-02</text:p>
          </table:table-cell>
          <table:table-cell office:value-type="float" office:value="0.0011859" calcext:value-type="float">
            <text:p>1.185900e-03</text:p>
          </table:table-cell>
          <table:table-cell office:value-type="float" office:value="0.000228819858769882" calcext:value-type="float">
            <text:p>2.288199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442572781883575" calcext:value-type="float">
            <text:p>4.425728e-03</text:p>
          </table:table-cell>
          <table:table-cell office:value-type="float" office:value="0.00946892113416919" calcext:value-type="float">
            <text:p>9.468921e-03</text:p>
          </table:table-cell>
          <table:table-cell office:value-type="float" office:value="0.00911994498925975" calcext:value-type="float">
            <text:p>9.119945e-03</text:p>
          </table:table-cell>
          <table:table-cell office:value-type="float" office:value="0.0009656" calcext:value-type="float">
            <text:p>9.656000e-04</text:p>
          </table:table-cell>
          <table:table-cell office:value-type="float" office:value="0.000188079076917795" calcext:value-type="float">
            <text:p>1.880791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360120682350103" calcext:value-type="float">
            <text:p>3.601207e-03</text:p>
          </table:table-cell>
          <table:table-cell office:value-type="float" office:value="0.00768009348769564" calcext:value-type="float">
            <text:p>7.680093e-03</text:p>
          </table:table-cell>
          <table:table-cell office:value-type="float" office:value="0.00743454691180554" calcext:value-type="float">
            <text:p>7.434547e-03</text:p>
          </table:table-cell>
          <table:table-cell office:value-type="float" office:value="0.0007899" calcext:value-type="float">
            <text:p>7.899000e-04</text:p>
          </table:table-cell>
          <table:table-cell office:value-type="float" office:value="0.000155473538351545" calcext:value-type="float">
            <text:p>1.554735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294973897217764" calcext:value-type="float">
            <text:p>2.949739e-03</text:p>
          </table:table-cell>
          <table:table-cell office:value-type="float" office:value="0.00627005650718403" calcext:value-type="float">
            <text:p>6.270057e-03</text:p>
          </table:table-cell>
          <table:table-cell office:value-type="float" office:value="0.00610191121163783" calcext:value-type="float">
            <text:p>6.101911e-03</text:p>
          </table:table-cell>
          <table:table-cell office:value-type="float" office:value="0.0006507" calcext:value-type="float">
            <text:p>6.507000e-04</text:p>
          </table:table-cell>
          <table:table-cell office:value-type="float" office:value="0.000129453672921448" calcext:value-type="float">
            <text:p>1.294537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243483311030693" calcext:value-type="float">
            <text:p>2.434833e-03</text:p>
          </table:table-cell>
          <table:table-cell office:value-type="float" office:value="0.00515764076421395" calcext:value-type="float">
            <text:p>5.157641e-03</text:p>
          </table:table-cell>
          <table:table-cell office:value-type="float" office:value="0.00504661697325079" calcext:value-type="float">
            <text:p>5.046617e-03</text:p>
          </table:table-cell>
          <table:table-cell office:value-type="float" office:value="0.0005403" calcext:value-type="float">
            <text:p>5.403000e-04</text:p>
          </table:table-cell>
          <table:table-cell office:value-type="float" office:value="0.000108663606746533" calcext:value-type="float">
            <text:p>1.086636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202537101406278" calcext:value-type="float">
            <text:p>2.025371e-03</text:p>
          </table:table-cell>
          <table:table-cell office:value-type="float" office:value="0.00427548690672818" calcext:value-type="float">
            <text:p>4.275487e-03</text:p>
          </table:table-cell>
          <table:table-cell office:value-type="float" office:value="0.00420661153864889" calcext:value-type="float">
            <text:p>4.206612e-03</text:p>
          </table:table-cell>
          <table:table-cell office:value-type="float" office:value="0.0004521" calcext:value-type="float">
            <text:p>4.521000e-04</text:p>
          </table:table-cell>
          <table:table-cell office:value-type="float" office:value="0.0000920057276374384" calcext:value-type="float">
            <text:p>9.20057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69739836726252" calcext:value-type="float">
            <text:p>1.697398e-03</text:p>
          </table:table-cell>
          <table:table-cell office:value-type="float" office:value="0.00357060933561894" calcext:value-type="float">
            <text:p>3.570609e-03</text:p>
          </table:table-cell>
          <table:table-cell office:value-type="float" office:value="0.00353301098111539" calcext:value-type="float">
            <text:p>3.533011e-03</text:p>
          </table:table-cell>
          <table:table-cell office:value-type="float" office:value="0.0003812" calcext:value-type="float">
            <text:p>3.812000e-04</text:p>
          </table:table-cell>
          <table:table-cell office:value-type="float" office:value="0.0000784469888277106" calcext:value-type="float">
            <text:p>7.84469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43278152868374" calcext:value-type="float">
            <text:p>1.432782e-03</text:p>
          </table:table-cell>
          <table:table-cell office:value-type="float" office:value="0.00300298701326228" calcext:value-type="float">
            <text:p>3.002987e-03</text:p>
          </table:table-cell>
          <table:table-cell office:value-type="float" office:value="0.00298870342159188" calcext:value-type="float">
            <text:p>2.988703e-03</text:p>
          </table:table-cell>
          <table:table-cell office:value-type="float" office:value="0.0003238" calcext:value-type="float">
            <text:p>3.238000e-04</text:p>
          </table:table-cell>
          <table:table-cell office:value-type="float" office:value="0.000067406301511218" calcext:value-type="float">
            <text:p>6.74063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21764042726732" calcext:value-type="float">
            <text:p>1.217640e-03</text:p>
          </table:table-cell>
          <table:table-cell office:value-type="float" office:value="0.00254246324229366" calcext:value-type="float">
            <text:p>2.542463e-03</text:p>
          </table:table-cell>
          <table:table-cell office:value-type="float" office:value="0.00254495708274281" calcext:value-type="float">
            <text:p>2.544957e-03</text:p>
          </table:table-cell>
          <table:table-cell office:value-type="float" office:value="0.0002769" calcext:value-type="float">
            <text:p>2.769000e-04</text:p>
          </table:table-cell>
          <table:table-cell office:value-type="float" office:value="0.0000583671423047329" calcext:value-type="float">
            <text:p>5.836714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04100532943428" calcext:value-type="float">
            <text:p>1.041005e-03</text:p>
          </table:table-cell>
          <table:table-cell office:value-type="float" office:value="0.00216592728267673" calcext:value-type="float">
            <text:p>2.165927e-03</text:p>
          </table:table-cell>
          <table:table-cell office:value-type="float" office:value="0.00218062218402949" calcext:value-type="float">
            <text:p>2.180622e-03</text:p>
          </table:table-cell>
          <table:table-cell office:value-type="float" office:value="0.0002382" calcext:value-type="float">
            <text:p>2.382000e-04</text:p>
          </table:table-cell>
          <table:table-cell office:value-type="float" office:value="0.0000508129878250274" calcext:value-type="float">
            <text:p>5.08129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0895040711199622" calcext:value-type="float">
            <text:p>8.950407e-04</text:p>
          </table:table-cell>
          <table:table-cell office:value-type="float" office:value="0.00185534148365139" calcext:value-type="float">
            <text:p>1.855341e-03</text:p>
          </table:table-cell>
          <table:table-cell office:value-type="float" office:value="0.00187893852200619" calcext:value-type="float">
            <text:p>1.878939e-03</text:p>
          </table:table-cell>
          <table:table-cell office:value-type="float" office:value="0.0002061" calcext:value-type="float">
            <text:p>2.061000e-04</text:p>
          </table:table-cell>
          <table:table-cell office:value-type="float" office:value="0.0000444855763804878" calcext:value-type="float">
            <text:p>4.448558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0773478153375361" calcext:value-type="float">
            <text:p>7.734782e-04</text:p>
          </table:table-cell>
          <table:table-cell office:value-type="float" office:value="0.00159745944544069" calcext:value-type="float">
            <text:p>1.597459e-03</text:p>
          </table:table-cell>
          <table:table-cell office:value-type="float" office:value="0.00162753547032011" calcext:value-type="float">
            <text:p>1.627535e-03</text:p>
          </table:table-cell>
          <table:table-cell office:value-type="float" office:value="0.0001793" calcext:value-type="float">
            <text:p>1.793000e-04</text:p>
          </table:table-cell>
          <table:table-cell office:value-type="float" office:value="0.0000391266462795001" calcext:value-type="float">
            <text:p>3.91266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0671840213684359" calcext:value-type="float">
            <text:p>6.718402e-04</text:p>
          </table:table-cell>
          <table:table-cell office:value-type="float" office:value="0.00138213498949209" calcext:value-type="float">
            <text:p>1.382135e-03</text:p>
          </table:table-cell>
          <table:table-cell office:value-type="float" office:value="0.00141643671739641" calcext:value-type="float">
            <text:p>1.416437e-03</text:p>
          </table:table-cell>
          <table:table-cell office:value-type="float" office:value="0.0001567" calcext:value-type="float">
            <text:p>1.567000e-04</text:p>
          </table:table-cell>
          <table:table-cell office:value-type="float" office:value="0.000034671632099161" calcext:value-type="float">
            <text:p>3.46716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0585873321963334" calcext:value-type="float">
            <text:p>5.858733e-04</text:p>
          </table:table-cell>
          <table:table-cell office:value-type="float" office:value="0.00120091296701178" calcext:value-type="float">
            <text:p>1.200913e-03</text:p>
          </table:table-cell>
          <table:table-cell office:value-type="float" office:value="0.00123825979266969" calcext:value-type="float">
            <text:p>1.238260e-03</text:p>
          </table:table-cell>
          <table:table-cell office:value-type="float" office:value="0.0001375" calcext:value-type="float">
            <text:p>1.375000e-04</text:p>
          </table:table-cell>
          <table:table-cell office:value-type="float" office:value="0.0000307977067249531" calcext:value-type="float">
            <text:p>3.079771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0513114884959863" calcext:value-type="float">
            <text:p>5.131149e-04</text:p>
          </table:table-cell>
          <table:table-cell office:value-type="float" office:value="0.001047592935551" calcext:value-type="float">
            <text:p>1.047593e-03</text:p>
          </table:table-cell>
          <table:table-cell office:value-type="float" office:value="0.00108681938296355" calcext:value-type="float">
            <text:p>1.086819e-03</text:p>
          </table:table-cell>
          <table:table-cell office:value-type="float" office:value="0.0001212" calcext:value-type="float">
            <text:p>1.212000e-04</text:p>
          </table:table-cell>
          <table:table-cell office:value-type="float" office:value="0.0000274403047339729" calcext:value-type="float">
            <text:p>2.744030e-0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92741892242612" calcext:value-type="float">
            <text:p>2.927419e-02</text:p>
          </table:table-cell>
          <table:table-cell office:value-type="float" office:value="0.0616712916253425" calcext:value-type="float">
            <text:p>6.167129e-02</text:p>
          </table:table-cell>
          <table:table-cell office:value-type="float" office:value="0.0599526444090274" calcext:value-type="float">
            <text:p>5.995264e-02</text:p>
          </table:table-cell>
          <table:table-cell office:value-type="float" office:value="0.0077645" calcext:value-type="float">
            <text:p>7.764500e-03</text:p>
          </table:table-cell>
          <table:table-cell office:value-type="float" office:value="0.00166385094822231" calcext:value-type="float">
            <text:p>1.663851e-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7140016362864" calcext:value-type="float">
            <text:p>2.714002e-02</text:p>
          </table:table-cell>
          <table:table-cell office:value-type="float" office:value="0.0571317222379549" calcext:value-type="float">
            <text:p>5.713172e-02</text:p>
          </table:table-cell>
          <table:table-cell office:value-type="float" office:value="0.0556067635607937" calcext:value-type="float">
            <text:p>5.560676e-02</text:p>
          </table:table-cell>
          <table:table-cell office:value-type="float" office:value="0.0072078" calcext:value-type="float">
            <text:p>7.207800e-03</text:p>
          </table:table-cell>
          <table:table-cell office:value-type="float" office:value="0.00154834340664801" calcext:value-type="float">
            <text:p>1.548343e-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36650734115782" calcext:value-type="float">
            <text:p>2.366507e-02</text:p>
          </table:table-cell>
          <table:table-cell office:value-type="float" office:value="0.0497450224134039" calcext:value-type="float">
            <text:p>4.974502e-02</text:p>
          </table:table-cell>
          <table:table-cell office:value-type="float" office:value="0.0485283709722101" calcext:value-type="float">
            <text:p>4.852837e-02</text:p>
          </table:table-cell>
          <table:table-cell office:value-type="float" office:value="0.0063005" calcext:value-type="float">
            <text:p>6.300500e-03</text:p>
          </table:table-cell>
          <table:table-cell office:value-type="float" office:value="0.00135974780634698" calcext:value-type="float">
            <text:p>1.359748e-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98135775647852" calcext:value-type="float">
            <text:p>1.981358e-02</text:p>
          </table:table-cell>
          <table:table-cell office:value-type="float" office:value="0.0415657933085813" calcext:value-type="float">
            <text:p>4.156579e-02</text:p>
          </table:table-cell>
          <table:table-cell office:value-type="float" office:value="0.040678410446428" calcext:value-type="float">
            <text:p>4.067841e-02</text:p>
          </table:table-cell>
          <table:table-cell office:value-type="float" office:value="0.0052931" calcext:value-type="float">
            <text:p>5.293100e-03</text:p>
          </table:table-cell>
          <table:table-cell office:value-type="float" office:value="0.00114978105106491" calcext:value-type="float">
            <text:p>1.149781e-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62300566382789" calcext:value-type="float">
            <text:p>1.623006e-02</text:p>
          </table:table-cell>
          <table:table-cell office:value-type="float" office:value="0.0339651782195473" calcext:value-type="float">
            <text:p>3.396518e-02</text:p>
          </table:table-cell>
          <table:table-cell office:value-type="float" office:value="0.0333687669555395" calcext:value-type="float">
            <text:p>3.336877e-02</text:p>
          </table:table-cell>
          <table:table-cell office:value-type="float" office:value="0.0043538" calcext:value-type="float">
            <text:p>4.353800e-03</text:p>
          </table:table-cell>
          <table:table-cell office:value-type="float" office:value="0.000953243903746765" calcext:value-type="float">
            <text:p>9.532439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3182261680232" calcext:value-type="float">
            <text:p>1.318226e-02</text:p>
          </table:table-cell>
          <table:table-cell office:value-type="float" office:value="0.0275110813069517" calcext:value-type="float">
            <text:p>2.751108e-02</text:p>
          </table:table-cell>
          <table:table-cell office:value-type="float" office:value="0.0271467409525406" calcext:value-type="float">
            <text:p>2.714674e-02</text:p>
          </table:table-cell>
          <table:table-cell office:value-type="float" office:value="0.0035529" calcext:value-type="float">
            <text:p>3.552900e-03</text:p>
          </table:table-cell>
          <table:table-cell office:value-type="float" office:value="0.000784857280814527" calcext:value-type="float">
            <text:p>7.848573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07042212519507" calcext:value-type="float">
            <text:p>1.070422e-02</text:p>
          </table:table-cell>
          <table:table-cell office:value-type="float" office:value="0.0222722711143173" calcext:value-type="float">
            <text:p>2.227227e-02</text:p>
          </table:table-cell>
          <table:table-cell office:value-type="float" office:value="0.0220823661446866" calcext:value-type="float">
            <text:p>2.208237e-02</text:p>
          </table:table-cell>
          <table:table-cell office:value-type="float" office:value="0.0028998" calcext:value-type="float">
            <text:p>2.899800e-03</text:p>
          </table:table-cell>
          <table:table-cell office:value-type="float" office:value="0.000646816406646918" calcext:value-type="float">
            <text:p>6.468164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872944533561953" calcext:value-type="float">
            <text:p>8.729445e-03</text:p>
          </table:table-cell>
          <table:table-cell office:value-type="float" office:value="0.0181058556270291" calcext:value-type="float">
            <text:p>1.810586e-02</text:p>
          </table:table-cell>
          <table:table-cell office:value-type="float" office:value="0.0180421594831061" calcext:value-type="float">
            <text:p>1.804216e-02</text:p>
          </table:table-cell>
          <table:table-cell office:value-type="float" office:value="0.0023777" calcext:value-type="float">
            <text:p>2.377700e-03</text:p>
          </table:table-cell>
          <table:table-cell office:value-type="float" office:value="0.000535828444675861" calcext:value-type="float">
            <text:p>5.358284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716569862032954" calcext:value-type="float">
            <text:p>7.165699e-03</text:p>
          </table:table-cell>
          <table:table-cell office:value-type="float" office:value="0.0148131388484328" calcext:value-type="float">
            <text:p>1.481314e-02</text:p>
          </table:table-cell>
          <table:table-cell office:value-type="float" office:value="0.0148391648888866" calcext:value-type="float">
            <text:p>1.483916e-02</text:p>
          </table:table-cell>
          <table:table-cell office:value-type="float" office:value="0.0019628" calcext:value-type="float">
            <text:p>1.962800e-03</text:p>
          </table:table-cell>
          <table:table-cell office:value-type="float" office:value="0.000447115553606499" calcext:value-type="float">
            <text:p>4.471156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592611872590425" calcext:value-type="float">
            <text:p>5.926119e-03</text:p>
          </table:table-cell>
          <table:table-cell office:value-type="float" office:value="0.0122089530199445" calcext:value-type="float">
            <text:p>1.220895e-02</text:p>
          </table:table-cell>
          <table:table-cell office:value-type="float" office:value="0.0122968016471532" calcext:value-type="float">
            <text:p>1.229680e-02</text:p>
          </table:table-cell>
          <table:table-cell office:value-type="float" office:value="0.0016328" calcext:value-type="float">
            <text:p>1.632800e-03</text:p>
          </table:table-cell>
          <table:table-cell office:value-type="float" office:value="0.000376093588412687" calcext:value-type="float">
            <text:p>3.760936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49383949595679" calcext:value-type="float">
            <text:p>4.938395e-03</text:p>
          </table:table-cell>
          <table:table-cell office:value-type="float" office:value="0.0101385689186376" calcext:value-type="float">
            <text:p>1.013857e-02</text:p>
          </table:table-cell>
          <table:table-cell office:value-type="float" office:value="0.0102686175039873" calcext:value-type="float">
            <text:p>1.026862e-02</text:p>
          </table:table-cell>
          <table:table-cell office:value-type="float" office:value="0.0013688" calcext:value-type="float">
            <text:p>1.368800e-03</text:p>
          </table:table-cell>
          <table:table-cell office:value-type="float" office:value="0.000318888623720216" calcext:value-type="float">
            <text:p>3.188886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414611154862856" calcext:value-type="float">
            <text:p>4.146112e-03</text:p>
          </table:table-cell>
          <table:table-cell office:value-type="float" office:value="0.00848164159334725" calcext:value-type="float">
            <text:p>8.481642e-03</text:p>
          </table:table-cell>
          <table:table-cell office:value-type="float" office:value="0.00863888724512076" calcext:value-type="float">
            <text:p>8.638887e-03</text:p>
          </table:table-cell>
          <table:table-cell office:value-type="float" office:value="0.0011562" calcext:value-type="float">
            <text:p>1.156200e-03</text:p>
          </table:table-cell>
          <table:table-cell office:value-type="float" office:value="0.000272466084652625" calcext:value-type="float">
            <text:p>2.724661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350516568665645" calcext:value-type="float">
            <text:p>3.505166e-03</text:p>
          </table:table-cell>
          <table:table-cell office:value-type="float" office:value="0.00714488256904852" calcext:value-type="float">
            <text:p>7.144883e-03</text:p>
          </table:table-cell>
          <table:table-cell office:value-type="float" office:value="0.00731922075000034" calcext:value-type="float">
            <text:p>7.319221e-03</text:p>
          </table:table-cell>
          <table:table-cell office:value-type="float" office:value="0.0009835" calcext:value-type="float">
            <text:p>9.835000e-04</text:p>
          </table:table-cell>
          <table:table-cell office:value-type="float" office:value="0.000234501615985387" calcext:value-type="float">
            <text:p>2.345016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298287204502845" calcext:value-type="float">
            <text:p>2.982872e-03</text:p>
          </table:table-cell>
          <table:table-cell office:value-type="float" office:value="0.00605783227245982" calcext:value-type="float">
            <text:p>6.057832e-03</text:p>
          </table:table-cell>
          <table:table-cell office:value-type="float" office:value="0.00624197862614864" calcext:value-type="float">
            <text:p>6.241979e-03</text:p>
          </table:table-cell>
          <table:table-cell office:value-type="float" office:value="0.0008422" calcext:value-type="float">
            <text:p>8.422000e-04</text:p>
          </table:table-cell>
          <table:table-cell office:value-type="float" office:value="0.000203187385877206" calcext:value-type="float">
            <text:p>2.031874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25537092027649" calcext:value-type="float">
            <text:p>2.553709e-03</text:p>
          </table:table-cell>
          <table:table-cell office:value-type="float" office:value="0.00516750510447338" calcext:value-type="float">
            <text:p>5.167505e-03</text:p>
          </table:table-cell>
          <table:table-cell office:value-type="float" office:value="0.00535548357960797" calcext:value-type="float">
            <text:p>5.355484e-03</text:p>
          </table:table-cell>
          <table:table-cell office:value-type="float" office:value="0.0007256" calcext:value-type="float">
            <text:p>7.256000e-04</text:p>
          </table:table-cell>
          <table:table-cell office:value-type="float" office:value="0.000177167520447109" calcext:value-type="float">
            <text:p>1.771675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219864803018797" calcext:value-type="float">
            <text:p>2.198648e-03</text:p>
          </table:table-cell>
          <table:table-cell office:value-type="float" office:value="0.00443218899770648" calcext:value-type="float">
            <text:p>4.432189e-03</text:p>
          </table:table-cell>
          <table:table-cell office:value-type="float" office:value="0.00462082799523643" calcext:value-type="float">
            <text:p>4.620828e-03</text:p>
          </table:table-cell>
          <table:table-cell office:value-type="float" office:value="0.0006286" calcext:value-type="float">
            <text:p>6.286000e-04</text:p>
          </table:table-cell>
          <table:table-cell office:value-type="float" office:value="0.000155344407505738" calcext:value-type="float">
            <text:p>1.553444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90246522355537" calcext:value-type="float">
            <text:p>1.902465e-03</text:p>
          </table:table-cell>
          <table:table-cell office:value-type="float" office:value="0.00382088173991522" calcext:value-type="float">
            <text:p>3.820882e-03</text:p>
          </table:table-cell>
          <table:table-cell office:value-type="float" office:value="0.0040072848333835" calcext:value-type="float">
            <text:p>4.007285e-03</text:p>
          </table:table-cell>
          <table:table-cell office:value-type="float" office:value="0.0005474" calcext:value-type="float">
            <text:p>5.474000e-04</text:p>
          </table:table-cell>
          <table:table-cell office:value-type="float" office:value="0.00013694326197825" calcext:value-type="float">
            <text:p>1.369433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65396717717429" calcext:value-type="float">
            <text:p>1.653967e-03</text:p>
          </table:table-cell>
          <table:table-cell office:value-type="float" office:value="0.00330962707618385" calcext:value-type="float">
            <text:p>3.309627e-03</text:p>
          </table:table-cell>
          <table:table-cell office:value-type="float" office:value="0.00349150952496404" calcext:value-type="float">
            <text:p>3.491510e-03</text:p>
          </table:table-cell>
          <table:table-cell office:value-type="float" office:value="0.000479" calcext:value-type="float">
            <text:p>4.790000e-04</text:p>
          </table:table-cell>
          <table:table-cell office:value-type="float" office:value="0.000121253864212708" calcext:value-type="float">
            <text:p>1.212539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44419900649044" calcext:value-type="float">
            <text:p>1.444199e-03</text:p>
          </table:table-cell>
          <table:table-cell office:value-type="float" office:value="0.00287869632599351" calcext:value-type="float">
            <text:p>2.878696e-03</text:p>
          </table:table-cell>
          <table:table-cell office:value-type="float" office:value="0.00305554470914334" calcext:value-type="float">
            <text:p>3.055545e-03</text:p>
          </table:table-cell>
          <table:table-cell office:value-type="float" office:value="0.0004209" calcext:value-type="float">
            <text:p>4.209000e-04</text:p>
          </table:table-cell>
          <table:table-cell office:value-type="float" office:value="0.000107888821671691" calcext:value-type="float">
            <text:p>1.078888e-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12659968038604" calcext:value-type="float">
            <text:p>1.265997e-03</text:p>
          </table:table-cell>
          <table:table-cell office:value-type="float" office:value="0.00251427941298102" calcext:value-type="float">
            <text:p>2.514279e-03</text:p>
          </table:table-cell>
          <table:table-cell office:value-type="float" office:value="0.00268442591855913" calcext:value-type="float">
            <text:p>2.684426e-03</text:p>
          </table:table-cell>
          <table:table-cell office:value-type="float" office:value="0.0003714" calcext:value-type="float">
            <text:p>3.714000e-04</text:p>
          </table:table-cell>
          <table:table-cell office:value-type="float" office:value="0.0000963316109719706" calcext:value-type="float">
            <text:p>9.633161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690159668761263" calcext:value-type="float">
            <text:p>6.901597e-02</text:p>
          </table:table-cell>
          <table:table-cell office:value-type="float" office:value="0.141383897908588" calcext:value-type="float">
            <text:p>1.413839e-01</text:p>
          </table:table-cell>
          <table:table-cell office:value-type="float" office:value="0.141513181584242" calcext:value-type="float">
            <text:p>1.415132e-01</text:p>
          </table:table-cell>
          <table:table-cell office:value-type="float" office:value="0.0227355" calcext:value-type="float">
            <text:p>2.273550e-02</text:p>
          </table:table-cell>
          <table:table-cell office:value-type="float" office:value="0.00558064776323814" calcext:value-type="float">
            <text:p>5.58064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641068991634737" calcext:value-type="float">
            <text:p>6.410690e-02</text:p>
          </table:table-cell>
          <table:table-cell office:value-type="float" office:value="0.13122813685407" calcext:value-type="float">
            <text:p>1.312281e-01</text:p>
          </table:table-cell>
          <table:table-cell office:value-type="float" office:value="0.131505743917284" calcext:value-type="float">
            <text:p>1.315057e-01</text:p>
          </table:table-cell>
          <table:table-cell office:value-type="float" office:value="0.0211455" calcext:value-type="float">
            <text:p>2.114550e-02</text:p>
          </table:table-cell>
          <table:table-cell office:value-type="float" office:value="0.00520306917009867" calcext:value-type="float">
            <text:p>5.203069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560804122653646" calcext:value-type="float">
            <text:p>5.608041e-02</text:p>
          </table:table-cell>
          <table:table-cell office:value-type="float" office:value="0.114633498154785" calcext:value-type="float">
            <text:p>1.146335e-01</text:p>
          </table:table-cell>
          <table:table-cell office:value-type="float" office:value="0.115137809042668" calcext:value-type="float">
            <text:p>1.151378e-01</text:p>
          </table:table-cell>
          <table:table-cell office:value-type="float" office:value="0.0185433" calcext:value-type="float">
            <text:p>1.854330e-02</text:p>
          </table:table-cell>
          <table:table-cell office:value-type="float" office:value="0.00458401589530025" calcext:value-type="float">
            <text:p>4.584016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471335871071901" calcext:value-type="float">
            <text:p>4.713359e-02</text:p>
          </table:table-cell>
          <table:table-cell office:value-type="float" office:value="0.0961536431127769" calcext:value-type="float">
            <text:p>9.615364e-02</text:p>
          </table:table-cell>
          <table:table-cell office:value-type="float" office:value="0.0968823560180919" calcext:value-type="float">
            <text:p>9.688236e-02</text:p>
          </table:table-cell>
          <table:table-cell office:value-type="float" office:value="0.0156379" calcext:value-type="float">
            <text:p>1.563790e-02</text:p>
          </table:table-cell>
          <table:table-cell office:value-type="float" office:value="0.00389077694958574" calcext:value-type="float">
            <text:p>3.890777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387587551999198" calcext:value-type="float">
            <text:p>3.875876e-02</text:p>
          </table:table-cell>
          <table:table-cell office:value-type="float" office:value="0.0788778012590051" calcext:value-type="float">
            <text:p>7.887780e-02</text:p>
          </table:table-cell>
          <table:table-cell office:value-type="float" office:value="0.0797819603476511" calcext:value-type="float">
            <text:p>7.978196e-02</text:p>
          </table:table-cell>
          <table:table-cell office:value-type="float" office:value="0.0129126" calcext:value-type="float">
            <text:p>1.291260e-02</text:p>
          </table:table-cell>
          <table:table-cell office:value-type="float" office:value="0.0032379559586088" calcext:value-type="float">
            <text:p>3.237956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315955191728427" calcext:value-type="float">
            <text:p>3.159552e-02</text:p>
          </table:table-cell>
          <table:table-cell office:value-type="float" office:value="0.0641235666138357" calcext:value-type="float">
            <text:p>6.412357e-02</text:p>
          </table:table-cell>
          <table:table-cell office:value-type="float" office:value="0.06514212216403" calcext:value-type="float">
            <text:p>6.514212e-02</text:p>
          </table:table-cell>
          <table:table-cell office:value-type="float" office:value="0.0105756" calcext:value-type="float">
            <text:p>1.057560e-02</text:p>
          </table:table-cell>
          <table:table-cell office:value-type="float" office:value="0.00267559112511961" calcext:value-type="float">
            <text:p>2.675591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57412633954865" calcext:value-type="float">
            <text:p>2.574126e-02</text:p>
          </table:table-cell>
          <table:table-cell office:value-type="float" office:value="0.0520862531144052" calcext:value-type="float">
            <text:p>5.208625e-02</text:p>
          </table:table-cell>
          <table:table-cell office:value-type="float" office:value="0.0531653605921978" calcext:value-type="float">
            <text:p>5.316536e-02</text:p>
          </table:table-cell>
          <table:table-cell office:value-type="float" office:value="0.0086601" calcext:value-type="float">
            <text:p>8.660100e-03</text:p>
          </table:table-cell>
          <table:table-cell office:value-type="float" office:value="0.00221226965036434" calcext:value-type="float">
            <text:p>2.212270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10549484361214" calcext:value-type="float">
            <text:p>2.105495e-02</text:p>
          </table:table-cell>
          <table:table-cell office:value-type="float" office:value="0.0424688031997584" calcext:value-type="float">
            <text:p>4.246880e-02</text:p>
          </table:table-cell>
          <table:table-cell office:value-type="float" office:value="0.043567550278503" calcext:value-type="float">
            <text:p>4.356755e-02</text:p>
          </table:table-cell>
          <table:table-cell office:value-type="float" office:value="0.0071219" calcext:value-type="float">
            <text:p>7.121900e-03</text:p>
          </table:table-cell>
          <table:table-cell office:value-type="float" office:value="0.00183811302463876" calcext:value-type="float">
            <text:p>1.838113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73294925894298" calcext:value-type="float">
            <text:p>1.732949e-02</text:p>
          </table:table-cell>
          <table:table-cell office:value-type="float" office:value="0.0348391587665324" calcext:value-type="float">
            <text:p>3.483916e-02</text:p>
          </table:table-cell>
          <table:table-cell office:value-type="float" office:value="0.0359286885056446" calcext:value-type="float">
            <text:p>3.592869e-02</text:p>
          </table:table-cell>
          <table:table-cell office:value-type="float" office:value="0.0058949" calcext:value-type="float">
            <text:p>5.894900e-03</text:p>
          </table:table-cell>
          <table:table-cell office:value-type="float" office:value="0.00153775467729184" calcext:value-type="float">
            <text:p>1.537755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43660974183069" calcext:value-type="float">
            <text:p>1.436610e-02</text:p>
          </table:table-cell>
          <table:table-cell office:value-type="float" office:value="0.0287832993621245" calcext:value-type="float">
            <text:p>2.878330e-02</text:p>
          </table:table-cell>
          <table:table-cell office:value-type="float" office:value="0.0298447346548415" calcext:value-type="float">
            <text:p>2.984473e-02</text:p>
          </table:table-cell>
          <table:table-cell office:value-type="float" office:value="0.0049154" calcext:value-type="float">
            <text:p>4.915400e-03</text:p>
          </table:table-cell>
          <table:table-cell office:value-type="float" office:value="0.00129647369190159" calcext:value-type="float">
            <text:p>1.296474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19979781979293" calcext:value-type="float">
            <text:p>1.199798e-02</text:p>
          </table:table-cell>
          <table:table-cell office:value-type="float" office:value="0.0239545638859891" calcext:value-type="float">
            <text:p>2.395456e-02</text:p>
          </table:table-cell>
          <table:table-cell office:value-type="float" office:value="0.0249760950800859" calcext:value-type="float">
            <text:p>2.497610e-02</text:p>
          </table:table-cell>
          <table:table-cell office:value-type="float" office:value="0.0041296" calcext:value-type="float">
            <text:p>4.129600e-03</text:p>
          </table:table-cell>
          <table:table-cell office:value-type="float" office:value="0.00110161524557893" calcext:value-type="float">
            <text:p>1.101615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00926026368938" calcext:value-type="float">
            <text:p>1.009260e-02</text:p>
          </table:table-cell>
          <table:table-cell office:value-type="float" office:value="0.0200790055172074" calcext:value-type="float">
            <text:p>2.007901e-02</text:p>
          </table:table-cell>
          <table:table-cell office:value-type="float" office:value="0.0210538084213201" calcext:value-type="float">
            <text:p>2.105381e-02</text:p>
          </table:table-cell>
          <table:table-cell office:value-type="float" office:value="0.003495" calcext:value-type="float">
            <text:p>3.495000e-03</text:p>
          </table:table-cell>
          <table:table-cell office:value-type="float" office:value="0.000943107132350921" calcext:value-type="float">
            <text:p>9.431071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854810892339549" calcext:value-type="float">
            <text:p>8.548109e-03</text:p>
          </table:table-cell>
          <table:table-cell office:value-type="float" office:value="0.0169452455359344" calcext:value-type="float">
            <text:p>1.694525e-02</text:p>
          </table:table-cell>
          <table:table-cell office:value-type="float" office:value="0.0178697688190928" calcext:value-type="float">
            <text:p>1.786977e-02</text:p>
          </table:table-cell>
          <table:table-cell office:value-type="float" office:value="0.0029784" calcext:value-type="float">
            <text:p>2.978400e-03</text:p>
          </table:table-cell>
          <table:table-cell office:value-type="float" office:value="0.000813136936046245" calcext:value-type="float">
            <text:p>8.131369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728636568969837" calcext:value-type="float">
            <text:p>7.286366e-03</text:p>
          </table:table-cell>
          <table:table-cell office:value-type="float" office:value="0.0143915087619157" calcext:value-type="float">
            <text:p>1.439151e-02</text:p>
          </table:table-cell>
          <table:table-cell office:value-type="float" office:value="0.0152649538669009" calcext:value-type="float">
            <text:p>1.526495e-02</text:p>
          </table:table-cell>
          <table:table-cell office:value-type="float" office:value="0.0025546" calcext:value-type="float">
            <text:p>2.554600e-03</text:p>
          </table:table-cell>
          <table:table-cell office:value-type="float" office:value="0.000705700072334879" calcext:value-type="float">
            <text:p>7.057001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624782295351652" calcext:value-type="float">
            <text:p>6.247823e-03</text:p>
          </table:table-cell>
          <table:table-cell office:value-type="float" office:value="0.0122946318610549" calcext:value-type="float">
            <text:p>1.229463e-02</text:p>
          </table:table-cell>
          <table:table-cell office:value-type="float" office:value="0.0131174530372999" calcext:value-type="float">
            <text:p>1.311745e-02</text:p>
          </table:table-cell>
          <table:table-cell office:value-type="float" office:value="0.0022043" calcext:value-type="float">
            <text:p>2.204300e-03</text:p>
          </table:table-cell>
          <table:table-cell office:value-type="float" office:value="0.000616212396190675" calcext:value-type="float">
            <text:p>6.162124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538658693150928" calcext:value-type="float">
            <text:p>5.386587e-03</text:p>
          </table:table-cell>
          <table:table-cell office:value-type="float" office:value="0.010560762681741" calcext:value-type="float">
            <text:p>1.056076e-02</text:p>
          </table:table-cell>
          <table:table-cell office:value-type="float" office:value="0.0113338880539492" calcext:value-type="float">
            <text:p>1.133389e-02</text:p>
          </table:table-cell>
          <table:table-cell office:value-type="float" office:value="0.0019125" calcext:value-type="float">
            <text:p>1.912500e-03</text:p>
          </table:table-cell>
          <table:table-cell office:value-type="float" office:value="0.000541122809353945" calcext:value-type="float">
            <text:p>5.411228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466728582968727" calcext:value-type="float">
            <text:p>4.667286e-03</text:p>
          </table:table-cell>
          <table:table-cell office:value-type="float" office:value="0.00911662326776113" calcext:value-type="float">
            <text:p>9.116623e-03</text:p>
          </table:table-cell>
          <table:table-cell office:value-type="float" office:value="0.00984203042104699" calcext:value-type="float">
            <text:p>9.842030e-03</text:p>
          </table:table-cell>
          <table:table-cell office:value-type="float" office:value="0.0016677" calcext:value-type="float">
            <text:p>1.667700e-03</text:p>
          </table:table-cell>
          <table:table-cell office:value-type="float" office:value="0.000477590433216935" calcext:value-type="float">
            <text:p>4.775904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406283112227382" calcext:value-type="float">
            <text:p>4.062831e-03</text:p>
          </table:table-cell>
          <table:table-cell office:value-type="float" office:value="0.00790612779878305" calcext:value-type="float">
            <text:p>7.906128e-03</text:p>
          </table:table-cell>
          <table:table-cell office:value-type="float" office:value="0.00858641184623708" calcext:value-type="float">
            <text:p>8.586412e-03</text:p>
          </table:table-cell>
          <table:table-cell office:value-type="float" office:value="0.001461" calcext:value-type="float">
            <text:p>1.461000e-03</text:p>
          </table:table-cell>
          <table:table-cell office:value-type="float" office:value="0.000423484608823831" calcext:value-type="float">
            <text:p>4.234846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355173108633867" calcext:value-type="float">
            <text:p>3.551731e-03</text:p>
          </table:table-cell>
          <table:table-cell office:value-type="float" office:value="0.00688530950107906" calcext:value-type="float">
            <text:p>6.885310e-03</text:p>
          </table:table-cell>
          <table:table-cell office:value-type="float" office:value="0.00752273750612717" calcext:value-type="float">
            <text:p>7.522738e-03</text:p>
          </table:table-cell>
          <table:table-cell office:value-type="float" office:value="0.0012855" calcext:value-type="float">
            <text:p>1.285500e-03</text:p>
          </table:table-cell>
          <table:table-cell office:value-type="float" office:value="0.000377191200602046" calcext:value-type="float">
            <text:p>3.771912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31169714412287" calcext:value-type="float">
            <text:p>3.116971e-03</text:p>
          </table:table-cell>
          <table:table-cell office:value-type="float" office:value="0.00601978410288775" calcext:value-type="float">
            <text:p>6.019784e-03</text:p>
          </table:table-cell>
          <table:table-cell office:value-type="float" office:value="0.0066166888888998" calcext:value-type="float">
            <text:p>6.616689e-03</text:p>
          </table:table-cell>
          <table:table-cell office:value-type="float" office:value="0.0011354" calcext:value-type="float">
            <text:p>1.135400e-03</text:p>
          </table:table-cell>
          <table:table-cell office:value-type="float" office:value="0.000337289769247704" calcext:value-type="float">
            <text:p>3.372898e-0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56986961760397" calcext:value-type="float">
            <text:p>1.569870e-01</text:p>
          </table:table-cell>
          <table:table-cell office:value-type="float" office:value="0.312613061867801" calcext:value-type="float">
            <text:p>3.126131e-01</text:p>
          </table:table-cell>
          <table:table-cell office:value-type="float" office:value="0.322350389555511" calcext:value-type="float">
            <text:p>3.223504e-01</text:p>
          </table:table-cell>
          <table:table-cell office:value-type="float" office:value="0.0642709" calcext:value-type="float">
            <text:p>6.427090e-02</text:p>
          </table:table-cell>
          <table:table-cell office:value-type="float" office:value="0.0180925228060091" calcext:value-type="float">
            <text:p>1.809252e-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46428257382453" calcext:value-type="float">
            <text:p>1.464283e-01</text:p>
          </table:table-cell>
          <table:table-cell office:value-type="float" office:value="0.291372882582913" calcext:value-type="float">
            <text:p>2.913729e-01</text:p>
          </table:table-cell>
          <table:table-cell office:value-type="float" office:value="0.300799760817763" calcext:value-type="float">
            <text:p>3.007998e-01</text:p>
          </table:table-cell>
          <table:table-cell office:value-type="float" office:value="0.0600234" calcext:value-type="float">
            <text:p>6.002340e-02</text:p>
          </table:table-cell>
          <table:table-cell office:value-type="float" office:value="0.0169371245631516" calcext:value-type="float">
            <text:p>1.693712e-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2898593324764" calcext:value-type="float">
            <text:p>1.289859e-01</text:p>
          </table:table-cell>
          <table:table-cell office:value-type="float" office:value="0.256305716637241" calcext:value-type="float">
            <text:p>2.563057e-01</text:p>
          </table:table-cell>
          <table:table-cell office:value-type="float" office:value="0.26518712186281" calcext:value-type="float">
            <text:p>2.651871e-01</text:p>
          </table:table-cell>
          <table:table-cell office:value-type="float" office:value="0.053" calcext:value-type="float">
            <text:p>5.300000e-02</text:p>
          </table:table-cell>
          <table:table-cell office:value-type="float" office:value="0.0150231471666013" calcext:value-type="float">
            <text:p>1.502315e-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09275112983115" calcext:value-type="float">
            <text:p>1.092751e-01</text:p>
          </table:table-cell>
          <table:table-cell office:value-type="float" office:value="0.216715609763476" calcext:value-type="float">
            <text:p>2.167156e-01</text:p>
          </table:table-cell>
          <table:table-cell office:value-type="float" office:value="0.224921132136886" calcext:value-type="float">
            <text:p>2.249211e-01</text:p>
          </table:table-cell>
          <table:table-cell office:value-type="float" office:value="0.0450506" calcext:value-type="float">
            <text:p>4.505060e-02</text:p>
          </table:table-cell>
          <table:table-cell office:value-type="float" office:value="0.0128507143821684" calcext:value-type="float">
            <text:p>1.285071e-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905609713694803" calcext:value-type="float">
            <text:p>9.056097e-02</text:p>
          </table:table-cell>
          <table:table-cell office:value-type="float" office:value="0.179173903604155" calcext:value-type="float">
            <text:p>1.791739e-01</text:p>
          </table:table-cell>
          <table:table-cell office:value-type="float" office:value="0.186662974878515" calcext:value-type="float">
            <text:p>1.866630e-01</text:p>
          </table:table-cell>
          <table:table-cell office:value-type="float" office:value="0.0374873" calcext:value-type="float">
            <text:p>3.748730e-02</text:p>
          </table:table-cell>
          <table:table-cell office:value-type="float" office:value="0.0107760336480113" calcext:value-type="float">
            <text:p>1.077603e-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743430038253497" calcext:value-type="float">
            <text:p>7.434300e-02</text:p>
          </table:table-cell>
          <table:table-cell office:value-type="float" office:value="0.146688658261814" calcext:value-type="float">
            <text:p>1.466887e-01</text:p>
          </table:table-cell>
          <table:table-cell office:value-type="float" office:value="0.153478969213342" calcext:value-type="float">
            <text:p>1.534790e-01</text:p>
          </table:table-cell>
          <table:table-cell office:value-type="float" office:value="0.0309165" calcext:value-type="float">
            <text:p>3.091650e-02</text:p>
          </table:table-cell>
          <table:table-cell office:value-type="float" office:value="0.00896542549352942" calcext:value-type="float">
            <text:p>8.965425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609377655197163" calcext:value-type="float">
            <text:p>6.093777e-02</text:p>
          </table:table-cell>
          <table:table-cell office:value-type="float" office:value="0.119883581879144" calcext:value-type="float">
            <text:p>1.198836e-01</text:p>
          </table:table-cell>
          <table:table-cell office:value-type="float" office:value="0.126023162128212" calcext:value-type="float">
            <text:p>1.260232e-01</text:p>
          </table:table-cell>
          <table:table-cell office:value-type="float" office:value="0.0254699" calcext:value-type="float">
            <text:p>2.546990e-02</text:p>
          </table:table-cell>
          <table:table-cell office:value-type="float" office:value="0.00745691895281285" calcext:value-type="float">
            <text:p>7.456919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501045939301841" calcext:value-type="float">
            <text:p>5.010459e-02</text:p>
          </table:table-cell>
          <table:table-cell office:value-type="float" office:value="0.0982620753836558" calcext:value-type="float">
            <text:p>9.826208e-02</text:p>
          </table:table-cell>
          <table:table-cell office:value-type="float" office:value="0.103810904406821" calcext:value-type="float">
            <text:p>1.038109e-01</text:p>
          </table:table-cell>
          <table:table-cell office:value-type="float" office:value="0.0210544" calcext:value-type="float">
            <text:p>2.105440e-02</text:p>
          </table:table-cell>
          <table:table-cell office:value-type="float" office:value="0.00622714134277054" calcext:value-type="float">
            <text:p>6.227141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414237288432716" calcext:value-type="float">
            <text:p>4.142373e-02</text:p>
          </table:table-cell>
          <table:table-cell office:value-type="float" office:value="0.0809721416152278" calcext:value-type="float">
            <text:p>8.097214e-02</text:p>
          </table:table-cell>
          <table:table-cell office:value-type="float" office:value="0.0859914161980658" calcext:value-type="float">
            <text:p>8.599142e-02</text:p>
          </table:table-cell>
          <table:table-cell office:value-type="float" office:value="0.0175044" calcext:value-type="float">
            <text:p>1.750440e-02</text:p>
          </table:table-cell>
          <table:table-cell office:value-type="float" office:value="0.00523244643751975" calcext:value-type="float">
            <text:p>5.232446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344724997080169" calcext:value-type="float">
            <text:p>3.447250e-02</text:p>
          </table:table-cell>
          <table:table-cell office:value-type="float" office:value="0.0671564284861694" calcext:value-type="float">
            <text:p>6.715643e-02</text:p>
          </table:table-cell>
          <table:table-cell office:value-type="float" office:value="0.0717041408654996" calcext:value-type="float">
            <text:p>7.170414e-02</text:p>
          </table:table-cell>
          <table:table-cell office:value-type="float" office:value="0.0146515" calcext:value-type="float">
            <text:p>1.465150e-02</text:p>
          </table:table-cell>
          <table:table-cell office:value-type="float" office:value="0.00442789670271967" calcext:value-type="float">
            <text:p>4.427897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88862188509473" calcext:value-type="float">
            <text:p>2.888622e-02</text:p>
          </table:table-cell>
          <table:table-cell office:value-type="float" office:value="0.0560782106982482" calcext:value-type="float">
            <text:p>5.607821e-02</text:p>
          </table:table-cell>
          <table:table-cell office:value-type="float" office:value="0.0602070403541859" calcext:value-type="float">
            <text:p>6.020704e-02</text:p>
          </table:table-cell>
          <table:table-cell office:value-type="float" office:value="0.0123501" calcext:value-type="float">
            <text:p>1.235010e-02</text:p>
          </table:table-cell>
          <table:table-cell office:value-type="float" office:value="0.0037745591883595" calcext:value-type="float">
            <text:p>3.774559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43702705702272" calcext:value-type="float">
            <text:p>2.437027e-02</text:p>
          </table:table-cell>
          <table:table-cell office:value-type="float" office:value="0.047144218644433" calcext:value-type="float">
            <text:p>4.714422e-02</text:p>
          </table:table-cell>
          <table:table-cell office:value-type="float" office:value="0.0509001392860136" calcext:value-type="float">
            <text:p>5.090014e-02</text:p>
          </table:table-cell>
          <table:table-cell office:value-type="float" office:value="0.0104824" calcext:value-type="float">
            <text:p>1.048240e-02</text:p>
          </table:table-cell>
          <table:table-cell office:value-type="float" office:value="0.00324060314094784" calcext:value-type="float">
            <text:p>3.240603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06945143328119" calcext:value-type="float">
            <text:p>2.069451e-02</text:p>
          </table:table-cell>
          <table:table-cell office:value-type="float" office:value="0.0398899828176515" calcext:value-type="float">
            <text:p>3.988998e-02</text:p>
          </table:table-cell>
          <table:table-cell office:value-type="float" office:value="0.0433143514907334" calcext:value-type="float">
            <text:p>4.331435e-02</text:p>
          </table:table-cell>
          <table:table-cell office:value-type="float" office:value="0.008956" calcext:value-type="float">
            <text:p>8.956000e-03</text:p>
          </table:table-cell>
          <table:table-cell office:value-type="float" office:value="0.00280110630724395" calcext:value-type="float">
            <text:p>2.801106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76807479360712" calcext:value-type="float">
            <text:p>1.768075e-02</text:p>
          </table:table-cell>
          <table:table-cell office:value-type="float" office:value="0.0339572867473398" calcext:value-type="float">
            <text:p>3.395729e-02</text:p>
          </table:table-cell>
          <table:table-cell office:value-type="float" office:value="0.0370859406483266" calcext:value-type="float">
            <text:p>3.708594e-02</text:p>
          </table:table-cell>
          <table:table-cell office:value-type="float" office:value="0.0076994" calcext:value-type="float">
            <text:p>7.699400e-03</text:p>
          </table:table-cell>
          <table:table-cell office:value-type="float" office:value="0.00243656992953098" calcext:value-type="float">
            <text:p>2.436570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51921855184386" calcext:value-type="float">
            <text:p>1.519219e-02</text:p>
          </table:table-cell>
          <table:table-cell office:value-type="float" office:value="0.0290710562594066" calcext:value-type="float">
            <text:p>2.907106e-02</text:p>
          </table:table-cell>
          <table:table-cell office:value-type="float" office:value="0.0319349714560029" calcext:value-type="float">
            <text:p>3.193497e-02</text:p>
          </table:table-cell>
          <table:table-cell office:value-type="float" office:value="0.0066572" calcext:value-type="float">
            <text:p>6.657200e-03</text:p>
          </table:table-cell>
          <table:table-cell office:value-type="float" office:value="0.00213188569884953" calcext:value-type="float">
            <text:p>2.131886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3122711697946" calcext:value-type="float">
            <text:p>1.312271e-02</text:p>
          </table:table-cell>
          <table:table-cell office:value-type="float" office:value="0.0250182216042483" calcext:value-type="float">
            <text:p>2.501822e-02</text:p>
          </table:table-cell>
          <table:table-cell office:value-type="float" office:value="0.0276447584263568" calcext:value-type="float">
            <text:p>2.764476e-02</text:p>
          </table:table-cell>
          <table:table-cell office:value-type="float" office:value="0.0057868" calcext:value-type="float">
            <text:p>5.786800e-03</text:p>
          </table:table-cell>
          <table:table-cell office:value-type="float" office:value="0.00187543183907696" calcext:value-type="float">
            <text:p>1.875432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13903892809219" calcext:value-type="float">
            <text:p>1.139039e-02</text:p>
          </table:table-cell>
          <table:table-cell office:value-type="float" office:value="0.0216347528952653" calcext:value-type="float">
            <text:p>2.163475e-02</text:p>
          </table:table-cell>
          <table:table-cell office:value-type="float" office:value="0.0240476995249309" calcext:value-type="float">
            <text:p>2.404770e-02</text:p>
          </table:table-cell>
          <table:table-cell office:value-type="float" office:value="0.0050548" calcext:value-type="float">
            <text:p>5.054800e-03</text:p>
          </table:table-cell>
          <table:table-cell office:value-type="float" office:value="0.0016581046255839" calcext:value-type="float">
            <text:p>1.658105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993096697068915" calcext:value-type="float">
            <text:p>9.930967e-03</text:p>
          </table:table-cell>
          <table:table-cell office:value-type="float" office:value="0.018792131870792" calcext:value-type="float">
            <text:p>1.879213e-02</text:p>
          </table:table-cell>
          <table:table-cell office:value-type="float" office:value="0.0210129055438633" calcext:value-type="float">
            <text:p>2.101291e-02</text:p>
          </table:table-cell>
          <table:table-cell office:value-type="float" office:value="0.0044354" calcext:value-type="float">
            <text:p>4.435400e-03</text:p>
          </table:table-cell>
          <table:table-cell office:value-type="float" office:value="0.00147260816558224" calcext:value-type="float">
            <text:p>1.472608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8694297413744" calcext:value-type="float">
            <text:p>8.694297e-03</text:p>
          </table:table-cell>
          <table:table-cell office:value-type="float" office:value="0.0163903059367684" calcext:value-type="float">
            <text:p>1.639031e-02</text:p>
          </table:table-cell>
          <table:table-cell office:value-type="float" office:value="0.0184370218952384" calcext:value-type="float">
            <text:p>1.843702e-02</text:p>
          </table:table-cell>
          <table:table-cell office:value-type="float" office:value="0.0039081" calcext:value-type="float">
            <text:p>3.908100e-03</text:p>
          </table:table-cell>
          <table:table-cell office:value-type="float" office:value="0.0013134543981252" calcext:value-type="float">
            <text:p>1.313454e-0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0764053137381989" calcext:value-type="float">
            <text:p>7.640531e-03</text:p>
          </table:table-cell>
          <table:table-cell office:value-type="float" office:value="0.014349796694533" calcext:value-type="float">
            <text:p>1.434980e-02</text:p>
          </table:table-cell>
          <table:table-cell office:value-type="float" office:value="0.0162386418766057" calcext:value-type="float">
            <text:p>1.623864e-02</text:p>
          </table:table-cell>
          <table:table-cell office:value-type="float" office:value="0.0034566" calcext:value-type="float">
            <text:p>3.456600e-03</text:p>
          </table:table-cell>
          <table:table-cell office:value-type="float" office:value="0.00117599461276372" calcext:value-type="float">
            <text:p>1.175995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321205664414711" calcext:value-type="float">
            <text:p>3.212057e-01</text:p>
          </table:table-cell>
          <table:table-cell office:value-type="float" office:value="0.622063616248431" calcext:value-type="float">
            <text:p>6.220636e-01</text:p>
          </table:table-cell>
          <table:table-cell office:value-type="float" office:value="0.66196478629129" calcext:value-type="float">
            <text:p>6.619648e-01</text:p>
          </table:table-cell>
          <table:table-cell office:value-type="float" office:value="0.1649787" calcext:value-type="float">
            <text:p>1.649787e-01</text:p>
          </table:table-cell>
          <table:table-cell office:value-type="float" office:value="0.0534505499160569" calcext:value-type="float">
            <text:p>5.345055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303597898787757" calcext:value-type="float">
            <text:p>3.035979e-01</text:p>
          </table:table-cell>
          <table:table-cell office:value-type="float" office:value="0.587113976870993" calcext:value-type="float">
            <text:p>5.871140e-01</text:p>
          </table:table-cell>
          <table:table-cell office:value-type="float" office:value="0.625452284032285" calcext:value-type="float">
            <text:p>6.254523e-01</text:p>
          </table:table-cell>
          <table:table-cell office:value-type="float" office:value="0.1555519" calcext:value-type="float">
            <text:p>1.555519e-01</text:p>
          </table:table-cell>
          <table:table-cell office:value-type="float" office:value="0.0505079807672314" calcext:value-type="float">
            <text:p>5.050798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72859362066759" calcext:value-type="float">
            <text:p>2.728594e-01</text:p>
          </table:table-cell>
          <table:table-cell office:value-type="float" office:value="0.526542700103723" calcext:value-type="float">
            <text:p>5.265427e-01</text:p>
          </table:table-cell>
          <table:table-cell office:value-type="float" office:value="0.562092529694217" calcext:value-type="float">
            <text:p>5.620925e-01</text:p>
          </table:table-cell>
          <table:table-cell office:value-type="float" office:value="0.1395636" calcext:value-type="float">
            <text:p>1.395636e-01</text:p>
          </table:table-cell>
          <table:table-cell office:value-type="float" office:value="0.0455088092026619" calcext:value-type="float">
            <text:p>4.550881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35514807010072" calcext:value-type="float">
            <text:p>2.355148e-01</text:p>
          </table:table-cell>
          <table:table-cell office:value-type="float" office:value="0.453643534556809" calcext:value-type="float">
            <text:p>4.536435e-01</text:p>
          </table:table-cell>
          <table:table-cell office:value-type="float" office:value="0.485687949867114" calcext:value-type="float">
            <text:p>4.856879e-01</text:p>
          </table:table-cell>
          <table:table-cell office:value-type="float" office:value="0.120841" calcext:value-type="float">
            <text:p>1.208410e-01</text:p>
          </table:table-cell>
          <table:table-cell office:value-type="float" office:value="0.0396389729102391" calcext:value-type="float">
            <text:p>3.963897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98765975648359" calcext:value-type="float">
            <text:p>1.987660e-01</text:p>
          </table:table-cell>
          <table:table-cell office:value-type="float" office:value="0.381991785295273" calcext:value-type="float">
            <text:p>3.819918e-01</text:p>
          </table:table-cell>
          <table:table-cell office:value-type="float" office:value="0.41044960086311" calcext:value-type="float">
            <text:p>4.104496e-01</text:p>
          </table:table-cell>
          <table:table-cell office:value-type="float" office:value="0.1023804" calcext:value-type="float">
            <text:p>1.023804e-01</text:p>
          </table:table-cell>
          <table:table-cell office:value-type="float" office:value="0.0338306029004205" calcext:value-type="float">
            <text:p>3.383060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65847372282623" calcext:value-type="float">
            <text:p>1.658474e-01</text:p>
          </table:table-cell>
          <table:table-cell office:value-type="float" office:value="0.317901193761733" calcext:value-type="float">
            <text:p>3.179012e-01</text:p>
          </table:table-cell>
          <table:table-cell office:value-type="float" office:value="0.342997363990809" calcext:value-type="float">
            <text:p>3.429974e-01</text:p>
          </table:table-cell>
          <table:table-cell office:value-type="float" office:value="0.0858043" calcext:value-type="float">
            <text:p>8.580430e-02</text:p>
          </table:table-cell>
          <table:table-cell office:value-type="float" office:value="0.028592603836531" calcext:value-type="float">
            <text:p>2.859260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37849254107346" calcext:value-type="float">
            <text:p>1.378493e-01</text:p>
          </table:table-cell>
          <table:table-cell office:value-type="float" office:value="0.263479910388775" calcext:value-type="float">
            <text:p>2.634799e-01</text:p>
          </table:table-cell>
          <table:table-cell office:value-type="float" office:value="0.285571719303689" calcext:value-type="float">
            <text:p>2.855717e-01</text:p>
          </table:table-cell>
          <table:table-cell office:value-type="float" office:value="0.0716671" calcext:value-type="float">
            <text:p>7.166710e-02</text:p>
          </table:table-cell>
          <table:table-cell office:value-type="float" office:value="0.0241031762857843" calcext:value-type="float">
            <text:p>2.410318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14675803857797" calcext:value-type="float">
            <text:p>1.146758e-01</text:p>
          </table:table-cell>
          <table:table-cell office:value-type="float" office:value="0.218519656677779" calcext:value-type="float">
            <text:p>2.185197e-01</text:p>
          </table:table-cell>
          <table:table-cell office:value-type="float" office:value="0.237991896036015" calcext:value-type="float">
            <text:p>2.379919e-01</text:p>
          </table:table-cell>
          <table:table-cell office:value-type="float" office:value="0.0599304" calcext:value-type="float">
            <text:p>5.993040e-02</text:p>
          </table:table-cell>
          <table:table-cell office:value-type="float" office:value="0.0203558637058901" calcext:value-type="float">
            <text:p>2.035586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957380140024196" calcext:value-type="float">
            <text:p>9.573801e-02</text:p>
          </table:table-cell>
          <table:table-cell office:value-type="float" office:value="0.18184995819739" calcext:value-type="float">
            <text:p>1.818500e-01</text:p>
          </table:table-cell>
          <table:table-cell office:value-type="float" office:value="0.199064328270973" calcext:value-type="float">
            <text:p>1.990643e-01</text:p>
          </table:table-cell>
          <table:table-cell office:value-type="float" office:value="0.0503075" calcext:value-type="float">
            <text:p>5.030750e-02</text:p>
          </table:table-cell>
          <table:table-cell office:value-type="float" office:value="0.017265246042347" calcext:value-type="float">
            <text:p>1.726525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803262099402874" calcext:value-type="float">
            <text:p>8.032621e-02</text:p>
          </table:table-cell>
          <table:table-cell office:value-type="float" office:value="0.152070078630771" calcext:value-type="float">
            <text:p>1.520701e-01</text:p>
          </table:table-cell>
          <table:table-cell office:value-type="float" office:value="0.167345443723681" calcext:value-type="float">
            <text:p>1.673454e-01</text:p>
          </table:table-cell>
          <table:table-cell office:value-type="float" office:value="0.0424487" calcext:value-type="float">
            <text:p>4.244870e-02</text:p>
          </table:table-cell>
          <table:table-cell office:value-type="float" office:value="0.0147254360015934" calcext:value-type="float">
            <text:p>1.472544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677739243884486" calcext:value-type="float">
            <text:p>6.777392e-02</text:p>
          </table:table-cell>
          <table:table-cell office:value-type="float" office:value="0.127869751753175" calcext:value-type="float">
            <text:p>1.278698e-01</text:p>
          </table:table-cell>
          <table:table-cell office:value-type="float" office:value="0.141478863072424" calcext:value-type="float">
            <text:p>1.414789e-01</text:p>
          </table:table-cell>
          <table:table-cell office:value-type="float" office:value="0.0360245" calcext:value-type="float">
            <text:p>3.602450e-02</text:p>
          </table:table-cell>
          <table:table-cell office:value-type="float" office:value="0.0126356469584769" calcext:value-type="float">
            <text:p>1.263565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575140892825038" calcext:value-type="float">
            <text:p>5.751409e-02</text:p>
          </table:table-cell>
          <table:table-cell office:value-type="float" office:value="0.108134588953582" calcext:value-type="float">
            <text:p>1.081346e-01</text:p>
          </table:table-cell>
          <table:table-cell office:value-type="float" office:value="0.120307334174521" calcext:value-type="float">
            <text:p>1.203073e-01</text:p>
          </table:table-cell>
          <table:table-cell office:value-type="float" office:value="0.0307532" calcext:value-type="float">
            <text:p>3.075320e-02</text:p>
          </table:table-cell>
          <table:table-cell office:value-type="float" office:value="0.0109090384191924" calcext:value-type="float">
            <text:p>1.090904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490848564515663" calcext:value-type="float">
            <text:p>4.908486e-02</text:p>
          </table:table-cell>
          <table:table-cell office:value-type="float" office:value="0.0919601711493485" calcext:value-type="float">
            <text:p>9.196017e-02</text:p>
          </table:table-cell>
          <table:table-cell office:value-type="float" office:value="0.102889891322232" calcext:value-type="float">
            <text:p>1.028899e-01</text:p>
          </table:table-cell>
          <table:table-cell office:value-type="float" office:value="0.0264053" calcext:value-type="float">
            <text:p>2.640530e-02</text:p>
          </table:table-cell>
          <table:table-cell office:value-type="float" office:value="0.00947471754939196" calcext:value-type="float">
            <text:p>9.474718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421197472452525" calcext:value-type="float">
            <text:p>4.211975e-02</text:p>
          </table:table-cell>
          <table:table-cell office:value-type="float" office:value="0.0786280925312951" calcext:value-type="float">
            <text:p>7.862809e-02</text:p>
          </table:table-cell>
          <table:table-cell office:value-type="float" office:value="0.088476714937591" calcext:value-type="float">
            <text:p>8.847671e-02</text:p>
          </table:table-cell>
          <table:table-cell office:value-type="float" office:value="0.0227977" calcext:value-type="float">
            <text:p>2.279770e-02</text:p>
          </table:table-cell>
          <table:table-cell office:value-type="float" office:value="0.00827593134234331" calcext:value-type="float">
            <text:p>8.275931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363292950203454" calcext:value-type="float">
            <text:p>3.632930e-02</text:p>
          </table:table-cell>
          <table:table-cell office:value-type="float" office:value="0.0675724218068241" calcext:value-type="float">
            <text:p>6.757242e-02</text:p>
          </table:table-cell>
          <table:table-cell office:value-type="float" office:value="0.0764762097442107" calcext:value-type="float">
            <text:p>7.647621e-02</text:p>
          </table:table-cell>
          <table:table-cell office:value-type="float" office:value="0.0197857" calcext:value-type="float">
            <text:p>1.978570e-02</text:p>
          </table:table-cell>
          <table:table-cell office:value-type="float" office:value="0.00726741943659118" calcext:value-type="float">
            <text:p>7.267419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314858218370528" calcext:value-type="float">
            <text:p>3.148582e-02</text:p>
          </table:table-cell>
          <table:table-cell office:value-type="float" office:value="0.0583495455025542" calcext:value-type="float">
            <text:p>5.834955e-02</text:p>
          </table:table-cell>
          <table:table-cell office:value-type="float" office:value="0.066423479622703" calcext:value-type="float">
            <text:p>6.642348e-02</text:p>
          </table:table-cell>
          <table:table-cell office:value-type="float" office:value="0.0172555" calcext:value-type="float">
            <text:p>1.725550e-02</text:p>
          </table:table-cell>
          <table:table-cell office:value-type="float" office:value="0.00641367084953865" calcext:value-type="float">
            <text:p>6.413671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74106777485169" calcext:value-type="float">
            <text:p>2.741068e-02</text:p>
          </table:table-cell>
          <table:table-cell office:value-type="float" office:value="0.0506102659733021" calcext:value-type="float">
            <text:p>5.061027e-02</text:p>
          </table:table-cell>
          <table:table-cell office:value-type="float" office:value="0.0579521944120396" calcext:value-type="float">
            <text:p>5.795219e-02</text:p>
          </table:table-cell>
          <table:table-cell office:value-type="float" office:value="0.0151171" calcext:value-type="float">
            <text:p>1.511710e-02</text:p>
          </table:table-cell>
          <table:table-cell office:value-type="float" office:value="0.00568634136053112" calcext:value-type="float">
            <text:p>5.686341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39625994508939" calcext:value-type="float">
            <text:p>2.396260e-02</text:p>
          </table:table-cell>
          <table:table-cell office:value-type="float" office:value="0.0440795090449761" calcext:value-type="float">
            <text:p>4.407951e-02</text:p>
          </table:table-cell>
          <table:table-cell office:value-type="float" office:value="0.0507728415503186" calcext:value-type="float">
            <text:p>5.077284e-02</text:p>
          </table:table-cell>
          <table:table-cell office:value-type="float" office:value="0.0132995" calcext:value-type="float">
            <text:p>1.329950e-02</text:p>
          </table:table-cell>
          <table:table-cell office:value-type="float" office:value="0.00506315589866686" calcext:value-type="float">
            <text:p>5.063156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210292031430278" calcext:value-type="float">
            <text:p>2.102920e-02</text:p>
          </table:table-cell>
          <table:table-cell office:value-type="float" office:value="0.0385394137169895" calcext:value-type="float">
            <text:p>3.853941e-02</text:p>
          </table:table-cell>
          <table:table-cell office:value-type="float" office:value="0.044655766345087" calcext:value-type="float">
            <text:p>4.465577e-02</text:p>
          </table:table-cell>
          <table:table-cell office:value-type="float" office:value="0.011746" calcext:value-type="float">
            <text:p>1.174600e-02</text:p>
          </table:table-cell>
          <table:table-cell office:value-type="float" office:value="0.00452616527637874" calcext:value-type="float">
            <text:p>4.526165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185211638514897" calcext:value-type="float">
            <text:p>1.852116e-02</text:p>
          </table:table-cell>
          <table:table-cell office:value-type="float" office:value="0.0338158039241903" calcext:value-type="float">
            <text:p>3.381580e-02</text:p>
          </table:table-cell>
          <table:table-cell office:value-type="float" office:value="0.0394168060846732" calcext:value-type="float">
            <text:p>3.941681e-02</text:p>
          </table:table-cell>
          <table:table-cell office:value-type="float" office:value="0.0104116" calcext:value-type="float">
            <text:p>1.041160e-02</text:p>
          </table:table-cell>
          <table:table-cell office:value-type="float" office:value="0.00406097140435927" calcext:value-type="float">
            <text:p>4.060971e-0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509996346413838" calcext:value-type="float">
            <text:p>5.099963e-01</text:p>
          </table:table-cell>
          <table:table-cell office:value-type="float" office:value="0.96445007540211" calcext:value-type="float">
            <text:p>9.644501e-01</text:p>
          </table:table-cell>
          <table:table-cell office:value-type="float" office:value="1.06411429545036" calcext:value-type="float">
            <text:p>1.064114e+00</text:p>
          </table:table-cell>
          <table:table-cell office:value-type="float" office:value="0.341408" calcext:value-type="float">
            <text:p>3.414080e-01</text:p>
          </table:table-cell>
          <table:table-cell office:value-type="float" office:value="0.128520379733379" calcext:value-type="float">
            <text:p>1.285204e-0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490965201886982" calcext:value-type="float">
            <text:p>4.909652e-01</text:p>
          </table:table-cell>
          <table:table-cell office:value-type="float" office:value="0.927100301120407" calcext:value-type="float">
            <text:p>9.271003e-01</text:p>
          </table:table-cell>
          <table:table-cell office:value-type="float" office:value="1.02382974978491" calcext:value-type="float">
            <text:p>1.023830e+00</text:p>
          </table:table-cell>
          <table:table-cell office:value-type="float" office:value="0.3275874" calcext:value-type="float">
            <text:p>3.275874e-01</text:p>
          </table:table-cell>
          <table:table-cell office:value-type="float" office:value="0.123544903679015" calcext:value-type="float">
            <text:p>1.235449e-0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456681202498833" calcext:value-type="float">
            <text:p>4.566812e-01</text:p>
          </table:table-cell>
          <table:table-cell office:value-type="float" office:value="0.860034624564624" calcext:value-type="float">
            <text:p>8.600346e-01</text:p>
          </table:table-cell>
          <table:table-cell office:value-type="float" office:value="0.951433252896113" calcext:value-type="float">
            <text:p>9.514333e-01</text:p>
          </table:table-cell>
          <table:table-cell office:value-type="float" office:value="0.3029793" calcext:value-type="float">
            <text:p>3.029793e-01</text:p>
          </table:table-cell>
          <table:table-cell office:value-type="float" office:value="0.114672904352427" calcext:value-type="float">
            <text:p>1.146729e-0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412997932410404" calcext:value-type="float">
            <text:p>4.129979e-01</text:p>
          </table:table-cell>
          <table:table-cell office:value-type="float" office:value="0.774991610643478" calcext:value-type="float">
            <text:p>7.749916e-01</text:p>
          </table:table-cell>
          <table:table-cell office:value-type="float" office:value="0.859505133206089" calcext:value-type="float">
            <text:p>8.595051e-01</text:p>
          </table:table-cell>
          <table:table-cell office:value-type="float" office:value="0.2721413" calcext:value-type="float">
            <text:p>2.721413e-01</text:p>
          </table:table-cell>
          <table:table-cell office:value-type="float" office:value="0.10352871866302" calcext:value-type="float">
            <text:p>1.035287e-0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365715246475385" calcext:value-type="float">
            <text:p>3.657152e-01</text:p>
          </table:table-cell>
          <table:table-cell office:value-type="float" office:value="0.683455324286992" calcext:value-type="float">
            <text:p>6.834553e-01</text:p>
          </table:table-cell>
          <table:table-cell office:value-type="float" office:value="0.760378107083657" calcext:value-type="float">
            <text:p>7.603781e-01</text:p>
          </table:table-cell>
          <table:table-cell office:value-type="float" office:value="0.2393796" calcext:value-type="float">
            <text:p>2.393796e-01</text:p>
          </table:table-cell>
          <table:table-cell office:value-type="float" office:value="0.0916518445545045" calcext:value-type="float">
            <text:p>9.165184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319229097521469" calcext:value-type="float">
            <text:p>3.192291e-01</text:p>
          </table:table-cell>
          <table:table-cell office:value-type="float" office:value="0.593986039972295" calcext:value-type="float">
            <text:p>5.939860e-01</text:p>
          </table:table-cell>
          <table:table-cell office:value-type="float" office:value="0.663277269842076" calcext:value-type="float">
            <text:p>6.632773e-01</text:p>
          </table:table-cell>
          <table:table-cell office:value-type="float" office:value="0.207756" calcext:value-type="float">
            <text:p>2.077560e-01</text:p>
          </table:table-cell>
          <table:table-cell office:value-type="float" office:value="0.0801427996602702" calcext:value-type="float">
            <text:p>8.014280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75750222672992" calcext:value-type="float">
            <text:p>2.757502e-01</text:p>
          </table:table-cell>
          <table:table-cell office:value-type="float" office:value="0.510988044706074" calcext:value-type="float">
            <text:p>5.109880e-01</text:p>
          </table:table-cell>
          <table:table-cell office:value-type="float" office:value="0.572948153371268" calcext:value-type="float">
            <text:p>5.729482e-01</text:p>
          </table:table-cell>
          <table:table-cell office:value-type="float" office:value="0.178968" calcext:value-type="float">
            <text:p>1.789680e-01</text:p>
          </table:table-cell>
          <table:table-cell office:value-type="float" office:value="0.0696186357270053" calcext:value-type="float">
            <text:p>6.961864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35660100011965" calcext:value-type="float">
            <text:p>2.356601e-01</text:p>
          </table:table-cell>
          <table:table-cell office:value-type="float" office:value="0.435472856122361" calcext:value-type="float">
            <text:p>4.354729e-01</text:p>
          </table:table-cell>
          <table:table-cell office:value-type="float" office:value="0.490458821588436" calcext:value-type="float">
            <text:p>4.904588e-01</text:p>
          </table:table-cell>
          <table:table-cell office:value-type="float" office:value="0.1536829" calcext:value-type="float">
            <text:p>1.536829e-01</text:p>
          </table:table-cell>
          <table:table-cell office:value-type="float" office:value="0.0603282524600027" calcext:value-type="float">
            <text:p>6.032825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01291476964778" calcext:value-type="float">
            <text:p>2.012915e-01</text:p>
          </table:table-cell>
          <table:table-cell office:value-type="float" office:value="0.370855790657261" calcext:value-type="float">
            <text:p>3.708558e-01</text:p>
          </table:table-cell>
          <table:table-cell office:value-type="float" office:value="0.419666515600877" calcext:value-type="float">
            <text:p>4.196665e-01</text:p>
          </table:table-cell>
          <table:table-cell office:value-type="float" office:value="0.1319395" calcext:value-type="float">
            <text:p>1.319395e-01</text:p>
          </table:table-cell>
          <table:table-cell office:value-type="float" office:value="0.0522951516731994" calcext:value-type="float">
            <text:p>5.229515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7217825179038" calcext:value-type="float">
            <text:p>1.721783e-01</text:p>
          </table:table-cell>
          <table:table-cell office:value-type="float" office:value="0.316229047168614" calcext:value-type="float">
            <text:p>3.162290e-01</text:p>
          </table:table-cell>
          <table:table-cell office:value-type="float" office:value="0.359629870648389" calcext:value-type="float">
            <text:p>3.596299e-01</text:p>
          </table:table-cell>
          <table:table-cell office:value-type="float" office:value="0.11346" calcext:value-type="float">
            <text:p>1.134600e-01</text:p>
          </table:table-cell>
          <table:table-cell office:value-type="float" office:value="0.0454273922043806" calcext:value-type="float">
            <text:p>4.542739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47660449497121" calcext:value-type="float">
            <text:p>1.476604e-01</text:p>
          </table:table-cell>
          <table:table-cell office:value-type="float" office:value="0.270321816792713" calcext:value-type="float">
            <text:p>2.703218e-01</text:p>
          </table:table-cell>
          <table:table-cell office:value-type="float" office:value="0.309006474245462" calcext:value-type="float">
            <text:p>3.090065e-01</text:p>
          </table:table-cell>
          <table:table-cell office:value-type="float" office:value="0.0978422" calcext:value-type="float">
            <text:p>9.784220e-02</text:p>
          </table:table-cell>
          <table:table-cell office:value-type="float" office:value="0.0395868040485331" calcext:value-type="float">
            <text:p>3.958680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27051006567575" calcext:value-type="float">
            <text:p>1.270510e-01</text:p>
          </table:table-cell>
          <table:table-cell office:value-type="float" office:value="0.231819042053829" calcext:value-type="float">
            <text:p>2.318190e-01</text:p>
          </table:table-cell>
          <table:table-cell office:value-type="float" office:value="0.26639884466669" calcext:value-type="float">
            <text:p>2.663988e-01</text:p>
          </table:table-cell>
          <table:table-cell office:value-type="float" office:value="0.0846657" calcext:value-type="float">
            <text:p>8.466570e-02</text:p>
          </table:table-cell>
          <table:table-cell office:value-type="float" office:value="0.0346266945648202" calcext:value-type="float">
            <text:p>3.462669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09716364919526" calcext:value-type="float">
            <text:p>1.097164e-01</text:p>
          </table:table-cell>
          <table:table-cell office:value-type="float" office:value="0.199509100129814" calcext:value-type="float">
            <text:p>1.995091e-01</text:p>
          </table:table-cell>
          <table:table-cell office:value-type="float" office:value="0.230513453353281" calcext:value-type="float">
            <text:p>2.305135e-01</text:p>
          </table:table-cell>
          <table:table-cell office:value-type="float" office:value="0.0735401" calcext:value-type="float">
            <text:p>7.354010e-02</text:p>
          </table:table-cell>
          <table:table-cell office:value-type="float" office:value="0.030409797664149" calcext:value-type="float">
            <text:p>3.040980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951049036644325" calcext:value-type="float">
            <text:p>9.510490e-02</text:p>
          </table:table-cell>
          <table:table-cell office:value-type="float" office:value="0.172340452349011" calcext:value-type="float">
            <text:p>1.723405e-01</text:p>
          </table:table-cell>
          <table:table-cell office:value-type="float" office:value="0.200222977097275" calcext:value-type="float">
            <text:p>2.002230e-01</text:p>
          </table:table-cell>
          <table:table-cell office:value-type="float" office:value="0.0641248" calcext:value-type="float">
            <text:p>6.412480e-02</text:p>
          </table:table-cell>
          <table:table-cell office:value-type="float" office:value="0.0268156988328047" calcext:value-type="float">
            <text:p>2.681570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827502971891293" calcext:value-type="float">
            <text:p>8.275030e-02</text:p>
          </table:table-cell>
          <table:table-cell office:value-type="float" office:value="0.149425589926365" calcext:value-type="float">
            <text:p>1.494256e-01</text:p>
          </table:table-cell>
          <table:table-cell office:value-type="float" office:value="0.174574279090813" calcext:value-type="float">
            <text:p>1.745743e-01</text:p>
          </table:table-cell>
          <table:table-cell office:value-type="float" office:value="0.0561308" calcext:value-type="float">
            <text:p>5.613080e-02</text:p>
          </table:table-cell>
          <table:table-cell office:value-type="float" office:value="0.0237418036137936" calcext:value-type="float">
            <text:p>2.374180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722656944808721" calcext:value-type="float">
            <text:p>7.226569e-02</text:p>
          </table:table-cell>
          <table:table-cell office:value-type="float" office:value="0.130028633078524" calcext:value-type="float">
            <text:p>1.300286e-01</text:p>
          </table:table-cell>
          <table:table-cell office:value-type="float" office:value="0.152775439721084" calcext:value-type="float">
            <text:p>1.527754e-01</text:p>
          </table:table-cell>
          <table:table-cell office:value-type="float" office:value="0.0493181" calcext:value-type="float">
            <text:p>4.931810e-02</text:p>
          </table:table-cell>
          <table:table-cell office:value-type="float" office:value="0.0211022399946542" calcext:value-type="float">
            <text:p>2.110224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633331971379845" calcext:value-type="float">
            <text:p>6.333320e-02</text:p>
          </table:table-cell>
          <table:table-cell office:value-type="float" office:value="0.113546447858196" calcext:value-type="float">
            <text:p>1.135464e-01</text:p>
          </table:table-cell>
          <table:table-cell office:value-type="float" office:value="0.134175803947175" calcext:value-type="float">
            <text:p>1.341758e-01</text:p>
          </table:table-cell>
          <table:table-cell office:value-type="float" office:value="0.0434885" calcext:value-type="float">
            <text:p>4.348850e-02</text:p>
          </table:table-cell>
          <table:table-cell office:value-type="float" office:value="0.0188260505756154" calcext:value-type="float">
            <text:p>1.882605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556926657641646" calcext:value-type="float">
            <text:p>5.569267e-02</text:p>
          </table:table-cell>
          <table:table-cell office:value-type="float" office:value="0.0994858172524108" calcext:value-type="float">
            <text:p>9.948582e-02</text:p>
          </table:table-cell>
          <table:table-cell office:value-type="float" office:value="0.118241040521139" calcext:value-type="float">
            <text:p>1.182410e-01</text:p>
          </table:table-cell>
          <table:table-cell office:value-type="float" office:value="0.0384799" calcext:value-type="float">
            <text:p>3.847990e-02</text:p>
          </table:table-cell>
          <table:table-cell office:value-type="float" office:value="0.0168548682143726" calcext:value-type="float">
            <text:p>1.685487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491307502349069" calcext:value-type="float">
            <text:p>4.913075e-02</text:p>
          </table:table-cell>
          <table:table-cell office:value-type="float" office:value="0.0874434306637041" calcext:value-type="float">
            <text:p>8.744343e-02</text:p>
          </table:table-cell>
          <table:table-cell office:value-type="float" office:value="0.104534586048461" calcext:value-type="float">
            <text:p>1.045346e-01</text:p>
          </table:table-cell>
          <table:table-cell office:value-type="float" office:value="0.0341589" calcext:value-type="float">
            <text:p>3.415890e-02</text:p>
          </table:table-cell>
          <table:table-cell office:value-type="float" office:value="0.0151405271054398" calcext:value-type="float">
            <text:p>1.514053e-0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434732780456309" calcext:value-type="float">
            <text:p>4.347328e-02</text:p>
          </table:table-cell>
          <table:table-cell office:value-type="float" office:value="0.0770895372891179" calcext:value-type="float">
            <text:p>7.708954e-02</text:p>
          </table:table-cell>
          <table:table-cell office:value-type="float" office:value="0.0926982909436022" calcext:value-type="float">
            <text:p>9.269829e-02</text:p>
          </table:table-cell>
          <table:table-cell office:value-type="float" office:value="0.0304161" calcext:value-type="float">
            <text:p>3.041610e-02</text:p>
          </table:table-cell>
          <table:table-cell office:value-type="float" office:value="0.0136433195137313" calcext:value-type="float">
            <text:p>1.364332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.2493782" calcext:value-type="float">
            <text:p>50.249378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590402030954544" calcext:value-type="float">
            <text:p>5.904020e-01</text:p>
          </table:table-cell>
          <table:table-cell office:value-type="float" office:value="1.07806670099529" calcext:value-type="float">
            <text:p>1.078067e+00</text:p>
          </table:table-cell>
          <table:table-cell office:value-type="float" office:value="1.24616582006652" calcext:value-type="float">
            <text:p>1.246166e+00</text:p>
          </table:table-cell>
          <table:table-cell office:value-type="float" office:value="0.5094503" calcext:value-type="float">
            <text:p>5.094503e-01</text:p>
          </table:table-cell>
          <table:table-cell office:value-type="float" office:value="0.227597635314319" calcext:value-type="float">
            <text:p>2.275976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.2015343" calcext:value-type="float">
            <text:p>52.201534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578841051122864" calcext:value-type="float">
            <text:p>5.788411e-01</text:p>
          </table:table-cell>
          <table:table-cell office:value-type="float" office:value="1.05592943042338" calcext:value-type="float">
            <text:p>1.055929e+00</text:p>
          </table:table-cell>
          <table:table-cell office:value-type="float" office:value="1.22135952180944" calcext:value-type="float">
            <text:p>1.221360e+00</text:p>
          </table:table-cell>
          <table:table-cell office:value-type="float" office:value="0.4984716" calcext:value-type="float">
            <text:p>4.984716e-01</text:p>
          </table:table-cell>
          <table:table-cell office:value-type="float" office:value="0.222983596497369" calcext:value-type="float">
            <text:p>2.229836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5.9016991" calcext:value-type="float">
            <text:p>55.901699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556904046558146" calcext:value-type="float">
            <text:p>5.569040e-01</text:p>
          </table:table-cell>
          <table:table-cell office:value-type="float" office:value="1.01402007623548" calcext:value-type="float">
            <text:p>1.014020e+00</text:p>
          </table:table-cell>
          <table:table-cell office:value-type="float" office:value="1.17436610613613" calcext:value-type="float">
            <text:p>1.174366e+00</text:p>
          </table:table-cell>
          <table:table-cell office:value-type="float" office:value="0.4777993" calcext:value-type="float">
            <text:p>4.777993e-01</text:p>
          </table:table-cell>
          <table:table-cell office:value-type="float" office:value="0.214286182074312" calcext:value-type="float">
            <text:p>2.142862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1.0327797" calcext:value-type="float">
            <text:p>61.032779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526679296338449" calcext:value-type="float">
            <text:p>5.266793e-01</text:p>
          </table:table-cell>
          <table:table-cell office:value-type="float" office:value="0.95648109766396" calcext:value-type="float">
            <text:p>9.564811e-01</text:p>
          </table:table-cell>
          <table:table-cell office:value-type="float" office:value="1.1097750754235" calcext:value-type="float">
            <text:p>1.109775e+00</text:p>
          </table:table-cell>
          <table:table-cell office:value-type="float" office:value="0.4496484" calcext:value-type="float">
            <text:p>4.496484e-01</text:p>
          </table:table-cell>
          <table:table-cell office:value-type="float" office:value="0.202420929741919" calcext:value-type="float">
            <text:p>2.024209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7.2681198" calcext:value-type="float">
            <text:p>67.268119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490706405723364" calcext:value-type="float">
            <text:p>4.907064e-01</text:p>
          </table:table-cell>
          <table:table-cell office:value-type="float" office:value="0.888302441688621" calcext:value-type="float">
            <text:p>8.883024e-01</text:p>
          </table:table-cell>
          <table:table-cell office:value-type="float" office:value="1.03312707359397" calcext:value-type="float">
            <text:p>1.033127e+00</text:p>
          </table:table-cell>
          <table:table-cell office:value-type="float" office:value="0.4166251" calcext:value-type="float">
            <text:p>4.166251e-01</text:p>
          </table:table-cell>
          <table:table-cell office:value-type="float" office:value="0.188466663151485" calcext:value-type="float">
            <text:p>1.88466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4.3303452" calcext:value-type="float">
            <text:p>74.330345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451522741251343" calcext:value-type="float">
            <text:p>4.515227e-01</text:p>
          </table:table-cell>
          <table:table-cell office:value-type="float" office:value="0.814413178217954" calcext:value-type="float">
            <text:p>8.144132e-01</text:p>
          </table:table-cell>
          <table:table-cell office:value-type="float" office:value="0.949905081489078" calcext:value-type="float">
            <text:p>9.499051e-01</text:p>
          </table:table-cell>
          <table:table-cell office:value-type="float" office:value="0.381222" calcext:value-type="float">
            <text:p>3.812220e-01</text:p>
          </table:table-cell>
          <table:table-cell office:value-type="float" office:value="0.173459463644341" calcext:value-type="float">
            <text:p>1.734595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2.0060959" calcext:value-type="float">
            <text:p>82.00609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41133411486022" calcext:value-type="float">
            <text:p>4.113341e-01</text:p>
          </table:table-cell>
          <table:table-cell office:value-type="float" office:value="0.73903411752982" calcext:value-type="float">
            <text:p>7.390341e-01</text:p>
          </table:table-cell>
          <table:table-cell office:value-type="float" office:value="0.864820911065629" calcext:value-type="float">
            <text:p>8.648209e-01</text:p>
          </table:table-cell>
          <table:table-cell office:value-type="float" office:value="0.3454917" calcext:value-type="float">
            <text:p>3.454917e-01</text:p>
          </table:table-cell>
          <table:table-cell office:value-type="float" office:value="0.158257018298336" calcext:value-type="float">
            <text:p>1.582570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90.1387787" calcext:value-type="float">
            <text:p>90.138778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371847327546038" calcext:value-type="float">
            <text:p>3.718473e-01</text:p>
          </table:table-cell>
          <table:table-cell office:value-type="float" office:value="0.665375679621224" calcext:value-type="float">
            <text:p>6.653757e-01</text:p>
          </table:table-cell>
          <table:table-cell office:value-type="float" office:value="0.781474015539823" calcext:value-type="float">
            <text:p>7.814740e-01</text:p>
          </table:table-cell>
          <table:table-cell office:value-type="float" office:value="0.3109258" calcext:value-type="float">
            <text:p>3.109258e-01</text:p>
          </table:table-cell>
          <table:table-cell office:value-type="float" office:value="0.143487225851208" calcext:value-type="float">
            <text:p>1.434872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98.6154175" calcext:value-type="float">
            <text:p>98.61541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334246662791099" calcext:value-type="float">
            <text:p>3.342467e-01</text:p>
          </table:table-cell>
          <table:table-cell office:value-type="float" office:value="0.595611119570462" calcext:value-type="float">
            <text:p>5.956111e-01</text:p>
          </table:table-cell>
          <table:table-cell office:value-type="float" office:value="0.70231956519023" calcext:value-type="float">
            <text:p>7.023196e-01</text:p>
          </table:table-cell>
          <table:table-cell office:value-type="float" office:value="0.2784766" calcext:value-type="float">
            <text:p>2.784766e-01</text:p>
          </table:table-cell>
          <table:table-cell office:value-type="float" office:value="0.129555750855059" calcext:value-type="float">
            <text:p>1.295558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7.354553" calcext:value-type="float">
            <text:p>107.35455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99253212674138" calcext:value-type="float">
            <text:p>2.992532e-01</text:p>
          </table:table-cell>
          <table:table-cell office:value-type="float" office:value="0.531025056317606" calcext:value-type="float">
            <text:p>5.310251e-01</text:p>
          </table:table-cell>
          <table:table-cell office:value-type="float" office:value="0.62882387829212" calcext:value-type="float">
            <text:p>6.288239e-01</text:p>
          </table:table-cell>
          <table:table-cell office:value-type="float" office:value="0.248659" calcext:value-type="float">
            <text:p>2.486590e-01</text:p>
          </table:table-cell>
          <table:table-cell office:value-type="float" office:value="0.116687732939552" calcext:value-type="float">
            <text:p>1.16687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16.297035" calcext:value-type="float">
            <text:p>116.29703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66303043340347" calcext:value-type="float">
            <text:p>2.663030e-01</text:p>
          </table:table-cell>
          <table:table-cell office:value-type="float" office:value="0.470921912955219" calcext:value-type="float">
            <text:p>4.709219e-01</text:p>
          </table:table-cell>
          <table:table-cell office:value-type="float" office:value="0.560152935197836" calcext:value-type="float">
            <text:p>5.601529e-01</text:p>
          </table:table-cell>
          <table:table-cell office:value-type="float" office:value="0.2216681" calcext:value-type="float">
            <text:p>2.216681e-01</text:p>
          </table:table-cell>
          <table:table-cell office:value-type="float" office:value="0.104974403047251" calcext:value-type="float">
            <text:p>1.049744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.399361" calcext:value-type="float">
            <text:p>125.39936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36066427898616" calcext:value-type="float">
            <text:p>2.360664e-01</text:p>
          </table:table-cell>
          <table:table-cell office:value-type="float" office:value="0.416225837246463" calcext:value-type="float">
            <text:p>4.162258e-01</text:p>
          </table:table-cell>
          <table:table-cell office:value-type="float" office:value="0.497412709808565" calcext:value-type="float">
            <text:p>4.974127e-01</text:p>
          </table:table-cell>
          <table:table-cell office:value-type="float" office:value="0.1974888" calcext:value-type="float">
            <text:p>1.974888e-01</text:p>
          </table:table-cell>
          <table:table-cell office:value-type="float" office:value="0.0944188603184554" calcext:value-type="float">
            <text:p>9.441886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4.62912" calcext:value-type="float">
            <text:p>134.6291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209262219706537" calcext:value-type="float">
            <text:p>2.092622e-01</text:p>
          </table:table-cell>
          <table:table-cell office:value-type="float" office:value="0.367840966435687" calcext:value-type="float">
            <text:p>3.678410e-01</text:p>
          </table:table-cell>
          <table:table-cell office:value-type="float" office:value="0.441726335281404" calcext:value-type="float">
            <text:p>4.417263e-01</text:p>
          </table:table-cell>
          <table:table-cell office:value-type="float" office:value="0.1759787" calcext:value-type="float">
            <text:p>1.759787e-01</text:p>
          </table:table-cell>
          <table:table-cell office:value-type="float" office:value="0.0849697106765332" calcext:value-type="float">
            <text:p>8.496971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43.961807" calcext:value-type="float">
            <text:p>143.96180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85610802493904" calcext:value-type="float">
            <text:p>1.856108e-01</text:p>
          </table:table-cell>
          <table:table-cell office:value-type="float" office:value="0.32524251762109" calcext:value-type="float">
            <text:p>3.252425e-01</text:p>
          </table:table-cell>
          <table:table-cell office:value-type="float" office:value="0.392526359013976" calcext:value-type="float">
            <text:p>3.925264e-01</text:p>
          </table:table-cell>
          <table:table-cell office:value-type="float" office:value="0.1569285" calcext:value-type="float">
            <text:p>1.569285e-01</text:p>
          </table:table-cell>
          <table:table-cell office:value-type="float" office:value="0.0765462473428555" calcext:value-type="float">
            <text:p>7.654625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53.378616" calcext:value-type="float">
            <text:p>153.37861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64798531429203" calcext:value-type="float">
            <text:p>1.647985e-01</text:p>
          </table:table-cell>
          <table:table-cell office:value-type="float" office:value="0.287843985314677" calcext:value-type="float">
            <text:p>2.878440e-01</text:p>
          </table:table-cell>
          <table:table-cell office:value-type="float" office:value="0.349174496591721" calcext:value-type="float">
            <text:p>3.491745e-01</text:p>
          </table:table-cell>
          <table:table-cell office:value-type="float" office:value="0.1401008" calcext:value-type="float">
            <text:p>1.401008e-01</text:p>
          </table:table-cell>
          <table:table-cell office:value-type="float" office:value="0.0690545921925206" calcext:value-type="float">
            <text:p>6.905459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62.864975" calcext:value-type="float">
            <text:p>162.86497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46509970704011" calcext:value-type="float">
            <text:p>1.465100e-01</text:p>
          </table:table-cell>
          <table:table-cell office:value-type="float" office:value="0.255059427705036" calcext:value-type="float">
            <text:p>2.550594e-01</text:p>
          </table:table-cell>
          <table:table-cell office:value-type="float" office:value="0.311027076391831" calcext:value-type="float">
            <text:p>3.110271e-01</text:p>
          </table:table-cell>
          <table:table-cell office:value-type="float" office:value="0.1252548" calcext:value-type="float">
            <text:p>1.252548e-01</text:p>
          </table:table-cell>
          <table:table-cell office:value-type="float" office:value="0.0623984136145565" calcext:value-type="float">
            <text:p>6.239841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2.409393" calcext:value-type="float">
            <text:p>172.40939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30446027174214" calcext:value-type="float">
            <text:p>1.304460e-01</text:p>
          </table:table-cell>
          <table:table-cell office:value-type="float" office:value="0.226333059678123" calcext:value-type="float">
            <text:p>2.263331e-01</text:p>
          </table:table-cell>
          <table:table-cell office:value-type="float" office:value="0.277471353357379" calcext:value-type="float">
            <text:p>2.774714e-01</text:p>
          </table:table-cell>
          <table:table-cell office:value-type="float" office:value="0.1121609" calcext:value-type="float">
            <text:p>1.121609e-01</text:p>
          </table:table-cell>
          <table:table-cell office:value-type="float" office:value="0.0564848665308281" calcext:value-type="float">
            <text:p>5.648487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2.002747" calcext:value-type="float">
            <text:p>182.00274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16331114267654" calcext:value-type="float">
            <text:p>1.163311e-01</text:p>
          </table:table-cell>
          <table:table-cell office:value-type="float" office:value="0.201156444953138" calcext:value-type="float">
            <text:p>2.011564e-01</text:p>
          </table:table-cell>
          <table:table-cell office:value-type="float" office:value="0.247943466358154" calcext:value-type="float">
            <text:p>2.479435e-01</text:p>
          </table:table-cell>
          <table:table-cell office:value-type="float" office:value="0.1006072" calcext:value-type="float">
            <text:p>1.006072e-01</text:p>
          </table:table-cell>
          <table:table-cell office:value-type="float" office:value="0.0512276269709134" calcext:value-type="float">
            <text:p>5.122763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91.63768" calcext:value-type="float">
            <text:p>191.6376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103918301042748" calcext:value-type="float">
            <text:p>1.039183e-01</text:p>
          </table:table-cell>
          <table:table-cell office:value-type="float" office:value="0.179073851010095" calcext:value-type="float">
            <text:p>1.790739e-01</text:p>
          </table:table-cell>
          <table:table-cell office:value-type="float" office:value="0.221937616397313" calcext:value-type="float">
            <text:p>2.219376e-01</text:p>
          </table:table-cell>
          <table:table-cell office:value-type="float" office:value="0.0904028" calcext:value-type="float">
            <text:p>9.040280e-02</text:p>
          </table:table-cell>
          <table:table-cell office:value-type="float" office:value="0.0465484416422535" calcext:value-type="float">
            <text:p>4.654844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1.308228" calcext:value-type="float">
            <text:p>201.3082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0.0929893121884854" calcext:value-type="float">
            <text:p>9.298931e-02</text:p>
          </table:table-cell>
          <table:table-cell office:value-type="float" office:value="0.15968196725153" calcext:value-type="float">
            <text:p>1.596820e-01</text:p>
          </table:table-cell>
          <table:table-cell office:value-type="float" office:value="0.199004470401524" calcext:value-type="float">
            <text:p>1.990045e-01</text:p>
          </table:table-cell>
          <table:table-cell office:value-type="float" office:value="0.0813783" calcext:value-type="float">
            <text:p>8.137830e-02</text:p>
          </table:table-cell>
          <table:table-cell office:value-type="float" office:value="0.0423777090189583" calcext:value-type="float">
            <text:p>4.237771e-02</text:p>
          </table:table-cell>
        </table:table-row>
        <table:table-row table:style-name="ro1" table:number-rows-repeated="10484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6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23:46:35.083094465</dc:date>
    <dc:creator>nick </dc:creator>
    <meta:editing-duration>PT5H47M26S</meta:editing-duration>
    <meta:editing-cycles>7</meta:editing-cycles>
    <meta:generator>LibreOffice/4.3.7.2$Linux_X86_64 LibreOffice_project/430m0$Build-2</meta:generator>
    <meta:document-statistic meta:table-count="2" meta:cell-count="3827" meta:object-count="0"/>
  </office:meta>
</office:document-meta>
</file>